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083cm" style:rel-column-width="4175*"/>
    </style:style>
    <style:style style:name="Таблица2.B" style:family="table-column">
      <style:table-column-properties style:column-width="1.178cm" style:rel-column-width="4542*"/>
    </style:style>
    <style:style style:name="Таблица2.C" style:family="table-column">
      <style:table-column-properties style:column-width="14.737cm" style:rel-column-width="56818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style:font-name="Courier New1"/>
    </style:style>
    <style:style style:name="P2" style:family="paragraph" style:parent-style-name="Standard">
      <style:text-properties style:font-name="Courier New1"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style:font-name="Times New Roman" fo:language="en" fo:country="US"/>
    </style:style>
    <style:style style:name="P7" style:family="paragraph" style:parent-style-name="Standard">
      <style:text-properties style:font-name="Times New Roman"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Table_20_Contents">
      <style:text-properties style:font-name="Courier New1"/>
    </style:style>
    <style:style style:name="P10" style:family="paragraph" style:parent-style-name="Table_20_Contents">
      <style:text-properties style:font-name="Courier New1" fo:language="en" fo:country="US"/>
    </style:style>
    <style:style style:name="P11" style:family="paragraph" style:parent-style-name="Table_20_Contents">
      <style:text-properties style:font-name="Times New Roman" fo:language="ru" fo:country="RU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text-properties style:font-name="Courier New1"/>
    </style:style>
    <style:style style:name="P14" style:family="paragraph" style:parent-style-name="Text_20_body">
      <style:text-properties style:font-name="Courier New1" fo:language="en" fo:country="US"/>
    </style:style>
    <style:style style:name="P15" style:family="paragraph" style:parent-style-name="Text_20_body">
      <style:text-properties style:font-name="Courier New1" fo:language="ru" fo:country="RU"/>
    </style:style>
    <style:style style:name="P16" style:family="paragraph" style:parent-style-name="Text_20_body">
      <style:paragraph-properties fo:text-align="start" style:justify-single-word="false"/>
      <style:text-properties style:font-name="Courier New1"/>
    </style:style>
    <style:style style:name="P17" style:family="paragraph" style:parent-style-name="Text_20_body">
      <style:text-properties style:font-name="Courier New1" fo:font-size="10pt" style:font-size-asian="10pt" style:font-size-complex="10pt"/>
    </style:style>
    <style:style style:name="P18" style:family="paragraph" style:parent-style-name="Text_20_body">
      <style:text-properties style:font-name="Courier New1" fo:font-size="11pt" style:font-size-asian="11pt" style:font-size-complex="11pt"/>
    </style:style>
    <style:style style:name="P19" style:family="paragraph" style:parent-style-name="Text_20_body">
      <style:text-properties style:font-name="Times New Roman"/>
    </style:style>
    <style:style style:name="P20" style:family="paragraph" style:parent-style-name="Text_20_body">
      <style:text-properties style:font-name="Times New Roman" fo:language="ru" fo:country="RU"/>
    </style:style>
    <style:style style:name="P21" style:family="paragraph" style:parent-style-name="Text_20_body">
      <style:text-properties style:font-name="Times New Roman" fo:language="en" fo:country="US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-0.025cm"/>
        </style:tab-stops>
      </style:paragraph-properties>
      <style:text-properties fo:language="ru" fo:country="RU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-0.025cm"/>
        </style:tab-stops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/>
    </style:style>
    <style:style style:name="P27" style:family="paragraph" style:parent-style-name="Код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Times New Roman" fo:language="en" fo:country="US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language="en" fo:country="US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Times New Roman" fo:language="ru" fo:country="RU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language="ru" fo:country="RU"/>
    </style:style>
    <style:style style:name="P32" style:family="paragraph" style:parent-style-name="Код">
      <style:text-properties style:font-name="Courier New1"/>
    </style:style>
    <style:style style:name="P33" style:family="paragraph" style:parent-style-name="Код">
      <style:text-properties style:font-name="Courier New1" fo:font-size="11pt" style:font-size-asian="11pt" style:font-size-complex="11pt"/>
    </style:style>
    <style:style style:name="P34" style:family="paragraph" style:parent-style-name="Код">
      <style:text-properties style:font-name="Courier New1" fo:language="ru" fo:country="RU"/>
    </style:style>
    <style:style style:name="P35" style:family="paragraph" style:parent-style-name="Код">
      <style:text-properties fo:font-size="11pt" style:font-size-asian="11pt" style:font-size-complex="11pt"/>
    </style:style>
    <style:style style:name="P36" style:family="paragraph" style:parent-style-name="Код">
      <style:text-properties style:font-name="Times New Roman"/>
    </style:style>
    <style:style style:name="P37" style:family="paragraph" style:parent-style-name="Код">
      <style:text-properties fo:font-size="10.5pt" style:font-size-asian="10.5pt" style:font-size-complex="10.5pt"/>
    </style:style>
    <style:style style:name="P38" style:family="paragraph" style:parent-style-name="Код">
      <style:text-properties fo:language="ru" fo:country="RU"/>
    </style:style>
    <style:style style:name="P39" style:family="paragraph" style:parent-style-name="Код">
      <style:text-properties fo:font-size="10pt" style:font-size-asian="10pt" style:font-size-complex="10pt"/>
    </style:style>
    <style:style style:name="P40" style:family="paragraph" style:parent-style-name="Text_20_body">
      <style:paragraph-properties fo:margin-left="1.251cm" fo:margin-right="0cm" fo:text-indent="-0.635cm" style:auto-text-indent="false"/>
      <style:text-properties style:font-name="Times New Roman" fo:language="en" fo:country="US"/>
    </style:style>
    <style:style style:name="P41" style:family="paragraph" style:parent-style-name="Text_20_body">
      <style:paragraph-properties fo:margin-left="1.251cm" fo:margin-right="0cm" fo:text-indent="-0.635cm" style:auto-text-indent="false"/>
      <style:text-properties style:font-name="Times New Roman" fo:language="ru" fo:country="RU"/>
    </style:style>
    <style:style style:name="P42" style:family="paragraph" style:parent-style-name="Text_20_body">
      <style:paragraph-properties fo:margin-left="1.251cm" fo:margin-right="0cm" fo:text-indent="0cm" style:auto-text-indent="false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Courier New1" fo:language="en" fo:country="US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1" fo:language="ru" fo:country="RU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Times New Roman" fo:language="ru" fo:country="RU"/>
    </style:style>
    <style:style style:name="P4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Times New Roman" fo:language="ru" fo:country="RU"/>
    </style:style>
    <style:style style:name="P4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Times New Roman" fo:language="en" fo:country="US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language="ru" fo:country="RU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/>
    </style:style>
    <style:style style:name="P51" style:family="paragraph" style:parent-style-name="Text_20_body">
      <style:paragraph-properties fo:margin-left="2.501cm" fo:margin-right="0cm" fo:text-indent="0cm" style:auto-text-indent="false"/>
      <style:text-properties style:font-name="Times New Roman" fo:language="ru" fo:country="RU"/>
    </style:style>
    <style:style style:name="P5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font-name="Times New Roman" fo:language="ru" fo:country="RU"/>
    </style:style>
    <style:style style:name="P53" style:family="paragraph" style:parent-style-name="Text_20_body">
      <style:paragraph-properties fo:margin-left="2.501cm" fo:margin-right="0cm" fo:text-indent="0cm" style:auto-text-indent="false"/>
      <style:text-properties style:font-name="Times New Roman" fo:language="en" fo:country="US"/>
    </style:style>
    <style:style style:name="P5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font-name="Times New Roman" fo:language="en" fo:country="US"/>
    </style:style>
    <style:style style:name="P55" style:family="paragraph" style:parent-style-name="Text_20_body">
      <style:paragraph-properties fo:margin-left="2.501cm" fo:margin-right="0cm" fo:text-indent="0cm" style:auto-text-indent="false"/>
      <style:text-properties style:font-name="Courier New1" fo:language="en" fo:country="US"/>
    </style:style>
    <style:style style:name="P56" style:family="paragraph" style:parent-style-name="Text_20_body">
      <style:paragraph-properties fo:margin-left="2.501cm" fo:margin-right="0cm" fo:text-indent="0cm" style:auto-text-indent="false"/>
      <style:text-properties style:font-name="Courier New1" fo:language="ru" fo:country="RU"/>
    </style:style>
    <style:style style:name="P57" style:family="paragraph" style:parent-style-name="Standard">
      <style:paragraph-properties fo:margin-left="2.501cm" fo:margin-right="0cm" fo:text-indent="0cm" style:auto-text-indent="false"/>
      <style:text-properties style:font-name="Courier New1" fo:language="en" fo:country="US"/>
    </style:style>
    <style:style style:name="P58" style:family="paragraph" style:parent-style-name="Text_20_body">
      <style:paragraph-properties fo:margin-left="2.501cm" fo:margin-right="0cm" fo:text-indent="-0.635cm" style:auto-text-indent="false"/>
      <style:text-properties style:font-name="Times New Roman" fo:language="en" fo:country="US"/>
    </style:style>
    <style:style style:name="P59" style:family="paragraph" style:parent-style-name="Heading_20_2">
      <style:text-properties fo:language="ru" fo:country="RU"/>
    </style:style>
    <style:style style:name="P60" style:family="paragraph" style:parent-style-name="Heading_20_2">
      <style:text-properties fo:language="en" fo:country="US"/>
    </style:style>
    <style:style style:name="P61" style:family="paragraph" style:parent-style-name="Heading_20_2">
      <style:text-properties style:font-name="Times New Roman"/>
    </style:style>
    <style:style style:name="P62" style:family="paragraph" style:parent-style-name="Heading_20_2">
      <style:text-properties style:font-name="Times New Roman" fo:language="en" fo:country="US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5" style:family="paragraph" style:parent-style-name="Text_20_body" style:list-style-name="L8">
      <style:text-properties fo:language="ru" fo:country="RU"/>
    </style:style>
    <style:style style:name="P66" style:family="paragraph" style:parent-style-name="Text_20_body" style:list-style-name="L8">
      <style:text-properties fo:language="ru" fo:country="RU" fo:font-weight="bold" style:font-weight-asian="bold" style:font-weight-complex="bold"/>
    </style:style>
    <style:style style:name="P67" style:family="paragraph" style:parent-style-name="Text_20_body" style:list-style-name="L10">
      <style:text-properties fo:language="en" fo:country="US"/>
    </style:style>
    <style:style style:name="P68" style:family="paragraph" style:parent-style-name="Text_20_body" style:list-style-name="L15">
      <style:text-properties fo:language="en" fo:country="US"/>
    </style:style>
    <style:style style:name="P69" style:family="paragraph" style:parent-style-name="Text_20_body" style:list-style-name="L17">
      <style:text-properties fo:language="en" fo:country="US"/>
    </style:style>
    <style:style style:name="P70" style:family="paragraph" style:parent-style-name="Text_20_body" style:list-style-name="L16"/>
    <style:style style:name="P71" style:family="paragraph" style:parent-style-name="Text_20_body" style:list-style-name="L16">
      <style:text-properties style:font-name="Times New Roman"/>
    </style:style>
    <style:style style:name="P72" style:family="paragraph" style:parent-style-name="Text_20_body" style:list-style-name="L18">
      <style:text-properties style:font-name="Times New Roman" fo:language="ru" fo:country="RU"/>
    </style:style>
    <style:style style:name="P73" style:family="paragraph" style:parent-style-name="Text_20_body" style:list-style-name="L19">
      <style:text-properties style:font-name="Times New Roman" fo:language="ru" fo:country="RU"/>
    </style:style>
    <style:style style:name="P74" style:family="paragraph" style:parent-style-name="Text_20_body" style:list-style-name="L18">
      <style:text-properties style:font-name="Times New Roman" fo:language="en" fo:country="US"/>
    </style:style>
    <style:style style:name="P75" style:family="paragraph" style:parent-style-name="Text_20_body" style:list-style-name="L20">
      <style:text-properties style:font-name="Times New Roman"/>
    </style:style>
    <style:style style:name="P76" style:family="paragraph" style:parent-style-name="Text_20_body" style:list-style-name="L18"/>
    <style:style style:name="P77" style:family="paragraph" style:parent-style-name="Text_20_body" style:list-style-name="L21"/>
    <style:style style:name="P78" style:family="paragraph" style:parent-style-name="Text_20_body" style:list-style-name="L8">
      <style:paragraph-properties fo:margin-left="0cm" fo:margin-right="0cm" fo:text-indent="-0.635cm" style:auto-text-indent="false"/>
      <style:text-properties fo:language="ru" fo:country="RU"/>
    </style:style>
    <style:style style:name="P79" style:family="paragraph" style:parent-style-name="Text_20_body" style:list-style-name="L9">
      <style:paragraph-properties fo:margin-left="0.025cm" fo:margin-right="0cm" fo:text-align="justify" style:justify-single-word="false" fo:text-indent="-0.048cm" style:auto-text-indent="false">
        <style:tab-stops/>
      </style:paragraph-properties>
    </style:style>
    <style:style style:name="P80" style:family="paragraph" style:parent-style-name="Text_20_body" style:list-style-name="L8">
      <style:paragraph-properties fo:margin-left="1.251cm" fo:margin-right="0cm" fo:text-indent="-0.635cm" style:auto-text-indent="false"/>
      <style:text-properties fo:font-weight="bold" style:font-weight-asian="bold" style:font-weight-complex="bold"/>
    </style:style>
    <style:style style:name="P81" style:family="paragraph" style:parent-style-name="Text_20_body" style:list-style-name="L19">
      <style:paragraph-properties fo:margin-left="1.251cm" fo:margin-right="0cm" fo:text-indent="-0.635cm" style:auto-text-indent="false"/>
      <style:text-properties style:font-name="Times New Roman" fo:language="ru" fo:country="RU"/>
    </style:style>
    <style:style style:name="P82" style:family="paragraph" style:parent-style-name="Text_20_body" style:list-style-name="L8">
      <style:paragraph-properties fo:margin-left="1.251cm" fo:margin-right="0cm" fo:text-indent="0cm" style:auto-text-indent="false"/>
      <style:text-properties fo:language="ru" fo:country="RU"/>
    </style:style>
    <style:style style:name="P83" style:family="paragraph" style:parent-style-name="Text_20_body" style:list-style-name="L8">
      <style:paragraph-properties fo:margin-left="-0.025cm" fo:margin-right="0cm" fo:text-indent="0.025cm" style:auto-text-indent="false">
        <style:tab-stops/>
      </style:paragraph-properties>
    </style:style>
    <style:style style:name="P84" style:family="paragraph" style:parent-style-name="Text_20_body" style:list-style-name="L19">
      <style:paragraph-properties fo:margin-left="2.501cm" fo:margin-right="0cm" fo:text-indent="-0.635cm" style:auto-text-indent="false"/>
      <style:text-properties style:font-name="Times New Roman" fo:language="en" fo:country="US"/>
    </style:style>
    <style:style style:name="P85" style:family="paragraph" style:parent-style-name="Text_20_body" style:list-style-name="L20">
      <style:paragraph-properties fo:margin-left="2.501cm" fo:margin-right="0cm" fo:text-indent="0cm" style:auto-text-indent="false"/>
      <style:text-properties style:font-name="Times New Roman" fo:language="ru" fo:country="RU"/>
    </style:style>
    <style:style style:name="P86" style:family="paragraph" style:parent-style-name="Text_20_body" style:list-style-name="L19">
      <style:paragraph-properties fo:margin-left="2.501cm" fo:margin-right="0cm" fo:text-indent="0cm" style:auto-text-indent="false"/>
      <style:text-properties style:font-name="Times New Roman" fo:language="ru" fo:country="RU"/>
    </style:style>
    <style:style style:name="P87" style:family="paragraph" style:parent-style-name="Text_20_body" style:list-style-name="L20">
      <style:paragraph-properties fo:margin-left="2.501cm" fo:margin-right="0cm" fo:text-indent="0cm" style:auto-text-indent="false"/>
      <style:text-properties style:font-name="Times New Roman" fo:language="en" fo:country="US"/>
    </style:style>
    <style:style style:name="P88" style:family="paragraph" style:parent-style-name="Text_20_body" style:list-style-name="L20">
      <style:paragraph-properties fo:margin-left="2.501cm" fo:margin-right="0cm" fo:text-indent="0cm" style:auto-text-indent="false"/>
      <style:text-properties style:font-name="Courier New1" fo:language="en" fo:country="US"/>
    </style:style>
    <style:style style:name="P89" style:family="paragraph" style:parent-style-name="Text_20_body" style:list-style-name="L20">
      <style:paragraph-properties fo:margin-left="2.501cm" fo:margin-right="0cm" fo:text-indent="0cm" style:auto-text-indent="false"/>
      <style:text-properties style:font-name="Courier New1" fo:language="ru" fo:country="RU"/>
    </style:style>
    <style:style style:name="P90" style:family="paragraph" style:parent-style-name="Text_20_body" style:list-style-name="L22">
      <style:paragraph-properties fo:margin-left="0cm" fo:margin-right="0cm" fo:text-indent="0cm" style:auto-text-indent="false"/>
      <style:text-properties style:font-name="Courier New1" fo:language="en" fo:country="US"/>
    </style:style>
    <style:style style:name="P91" style:family="paragraph" style:parent-style-name="Код" style:list-style-name="L8"/>
    <style:style style:name="P92" style:family="paragraph" style:parent-style-name="Код" style:list-style-name="L8">
      <style:text-properties fo:font-size="11pt" style:font-size-asian="11pt" style:font-size-complex="11pt"/>
    </style:style>
    <style:style style:name="P93" style:family="paragraph" style:parent-style-name="Код" style:list-style-name="L8">
      <style:text-properties fo:language="ru" fo:country="RU"/>
    </style:style>
    <style:style style:name="P94" style:family="paragraph" style:parent-style-name="Код" style:list-style-name="L8">
      <style:text-properties fo:language="en" fo:country="US"/>
    </style:style>
    <style:style style:name="P95" style:family="paragraph" style:parent-style-name="Код" style:list-style-name="L8">
      <style:text-properties style:text-line-through-style="solid" fo:language="en" fo:country="US"/>
    </style:style>
    <style:style style:name="P96" style:family="paragraph" style:parent-style-name="Код" style:list-style-name="L8">
      <style:paragraph-properties fo:margin-left="1.251cm" fo:margin-right="0cm" fo:text-indent="-0.635cm" style:auto-text-indent="false"/>
    </style:style>
    <style:style style:name="P97" style:family="paragraph" style:parent-style-name="Код" style:list-style-name="L8">
      <style:paragraph-properties fo:margin-left="1.251cm" fo:margin-right="0cm" fo:text-indent="-0.635cm" style:auto-text-indent="false"/>
      <style:text-properties fo:language="ru" fo:country="RU"/>
    </style:style>
    <style:style style:name="P98" style:family="paragraph" style:parent-style-name="Код" style:list-style-name="L8">
      <style:paragraph-properties fo:margin-left="2.501cm" fo:margin-right="0cm" fo:text-indent="-0.635cm" style:auto-text-indent="false"/>
    </style:style>
    <style:style style:name="P99" style:family="paragraph" style:parent-style-name="Standard" style:list-style-name="L11"/>
    <style:style style:name="P100" style:family="paragraph" style:parent-style-name="Standard" style:list-style-name="L11">
      <style:text-properties fo:language="en" fo:country="US"/>
    </style:style>
    <style:style style:name="P101" style:family="paragraph" style:parent-style-name="Standard" style:list-style-name="L13">
      <style:text-properties fo:language="en" fo:country="US"/>
    </style:style>
    <style:style style:name="P102" style:family="paragraph" style:parent-style-name="Standard" style:list-style-name="L14">
      <style:text-properties fo:language="en" fo:country="US"/>
    </style:style>
    <style:style style:name="P103" style:family="paragraph" style:parent-style-name="Standard" style:list-style-name="L12"/>
    <style:style style:name="P104" style:family="paragraph" style:parent-style-name="Standard" style:list-style-name="L13"/>
    <style:style style:name="P105" style:family="paragraph" style:parent-style-name="Standard" style:list-style-name="L13">
      <style:text-properties fo:language="ru" fo:country="RU"/>
    </style:style>
    <style:style style:name="P106" style:family="paragraph" style:parent-style-name="Standard" style:list-style-name="L1">
      <style:paragraph-properties fo:margin-left="0.649cm" fo:margin-right="0cm" fo:text-indent="-0.649cm" style:auto-text-indent="false">
        <style:tab-stops>
          <style:tab-stop style:position="0.12cm"/>
        </style:tab-stops>
      </style:paragraph-properties>
      <style:text-properties fo:font-weight="bold" style:font-weight-asian="bold" style:font-weight-complex="bold"/>
    </style:style>
    <style:style style:name="P107" style:family="paragraph" style:parent-style-name="Standard" style:list-style-name="L4">
      <style:paragraph-properties fo:margin-left="0.649cm" fo:margin-right="0cm" fo:text-indent="-0.649cm" style:auto-text-indent="false">
        <style:tab-stops>
          <style:tab-stop style:position="-0.025cm"/>
        </style:tab-stops>
      </style:paragraph-properties>
      <style:text-properties fo:font-weight="bold" style:font-weight-asian="bold" style:font-weight-complex="bold"/>
    </style:style>
    <style:style style:name="P108" style:family="paragraph" style:parent-style-name="Standard" style:list-style-name="L6">
      <style:paragraph-properties fo:margin-left="0.649cm" fo:margin-right="0cm" fo:text-indent="-0.649cm" style:auto-text-indent="false">
        <style:tab-stops>
          <style:tab-stop style:position="-0.048cm"/>
        </style:tab-stops>
      </style:paragraph-properties>
      <style:text-properties fo:font-weight="bold" style:font-weight-asian="bold" style:font-weight-complex="bold"/>
    </style:style>
    <style:style style:name="P109" style:family="paragraph" style:parent-style-name="Standard" style:list-style-name="L2">
      <style:paragraph-properties fo:margin-left="0.649cm" fo:margin-right="0cm" fo:text-indent="-0.649cm" style:auto-text-indent="false">
        <style:tab-stops>
          <style:tab-stop style:position="-0.025cm"/>
        </style:tab-stops>
      </style:paragraph-properties>
    </style:style>
    <style:style style:name="P110" style:family="paragraph" style:parent-style-name="Standard" style:list-style-name="L7">
      <style:paragraph-properties fo:margin-left="0.649cm" fo:margin-right="0cm" fo:text-indent="-0.649cm" style:auto-text-indent="false">
        <style:tab-stops>
          <style:tab-stop style:position="0.025cm"/>
        </style:tab-stops>
      </style:paragraph-properties>
    </style:style>
    <style:style style:name="P111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-0.025cm"/>
        </style:tab-stops>
      </style:paragraph-properties>
    </style:style>
    <style:style style:name="P112" style:family="paragraph" style:parent-style-name="Standard" style:list-style-name="L3">
      <style:paragraph-properties fo:margin-left="0.626cm" fo:margin-right="0cm" fo:text-indent="-0.649cm" style:auto-text-indent="false">
        <style:tab-stops>
          <style:tab-stop style:position="-0.048cm"/>
        </style:tab-stops>
      </style:paragraph-properties>
    </style:style>
    <style:style style:name="P113" style:family="paragraph" style:parent-style-name="Standard" style:list-style-name="L5">
      <style:paragraph-properties fo:margin-left="0.674cm" fo:margin-right="0cm" fo:text-indent="-0.649cm" style:auto-text-indent="false">
        <style:tab-stops>
          <style:tab-stop style:position="0.025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ru" fo:country="RU"/>
    </style:style>
    <style:style style:name="T8" style:family="text">
      <style:text-properties style:font-name="Times New Roman" fo:language="en" fo:country="US"/>
    </style:style>
    <style:style style:name="T9" style:family="text">
      <style:text-properties style:font-name="Times New Roman" fo:language="en" fo:country="US" fo:font-weight="bold" style:font-weight-asian="bold" style:font-weight-complex="bold"/>
    </style:style>
    <style:style style:name="T10" style:family="text">
      <style:text-properties style:font-name="Times New Roman" fo:font-size="11pt" fo:language="ru" fo:country="RU" style:font-size-asian="11pt" style:font-size-complex="11pt"/>
    </style:style>
    <style:style style:name="T11" style:family="text">
      <style:text-properties style:font-name="Times New Roman" fo:font-size="12pt" fo:language="ru" fo:country="RU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1"/>
    </style:style>
    <style:style style:name="T14" style:family="text">
      <style:text-properties style:font-name="Courier New1" fo:language="en" fo:country="US"/>
    </style:style>
    <style:style style:name="T15" style:family="text">
      <style:text-properties style:font-name="Courier New1" fo:language="en" fo:country="US" fo:font-weight="bold" style:font-weight-asian="bold" style:font-weight-complex="bold"/>
    </style:style>
    <style:style style:name="T16" style:family="text">
      <style:text-properties style:font-name="Courier New1" fo:font-size="12pt" fo:language="en" fo:country="US" style:font-size-asian="12pt" style:font-size-complex="12pt"/>
    </style:style>
    <style:style style:name="T17" style:family="text">
      <style:text-properties style:font-name="Courier New1" fo:font-size="12pt" fo:language="ru" fo:country="RU" style:font-size-asian="12pt" style:font-size-complex="12pt"/>
    </style:style>
    <style:style style:name="T18" style:family="text">
      <style:text-properties style:font-name="Courier New1" fo:language="ru" fo:country="RU"/>
    </style:style>
    <style:style style:name="T19" style:family="text">
      <style:text-properties fo:font-size="11pt" fo:language="en" fo:country="US" style:font-size-asian="11pt" style:font-size-complex="11pt"/>
    </style:style>
    <style:style style:name="T20" style:family="text">
      <style:text-properties fo:font-size="11pt" fo:language="ru" fo:country="RU" style:font-size-asian="11pt" style:font-size-complex="11pt"/>
    </style:style>
    <style:style style:name="T21" style:family="text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style:text-line-through-style="solid" fo:language="en" fo:country="US"/>
    </style:style>
    <style:style style:name="T24" style:family="text">
      <style:text-properties style:text-line-through-style="solid" fo:language="ru" fo:country="RU"/>
    </style:style>
    <style:style style:name="T25" style:family="text">
      <style:text-properties fo:font-size="10pt" fo:language="ru" fo:country="RU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font-size="8pt" fo:language="en" fo:country="US" style:font-size-asian="8pt" style:font-size-complex="8pt"/>
    </style:style>
    <style:style style:name="T29" style:family="text">
      <style:text-properties fo:font-size="8pt" fo:language="ru" fo:country="RU" style:font-size-asian="8pt" style:font-size-complex="8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10.5pt" fo:language="ru" fo:country="RU" style:font-size-asian="10.5pt" style:font-size-complex="10.5pt"/>
    </style:style>
    <style:style style:name="T32" style:family="text">
      <style:text-properties fo:font-size="9pt" fo:language="ru" fo:country="RU" style:font-size-asian="9pt" style:font-size-complex="9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правка по описанию неба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64">1. Общий вид описания неба:<text:tab/>2</text:p>
          <text:p text:style-name="P64">2. Типы данных<text:tab/>4</text:p>
          <text:p text:style-name="P64">3. Модификаторы<text:tab/>5</text:p>
          <text:p text:style-name="P64">4. Контроллеры<text:tab/>7</text:p>
          <text:p text:style-name="P64">5. Время: начало отсчета и скорость хода<text:tab/>10</text:p>
          <text:p text:style-name="P64">6. Background<text:tab/>11</text:p>
          <text:p text:style-name="P64">7. BackgroundController<text:tab/>11</text:p>
          <text:p text:style-name="P64">8. Fog<text:tab/>12</text:p>
          <text:p text:style-name="P64">9. FogController<text:tab/>12</text:p>
          <text:p text:style-name="P64">10. FarClippingPlane<text:tab/>13</text:p>
          <text:p text:style-name="P64">11. FarClippingPlaneController<text:tab/>14</text:p>
          <text:p text:style-name="P64">12. Atmosphere<text:tab/>14</text:p>
          <text:p text:style-name="P64">13. AtmosphereController<text:tab/>15</text:p>
          <text:p text:style-name="P64">14. AtmosphereController (VAR:ALTITUDE_OF_BODY)<text:tab/>16</text:p>
          <text:p text:style-name="P64">15. Body<text:tab/>17</text:p>
          <text:p text:style-name="P64">16. BodyController<text:tab/>18</text:p>
          <text:p text:style-name="P64">17. CloudLayer<text:tab/>19</text:p>
          <text:p text:style-name="P64">18. CloudLayerController<text:tab/>20</text:p>
          <text:p text:style-name="P64">19. MatLibIni<text:tab/>21</text:p>
          <text:p text:style-name="P64">20. MaterialController<text:tab/>21</text:p>
          <text:p text:style-name="P64">21. Sound<text:tab/>22</text:p>
          <text:p text:style-name="P64">22. SoundController<text:tab/>23</text:p>
          <text:p text:style-name="P64">23. Overlay<text:tab/>24</text:p>
          <text:p text:style-name="P64">24. OverlayController<text:tab/>24</text:p>
          <text:p text:style-name="P64">25. Function<text:tab/>25</text:p>
        </text:index-body>
      </text:table-of-content>
      <text:p text:style-name="Standard"/>
      <text:h text:style-name="P63" text:outline-level="2">Общий вид описания неба:</text:h>
      <text:p text:style-name="Код">Sky( <text:span text:style-name="T1">имя_неба </text:span>)</text:p>
      <text:p text:style-name="Код">{</text:p>
      <text:p text:style-name="Код"><text:tab/><text:span text:style-name="T1">// Фон вьюпорта</text:span></text:p>
      <text:p text:style-name="Код"><text:tab/>Background( <text:span text:style-name="T1">имя _фона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><text:tab/></text:p>
      <text:p text:style-name="P35"><text:span text:style-name="T1"><text:tab/></text:span>// <text:span text:style-name="T1">Изменение фона вьюпорта в зависимости от чего-либо</text:span></text:p>
      <text:p text:style-name="P35"><text:span text:style-name="T1"><text:tab/></text:span>BackgroundController( REF:<text:span text:style-name="T1">имя_фона </text:span>VAR:переменная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><text:tab/>// <text:span text:style-name="T1">Туман</text:span></text:p>
      <text:p text:style-name="Код"><text:tab/>Fog( <text:span text:style-name="T1">имя_тумана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P35"><text:tab/><text:span text:style-name="T1">// Изменение параметров тумана в зависимости от чего-либо</text:span></text:p>
      <text:p text:style-name="P35"><text:span text:style-name="T1"><text:tab/></text:span>FogController( REF:<text:span text:style-name="T1">имя_тумана </text:span>VAR:переменная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><text:tab/>// <text:span text:style-name="T1">Дальняя плоскость отсечения</text:span></text:p>
      <text:p text:style-name="Код"><text:tab/>F<text:span text:style-name="T4">arClippingPlane</text:span>( <text:span text:style-name="T1">имя_плоскости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P35"><text:tab/><text:span text:style-name="T1">// Изменение параметров дальней плоскости отсечения</text:span></text:p>
      <text:p text:style-name="P35"><text:span text:style-name="T1"><text:tab/></text:span><text:span text:style-name="T4">FarClippingPlaneController</text:span>( REF:<text:span text:style-name="T1">имя_плоскости </text:span>VAR:переменная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Text_20_body"/>
      <text:p text:style-name="Код"><text:tab/>// <text:span text:style-name="T1">Атмосфера, т.е. воздух без облаков и прочих эффектов</text:span></text:p>
      <text:p text:style-name="Код"><text:span text:style-name="T1"><text:tab/></text:span>Atmosphere( <text:span text:style-name="T1">имя_атмосферы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P35"><text:soft-page-break/><text:tab/><text:span text:style-name="T1">// Изменение параметров атмосферы в зависимости от чего-либо</text:span></text:p>
      <text:p text:style-name="P35"><text:span text:style-name="T1"><text:tab/></text:span>AtmosphereController( REF:<text:span text:style-name="T1">имя_атмосферы </text:span>VAR:переменная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><text:tab/>// <text:span text:style-name="T1">Небесное тело (солнце, луна)</text:span></text:p>
      <text:p text:style-name="Код"><text:span text:style-name="T1"><text:tab/></text:span>Body( <text:span text:style-name="T1">имя_тела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P35"><text:tab/><text:span text:style-name="T1">// Изменение параметров небесного тела в зависимости от чего-либо</text:span></text:p>
      <text:p text:style-name="P35"><text:span text:style-name="T1"><text:tab/></text:span>BodyController( REF:<text:span text:style-name="T1">имя_тела </text:span>VAR:переменная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/>
      <text:p text:style-name="Код"><text:tab/>// <text:span text:style-name="T1">Слой облаков (или любой меш, привязанный к камере)</text:span></text:p>
      <text:p text:style-name="Код"><text:span text:style-name="T1"><text:tab/>C</text:span>loudLayer( <text:span text:style-name="T1">имя_слоя_облаков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P35"><text:tab/><text:span text:style-name="T1">// Изменение параметров слоя облаков в зависимости от чего-либо</text:span></text:p>
      <text:p text:style-name="P35"><text:span text:style-name="T1"><text:tab/></text:span>CloudLayerController( REF:<text:span text:style-name="T1">имя_слоя_облаков </text:span>VAR:переменная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/>
      <text:p text:style-name="Код"><text:tab/><text:span text:style-name="T1">// Список дополнительных </text:span><text:span text:style-name="T4">pml-</text:span><text:span text:style-name="T1">файлов</text:span></text:p>
      <text:p text:style-name="Код"><text:span text:style-name="T1"><text:tab/></text:span><text:span text:style-name="T19">MatLibIni</text:span><text:span text:style-name="T22">( имя_секции</text:span><text:span text:style-name="T20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><text:tab/><text:span text:style-name="T1">// Изменение параметров материала в зависимости от чего-либо</text:span></text:p>
      <text:p text:style-name="Код"><text:span text:style-name="T1"><text:tab/></text:span><text:span text:style-name="T22">MaterialController( REF:</text:span><text:span text:style-name="T20">имя_слоя_облаков </text:span><text:span text:style-name="T22">VAR:переменная</text:span><text:span text:style-name="T20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><text:span text:style-name="T1"><text:tab/></text:span>// <text:span text:style-name="T1">Источник звука</text:span></text:p>
      <text:p text:style-name="Код"><text:span text:style-name="T1"><text:tab/></text:span>Sound( <text:span text:style-name="T1">имя_источника_звука )</text:span></text:p>
      <text:p text:style-name="Код"><text:span text:style-name="T1"><text:tab/></text:span>{</text:p>
      <text:p text:style-name="Код"><text:tab/><text:tab/>…</text:p>
      <text:p text:style-name="Код"><text:tab/>}<text:span text:style-name="T1"><text:tab/></text:span></text:p>
      <text:p text:style-name="Код"><text:tab/></text:p>
      <text:p text:style-name="P35"><text:span text:style-name="T1"><text:tab/></text:span>// <text:span text:style-name="T1">Изменение параметров источника звука в зависимости от чего-либо</text:span></text:p>
      <text:p text:style-name="P35"><text:soft-page-break/><text:span text:style-name="T1"><text:tab/></text:span>SoundController( REF:<text:span text:style-name="T1">имя_источника_звука </text:span>VAR:переменная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><text:tab/>// <text:span text:style-name="T1">Оверлей (дополнительное небо, накладываемое на это небо)</text:span></text:p>
      <text:p text:style-name="Код"><text:span text:style-name="T1"><text:tab/></text:span>Overlay( <text:span text:style-name="T1">имя_оверлея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/>
      <text:p text:style-name="Код"><text:tab/><text:span text:style-name="T1">// Изменение веса оверлея в зависимости от чего-либо</text:span></text:p>
      <text:p text:style-name="Код"><text:span text:style-name="T1"><text:tab/></text:span>OverlayController( REF:<text:span text:style-name="T1">имя_оверлея </text:span><text:span text:style-name="T4">VAR:переменная</text:span><text:span text:style-name="T1">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><text:tab/></text:p>
      <text:p text:style-name="Код"><text:tab/>// <text:span text:style-name="T1">Функция времени </text:span>(<text:span text:style-name="T1">имеет вспомогательное значение)</text:span></text:p>
      <text:p text:style-name="Код"><text:span text:style-name="T1"><text:tab/></text:span>Function( <text:span text:style-name="T1">имя_функции )</text:span></text:p>
      <text:p text:style-name="Код"><text:span text:style-name="T1"><text:tab/></text:span>{</text:p>
      <text:p text:style-name="Код"><text:tab/><text:tab/>…</text:p>
      <text:p text:style-name="Код"><text:tab/>}</text:p>
      <text:p text:style-name="Код">}</text:p>
      <text:p text:style-name="P22"/>
      <text:p text:style-name="Standard">Каждое небо имеет имя, которое записывается в заголовке. Имя неба должно совпадать с именем файла *.sky, в котором это небо определено.</text:p>
      <text:p text:style-name="Standard"/>
      <text:p text:style-name="Standard">Описание неба состоит из секций; каждая секция описывает свой аспект неба. Каждая секция имеет имя. <text:span text:style-name="T1">Регистр букв в файле *.</text:span><text:span text:style-name="T4">sky (sky-</text:span><text:span text:style-name="T1">скрипте</text:span><text:span text:style-name="T4">)</text:span><text:span text:style-name="T1"> не учитывается.</text:span></text:p>
      <text:p text:style-name="Standard"/>
      <text:p text:style-name="Standard">Если в zen-мире нет воба типа ZoneSkyDefault, то используется небо по умолчанию с тем же именем, что и имя мира, например, OldWorld.sky. Если такого файла тоже не найдено, то используется DefaultOutdoor.sky или DefaultIndoor.sky, в зависимости от типа локации (типа мира).</text:p>
      <text:h text:style-name="Heading_20_2" text:outline-level="2">Типы данных</text:h>
      <text:list xml:id="list37669595" text:style-name="L1">
        <text:list-item>
          <text:p text:style-name="P106"><text:span text:style-name="T4">C</text:span>трока.</text:p>
        </text:list-item>
      </text:list>
      <text:p text:style-name="Standard">текстовые строки записываются в кавычках</text:p>
      <text:p text:style-name="Standard"/>
      <text:list xml:id="list37664059" text:style-name="L2">
        <text:list-item>
          <text:p text:style-name="P109"><text:span text:style-name="T12">Время</text:span>.</text:p>
        </text:list-item>
      </text:list>
      <text:p text:style-name="Standard"><text:span text:style-name="T1">В</text:span>ремя может задаваться по-разному:</text:p>
      <text:p text:style-name="Standard">"0.3" - 0.3 секунды;</text:p>
      <text:p text:style-name="Standard">"5" - 5 секунд;</text:p>
      <text:p text:style-name="Standard">"20:30" - 20 часов, 30 минут;</text:p>
      <text:p text:style-name="Standard">"20:30:05" - 20 часов, 30 минут, 5 секунд;</text:p>
      <text:p text:style-name="Standard">"0:30:05.001" - 30 минут, 5 секунд, 1 миллисекунда;</text:p>
      <text:p text:style-name="Standard">"5 days, 5:15" - пять дней, 5 часов и 15 минут;</text:p>
      <text:list xml:id="list37663483" text:continue-numbering="true" text:style-name="L2">
        <text:list-header>
          <text:p text:style-name="P111"><text:soft-page-break/>"Day 5, 5:15" - то же.</text:p>
        </text:list-header>
      </text:list>
      <text:p text:style-name="P25"/>
      <text:p text:style-name="P24">При задании времени можно дополнительно задать период, т.е. время, по прошествии которого событие будет повторено (солнце встает каждое утро и т.п.). Для этого используется ключ <text:span text:style-name="T4">PERIOD. </text:span>Если период не задан (или задан ноль), то он считается равным +<text:span text:style-name="T4">Infinity, </text:span>т.е. событие никогда не будет повторяться.</text:p>
      <text:p text:style-name="P25"/>
      <text:p text:style-name="P3">Примеры:</text:p>
      <text:p text:style-name="P3"><text:span text:style-name="T4">”Day </text:span>3<text:span text:style-name="T4">, </text:span>6<text:span text:style-name="T4">:30” - </text:span>полседьмого утра, в третий день;</text:p>
      <text:p text:style-name="P3"><text:span text:style-name="T4">”Day </text:span>3<text:span text:style-name="T4">, </text:span>6<text:span text:style-name="T4">:30” PERIOD:”24:00” - </text:span>каждый день полседьмого утра, начиная с третьего дня;</text:p>
      <text:p text:style-name="P3"><text:span text:style-name="T4">”Day </text:span>3<text:span text:style-name="T4">, </text:span>6<text:span text:style-name="T4">:30” PERIOD:”</text:span>1 <text:span text:style-name="T4">day” - </text:span>то же,</text:p>
      <text:p text:style-name="P3"><text:span text:style-name="T4">”</text:span>6<text:span text:style-name="T4">:30” PERIOD:”24:00” - </text:span>каждый день полседьмого утра;</text:p>
      <text:p text:style-name="P3"><text:span text:style-name="T4">”0:00” PERIOD:”2:00” - </text:span>каждые два часа, начиная с полуночи.</text:p>
      <text:p text:style-name="Standard"/>
      <text:list xml:id="list37667040" text:style-name="L3">
        <text:list-item>
          <text:p text:style-name="P112">У<text:span text:style-name="T12">глы и расстояния.</text:span></text:p>
        </text:list-item>
      </text:list>
      <text:p text:style-name="Standard">Все углы задаются в градусах, все расстояния - в сантиметрах</text:p>
      <text:p text:style-name="Standard"/>
      <text:list xml:id="list37676319" text:style-name="L4">
        <text:list-item>
          <text:p text:style-name="P107">Цвет.</text:p>
        </text:list-item>
      </text:list>
      <text:p text:style-name="Standard">записываются три или четыре компоненты, в кавычках:</text:p>
      <text:p text:style-name="Standard">"R G B A"</text:p>
      <text:p text:style-name="Standard">каждая компонента указывается как целое число от 0 до 255.</text:p>
      <text:p text:style-name="Standard">A(Alpha) - степень непрозрачности (0 - полностью прозрачно, 255 - полностью непрозрачно).</text:p>
      <text:p text:style-name="Standard">Если указано всего три компоненты цвета, то последняя (<text:span text:style-name="T4">А) подразумевается</text:span> равной 255.</text:p>
      <text:p text:style-name="Standard"/>
      <text:p text:style-name="Standard">Пример:</text:p>
      <text:p text:style-name="Standard">"150 160 78 200"</text:p>
      <text:p text:style-name="Standard"/>
      <text:h text:style-name="Heading_20_2" text:outline-level="2">Модификаторы</text:h>
      <text:p text:style-name="P3">Модификатор изменяет текущее значение какой-либо переменной.</text:p>
      <text:p text:style-name="P3"/>
      <text:list xml:id="list37645469" text:style-name="L5">
        <text:list-item>
          <text:p text:style-name="P113">Модификатор <text:span text:style-name="T1">расстояния</text:span></text:p>
        </text:list-item>
      </text:list>
      <text:p text:style-name="Standard">модификатор расстояния может преобразовать какое-либо расстояние</text:p>
      <text:p text:style-name="Standard"/>
      <text:p text:style-name="Standard">Варианты записи модификатора:</text:p>
      <text:p text:style-name="Standard">ADD:5800 - добавить 5800 см</text:p>
      <text:p text:style-name="Standard"/>
      <text:p text:style-name="Standard">MUL:1.3 - умножить на 1.3:</text:p>
      <text:p text:style-name="Standard"/>
      <text:p text:style-name="Standard">SET:9000 — установить расстояние 9000 см.</text:p>
      <text:p text:style-name="P3">Слово <text:span text:style-name="T4">SET </text:span>можно опустить, т.е. записать просто </text:p>
      <text:p text:style-name="P3">9000</text:p>
      <text:p text:style-name="Standard"/>
      <text:p text:style-name="Standard">Можно комбинировать несколько вариантов модификаторов в одной записи:</text:p>
      <text:p text:style-name="Standard">MUL:1.1 ADD:4000</text:p>
      <text:p text:style-name="Standard"/>
      <text:p text:style-name="Standard">Порядок имеет значение:</text:p>
      <text:p text:style-name="Standard">MUL:1.1 ADD:4000</text:p>
      <text:p text:style-name="Standard"><text:soft-page-break/>-не то же самое, что</text:p>
      <text:p text:style-name="Standard">ADD:4000 MUL:1.1</text:p>
      <text:p text:style-name="Standard"/>
      <text:list xml:id="list37674081" text:style-name="L6">
        <text:list-item>
          <text:p text:style-name="P108">Модификатор угла.</text:p>
        </text:list-item>
      </text:list>
      <text:p text:style-name="Standard">Записывается аналогично модификатору расстояния</text:p>
      <text:p text:style-name="Standard"/>
      <text:list xml:id="list37673507" text:continue-list="list37645469" text:style-name="L5">
        <text:list-item>
          <text:p text:style-name="P113">Модификатор цвета</text:p>
        </text:list-item>
      </text:list>
      <text:p text:style-name="Standard">модификатор цвета может преобразовать цвет</text:p>
      <text:p text:style-name="Standard"/>
      <text:p text:style-name="Standard">Варианты записи модификатора:</text:p>
      <text:p text:style-name="Standard">ADD:"58 30 90 11" - добавить указанный цвет к <text:span text:style-name="T1">исходному </text:span>цвету</text:p>
      <text:p text:style-name="Standard"/>
      <text:p text:style-name="Standard">MUL:"111 222 90 30" - умножить исходный цвет на указанный цвет, формула:</text:p>
      <text:p text:style-name="Standard">результат.R = исходный_цвет.R * (множитель.R / 255.0)</text:p>
      <text:p text:style-name="Standard">результат.G = исходный_цвет.G * (множитель.G / 255.0)</text:p>
      <text:p text:style-name="Standard">результат.B = исходный_цвет.B * (множитель.B / 255.0)</text:p>
      <text:p text:style-name="Standard">результат.A = исходный_цвет.A * (множитель.A / 255.0)</text:p>
      <text:p text:style-name="Standard"/>
      <text:p text:style-name="Standard">Т.е. MUL работает как фильтр, оставляя от исходного цвета лишь указанную часть, например:</text:p>
      <text:p text:style-name="Standard">MUL:"0 255 0 255" (или MUL:"0 255 0") - оставит лишь зеленый компонент.</text:p>
      <text:p text:style-name="Standard"/>
      <text:p text:style-name="Standard">SET:"90 89 67 23" - просто заменить исходный цвет указанным.</text:p>
      <text:p text:style-name="P3">Слово <text:span text:style-name="T4">SET </text:span>можно опустить, т.е. записать просто </text:p>
      <text:p text:style-name="P3">"90 89 67 23"</text:p>
      <text:p text:style-name="P3"/>
      <text:p text:style-name="Standard">Можно комбинировать несколько вариантов модификаторов в одной записи:</text:p>
      <text:p text:style-name="Standard">MUL:"10 20 30" ADD:"40 50 60"</text:p>
      <text:p text:style-name="Standard"/>
      <text:p text:style-name="Standard">Порядок имеет значение:</text:p>
      <text:p text:style-name="Standard">MUL:"10 20 30" ADD:"40 50 60"</text:p>
      <text:p text:style-name="Standard">-не то же самое, что</text:p>
      <text:p text:style-name="Standard">ADD:"40 50 60" MUL:"10 20 30"</text:p>
      <text:p text:style-name="Standard"/>
      <text:list xml:id="list37661515" text:continue-numbering="true" text:style-name="L5">
        <text:list-item>
          <text:p text:style-name="P113">Модификатор <text:span text:style-name="T1">вектора (углы эйлера, коэффициент масштабирования)</text:span></text:p>
        </text:list-item>
      </text:list>
      <text:p text:style-name="Standard">модификатор вектора может преобразовать вектор</text:p>
      <text:p text:style-name="Standard"/>
      <text:p text:style-name="Standard">Варианты записи модификатора:</text:p>
      <text:p text:style-name="Standard">ADD:"100 2000 30000" - добавить указанный вектор</text:p>
      <text:p text:style-name="Standard"/>
      <text:p text:style-name="Standard">MUL:"1.1 2.2 3.3" - умножить каждый компонент вектора на соответствующее число; это не скалярное и не векторное произведение, а просто покомпонентное перемножение:</text:p>
      <text:p text:style-name="Standard">результат.<text:span text:style-name="T4">X</text:span> = <text:span text:style-name="T1">исходный</text:span>.<text:span text:style-name="T4">X</text:span> * <text:span text:style-name="T4">множитель.X</text:span></text:p>
      <text:p text:style-name="Standard">результат.<text:span text:style-name="T4">Y</text:span> = <text:span text:style-name="T1">исходный</text:span>.<text:span text:style-name="T4">Y</text:span> * <text:span text:style-name="T4">множитель.Y</text:span></text:p>
      <text:p text:style-name="Standard">результат.<text:span text:style-name="T4">Z</text:span> = <text:span text:style-name="T1">исходный</text:span>.<text:span text:style-name="T4">Z</text:span> * <text:span text:style-name="T4">множитель.Z</text:span></text:p>
      <text:p text:style-name="Standard"/>
      <text:p text:style-name="Standard">SET:"90<text:span text:style-name="T4">0</text:span> <text:span text:style-name="T4">100</text:span> <text:span text:style-name="T4">-1111</text:span>" - просто <text:span text:style-name="T1">заменить текущее значение на указанное</text:span>.</text:p>
      <text:p text:style-name="P3">Слово <text:span text:style-name="T4">SET </text:span>можно опустить, т.е. записать просто </text:p>
      <text:p text:style-name="P3">"900 100 -1111"</text:p>
      <text:p text:style-name="P3"/>
      <text:p text:style-name="Standard">Можно комбинировать несколько вариантов модификаторов в одной записи:</text:p>
      <text:p text:style-name="Standard">MUL:"0.1 0.7 2.2" ADD:"100 2000 30000"</text:p>
      <text:p text:style-name="Standard"/>
      <text:p text:style-name="Standard"><text:soft-page-break/>Порядок имеет значение:</text:p>
      <text:p text:style-name="Standard">MUL:"0.1 0.7 2.2" ADD:"100 2000 30000"</text:p>
      <text:p text:style-name="Standard">-не то же самое, что</text:p>
      <text:p text:style-name="Standard">ADD:"100 2000 30000" MUL:"0.1 0.7 2.2"</text:p>
      <text:p text:style-name="Standard"/>
      <text:list xml:id="list37654931" text:style-name="L7">
        <text:list-item>
          <text:p text:style-name="P110">Индекс слоя</text:p>
        </text:list-item>
      </text:list>
      <text:p text:style-name="Standard">Индекс слоя - это целое число от 1 до 19.</text:p>
      <text:p text:style-name="Standard">Элементы неба рендерятся в порядке возрастания индекса слоя.</text:p>
      <text:p text:style-name="Standard">Рекомендуется использовать такие индексы слоев:</text:p>
      <text:p text:style-name="Standard"><text:s/>1 - звезды</text:p>
      <text:p text:style-name="Standard"><text:s/>3 - луна</text:p>
      <text:p text:style-name="Standard"><text:s/>5 - ночные облака №1</text:p>
      <text:p text:style-name="Standard"><text:s/>6 - ночные облака №2</text:p>
      <text:p text:style-name="Standard">10 - атмосфера (слои с индексами ниже индекса слоя атмосферы днем будут не видны)</text:p>
      <text:p text:style-name="Standard">11 - солнце</text:p>
      <text:p text:style-name="Standard">12 - дневные облака №1</text:p>
      <text:p text:style-name="Standard">13 - дневные облака №2</text:p>
      <text:h text:style-name="P59" text:outline-level="2">Контроллеры</text:h>
      <text:p text:style-name="P12">Секции, название которыз заканчивается словом <text:span text:style-name="T4">“Controller”, </text:span>задают изменение параметров аспекта неба, описанного ранее. Изменение параметров может быть:</text:p>
      <text:p text:style-name="Text_20_body"><text:span text:style-name="T2">1) Безусловным</text:span><text:span text:style-name="T1">, т.е. так:</text:span></text:p>
      <text:list xml:id="list37674750" text:style-name="L8">
        <text:list-header>
          <text:p text:style-name="P96"><text:span text:style-name="T19">FogController( </text:span><text:span text:style-name="T20">REF:имя_тумана )</text:span></text:p>
          <text:p text:style-name="P96">{</text:p>
          <text:list>
            <text:list-item>
              <text:list>
                <text:list-header>
                  <text:p text:style-name="P98"><text:span text:style-name="T4">color( </text:span><text:span text:style-name="T1">модификатор_цвета )</text:span></text:p>
                </text:list-header>
              </text:list>
            </text:list-item>
          </text:list>
        </text:list-header>
      </text:list>
      <text:p text:style-name="P27"><text:span text:style-name="T1"><text:tab/><text:tab/></text:span><text:span text:style-name="T4">nearDistance( </text:span><text:span text:style-name="T1">модификатор_расстояния )</text:span></text:p>
      <text:p text:style-name="P27"><text:span text:style-name="T1"><text:tab/><text:tab/></text:span><text:span text:style-name="T4">farDistance( </text:span><text:span text:style-name="T1">модификатор_расстояния )</text:span></text:p>
      <text:list xml:id="list37679339" text:continue-numbering="true" text:style-name="L8">
        <text:list-header>
          <text:p text:style-name="P97">}</text:p>
          <text:p text:style-name="P78"/>
        </text:list-header>
      </text:list>
      <text:list xml:id="list37650551" text:style-name="L9">
        <text:list-header>
          <text:p text:style-name="P79"><text:span text:style-name="T2">2) Условным</text:span><text:span text:style-name="T3">, </text:span><text:span text:style-name="T1">т.е. зависимым от какой-либо переменной. В этом случае используется ключ </text:span><text:span text:style-name="T4">VAR:, </text:span><text:span text:style-name="T1">чтобы указать, от чего должно зависеть изменение параметров. Условный контроллер может быть:</text:span></text:p>
        </text:list-header>
      </text:list>
      <text:list xml:id="list37686785" text:continue-list="list37679339" text:style-name="L8">
        <text:list-item>
          <text:p text:style-name="P80">Зависящим от времени</text:p>
          <text:p text:style-name="P91"><text:span text:style-name="T19">FogController( </text:span><text:span text:style-name="T20">REF:имя_тумана </text:span><text:span text:style-name="T19">VAR:WORLD_TIME</text:span><text:span text:style-name="T20"> )</text:span></text:p>
          <text:p text:style-name="P91">{</text:p>
        </text:list-item>
      </text:list>
      <text:p text:style-name="Код"><text:tab/><text:tab/><text:span text:style-name="T4">at</text:span>( <text:span text:style-name="T1">время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<text:span text:style-name="T4">at</text:span>( <text:span text:style-name="T1">время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oft-page-break/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…</text:p>
      <text:p text:style-name="Код"><text:tab/>}</text:p>
      <text:list xml:id="list37675352" text:continue-numbering="true" text:style-name="L8">
        <text:list-header>
          <text:p text:style-name="P65">Указываются модификаторы параметров тумана для некоторых моментов времени; для остальных моментов времени эти параметры интерполируются (линейная интерполяция).</text:p>
        </text:list-header>
      </text:list>
      <text:p text:style-name="Код"/>
      <text:list xml:id="list37669433" text:continue-numbering="true" text:style-name="L8">
        <text:list-item>
          <text:p text:style-name="P66">Зависящим от времени по более сложным формулам — через специальную функцию <text:span text:style-name="T4">(</text:span>определенную в секции <text:span text:style-name="T4">FUNCTION)</text:span>:</text:p>
          <text:p text:style-name="P92"><text:span text:style-name="T4">FogController( </text:span><text:span text:style-name="T1">REF:имя_тумана </text:span><text:span text:style-name="T4">VAR:FUNCTION:имя_функции</text:span><text:span text:style-name="T1"> )</text:span></text:p>
          <text:p text:style-name="P91">{</text:p>
        </text:list-item>
      </text:list>
      <text:p text:style-name="Код"><text:tab/><text:tab/><text:span text:style-name="T4">at</text:span><text:span text:style-name="T1">(</text:span> <text:span text:style-name="T1">значение_функции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<text:span text:style-name="T4">at</text:span>( <text:span text:style-name="T1">значение_функции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…</text:p>
      <text:list xml:id="list37682903" text:continue-numbering="true" text:style-name="L8">
        <text:list-header>
          <text:p text:style-name="P93">}</text:p>
        </text:list-header>
      </text:list>
      <text:p text:style-name="P12"/>
      <text:list xml:id="list37686129" text:continue-numbering="true" text:style-name="L8">
        <text:list-item>
          <text:p text:style-name="P66">Зависящим от высоты над горизонтом указанного небесного тела:</text:p>
          <text:p text:style-name="P92"><text:span text:style-name="T4">FogController( </text:span><text:span text:style-name="T1">REF:имя_тумана </text:span><text:span text:style-name="T4">VAR:ALTITUDE_OF_BODY:</text:span><text:span text:style-name="T1">имя_тела )</text:span></text:p>
          <text:p text:style-name="P91">{</text:p>
        </text:list-item>
      </text:list>
      <text:p text:style-name="Код"><text:tab/><text:tab/><text:span text:style-name="T4">at</text:span>( <text:span text:style-name="T1">высота_тела_над_горизонтом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list xml:id="list37666244" text:continue-numbering="true" text:style-name="L8">
        <text:list-header>
          <text:p text:style-name="P91"><text:tab/>}</text:p>
        </text:list-header>
      </text:list>
      <text:p text:style-name="Код"><text:tab/><text:tab/><text:span text:style-name="T4">at</text:span>( <text:span text:style-name="T1">высота_тела_над_горизонтом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tab/><text:span text:style-name="T1"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…</text:p>
      <text:list xml:id="list37672978" text:continue-numbering="true" text:style-name="L8">
        <text:list-header>
          <text:p text:style-name="P91">}</text:p>
        </text:list-header>
      </text:list>
      <text:p text:style-name="P48">Примечание: Высота тела над горизонтом изменяется в интервале от -90 до 90 градусов.</text:p>
      <text:list xml:id="list37685313" text:continue-numbering="true" text:style-name="L8">
        <text:list-item>
          <text:p text:style-name="P66">Зависящим от глубины под водой:</text:p>
          <text:p text:style-name="P92"><text:span text:style-name="T4">FogController( </text:span><text:span text:style-name="T1">REF:имя_тумана </text:span><text:span text:style-name="T4">VAR:UNDERWATER_DEPTH</text:span><text:span text:style-name="T1"> )</text:span></text:p>
          <text:p text:style-name="P91"><text:soft-page-break/>{</text:p>
        </text:list-item>
      </text:list>
      <text:p text:style-name="Код"><text:tab/><text:tab/><text:span text:style-name="T4">at</text:span>( глубина<text:span text:style-name="T1">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list xml:id="list37683614" text:continue-numbering="true" text:style-name="L8">
        <text:list-header>
          <text:p text:style-name="P91"><text:tab/>}</text:p>
        </text:list-header>
      </text:list>
      <text:p text:style-name="Код"><text:tab/><text:tab/><text:span text:style-name="T4">at</text:span>( глубина <text:span text:style-name="T1">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tab/><text:span text:style-name="T1"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…</text:p>
      <text:list xml:id="list37659199" text:continue-numbering="true" text:style-name="L8">
        <text:list-header>
          <text:p text:style-name="P93">}</text:p>
        </text:list-header>
      </text:list>
      <text:p text:style-name="P48">Примечание: Если камера находится над водой, глубина считается отрицательной.</text:p>
      <text:list xml:id="list37673698" text:continue-numbering="true" text:style-name="L8">
        <text:list-item>
          <text:p text:style-name="P66">Зависящим от глубины внутри помещения:</text:p>
          <text:p text:style-name="P92"><text:span text:style-name="T4">FogController( </text:span><text:span text:style-name="T1">REF:имя_тумана </text:span><text:span text:style-name="T4">VAR:INDOOR_DEPTH</text:span><text:span text:style-name="T1"> )</text:span></text:p>
          <text:p text:style-name="P91">{</text:p>
        </text:list-item>
      </text:list>
      <text:p text:style-name="Код"><text:tab/><text:tab/><text:span text:style-name="T4">at</text:span>( глубина<text:span text:style-name="T1">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list xml:id="list37674836" text:continue-numbering="true" text:style-name="L8">
        <text:list-header>
          <text:p text:style-name="P91"><text:tab/>}</text:p>
        </text:list-header>
      </text:list>
      <text:p text:style-name="Код"><text:tab/><text:tab/><text:span text:style-name="T4">at</text:span>( глубина <text:span text:style-name="T1">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tab/><text:span text:style-name="T1"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…</text:p>
      <text:list xml:id="list37686558" text:continue-numbering="true" text:style-name="L8">
        <text:list-header>
          <text:p text:style-name="P93">}</text:p>
          <text:p text:style-name="P82">Примечание: Если камера не находится внутри помещения, глубина считается отрицательной.</text:p>
          <text:p text:style-name="P65"/>
          <text:p text:style-name="P83"><text:span text:style-name="T21">3) Комбинированным</text:span><text:span text:style-name="T20"> </text:span><text:span text:style-name="T10">— </text:span><text:span text:style-name="T11">т.е. часть параметров меняется безусловно, а часть — в зависимости от какой-либо переменной, например,</text:span></text:p>
        </text:list-header>
      </text:list>
      <text:p text:style-name="Text_20_body"><text:span text:style-name="T1"><text:tab/></text:span><text:span text:style-name="T16">FogController( </text:span><text:span text:style-name="T17">REF:имя_тумана </text:span><text:span text:style-name="T16">VAR:WORLD_TIME </text:span><text:span text:style-name="T17">)</text:span></text:p>
      <text:list xml:id="list37666784" text:continue-numbering="true" text:style-name="L8">
        <text:list-header>
          <text:p text:style-name="P91">{</text:p>
        </text:list-header>
      </text:list>
      <text:p text:style-name="Код"><text:span text:style-name="T1"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/text:span><text:span text:style-name="T4">farDistance( </text:span><text:span text:style-name="T1">модификатор_расстояния )</text:span></text:p>
      <text:p text:style-name="Код"><text:tab/><text:tab/><text:span text:style-name="T4">at</text:span><text:span text:style-name="T1">(</text:span> время<text:span text:style-name="T1">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23">nearDistance( </text:span><text:span text:style-name="T24">модификатор_расстояния )</text:span></text:p>
      <text:p text:style-name="Код"><text:tab/><text:tab/>}</text:p>
      <text:p text:style-name="Код"><text:tab/><text:tab/><text:span text:style-name="T4">at</text:span>( время<text:span text:style-name="T1"> )</text:span></text:p>
      <text:p text:style-name="Код"><text:soft-page-break/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23">farDistance( </text:span><text:span text:style-name="T24">модификатор_расстояния )</text:span></text:p>
      <text:list xml:id="list37677819" text:continue-numbering="true" text:style-name="L8">
        <text:list-item>
          <text:list>
            <text:list-item>
              <text:list>
                <text:list-header>
                  <text:p text:style-name="P94">}</text:p>
                  <text:p text:style-name="P95">color( <text:span text:style-name="T1">модификатор_цвета )</text:span></text:p>
                  <text:p text:style-name="P91">...</text:p>
                </text:list-header>
              </text:list>
            </text:list-item>
          </text:list>
          <text:p text:style-name="P93">}</text:p>
        </text:list-item>
      </text:list>
      <text:p text:style-name="Text_20_body"><text:span text:style-name="T1"><text:tab/>Здесь изменение </text:span><text:span text:style-name="T4">nearDistance </text:span><text:span text:style-name="T1">и </text:span><text:span text:style-name="T4">farDistance </text:span><text:span text:style-name="T1">не зависит от времени, а изменение цвета тумана — зависит. Перечеркнутые строки показывают, что если изменение </text:span><text:span text:style-name="T4">nearDistance </text:span><text:span text:style-name="T1">и </text:span><text:span text:style-name="T4">farDistance </text:span><text:span text:style-name="T1">описано как не зависящее от времени, то эти модификаторы появляться в блоке </text:span><text:span text:style-name="T4">at </text:span><text:span text:style-name="T1">не должны. Безусловные изменения параметров должны быть записаны раньше условных.</text:span></text:p>
      <text:h text:style-name="P59" text:outline-level="2">Время: начало отсчета и скорость хода</text:h>
      <text:p text:style-name="P12">При задании зависимости от времени используется одна из форм:</text:p>
      <text:list xml:id="list37670096" text:style-name="L10">
        <text:list-item>
          <text:p text:style-name="P67">WORLD_TIME – <text:span text:style-name="T1">мировое время, или время виртуального мира. Мировое время течет быстрее реального в 14.4 раза, но этот коэффициент может меняться — мировое время может ускоряться, замедляться и даже останавливаться (когда игру ставят на паузу). Начало отсчета мирового времени определяется в скриптах. Например, в начале игры обычно игровое время равно «8:00».</text:span></text:p>
        </text:list-item>
        <text:list-item>
          <text:p text:style-name="P67">WORLD_TIME_REL:<text:span text:style-name="T1">имя_неба –</text:span> <text:span text:style-name="T1">тоже мировое время, но начало отсчета совпадает с тем моментом, когда вес указанного неба последний раз стал больше 0.</text:span></text:p>
        </text:list-item>
        <text:list-item>
          <text:p text:style-name="P67">SYSTEM_TIME – <text:span text:style-name="T1">системное, или реальное, время — время реального мира, определенное по часам компьютера. Скорость хода реального времени неизменна. Таким образом, если игра запущена 14 мая в 13</text:span>:40,<text:span text:style-name="T1"> то системное время в начале игры будет таким: «</text:span>Day 14, 13:40”<text:span text:style-name="T1">.</text:span></text:p>
        </text:list-item>
        <text:list-item>
          <text:p text:style-name="P67"><text:span text:style-name="T1">SYSTEM_TIME</text:span>_REL:<text:span text:style-name="T1">имя_неба — тоже системное время, но начало отсчета совпадает с тем моментом, когда вес указанного неба последний раз стал больше 0.</text:span></text:p>
        </text:list-item>
      </text:list>
      <text:p text:style-name="P12"/>
      <text:p text:style-name="P12">Например,</text:p>
      <text:list xml:id="list37681269" text:continue-list="list37677819" text:style-name="L8">
        <text:list-header>
          <text:p text:style-name="P91"><text:span text:style-name="T19">FogController( </text:span><text:span text:style-name="T20">REF:имя_тумана </text:span><text:span text:style-name="T19">VAR:</text:span><text:span text:style-name="T20">SYSTEM_TIME_</text:span><text:span text:style-name="T19">REL</text:span><text:span text:style-name="T20">:имя_неба )</text:span></text:p>
          <text:p text:style-name="P91">{</text:p>
        </text:list-header>
      </text:list>
      <text:p text:style-name="Код"><text:tab/><text:tab/><text:span text:style-name="T4">at</text:span>( <text:span text:style-name="T1">время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<text:span text:style-name="T4">at</text:span>( <text:span text:style-name="T1">время )</text:span></text:p>
      <text:p text:style-name="Код"><text:tab/><text:tab/>{</text:p>
      <text:p text:style-name="Код"><text:tab/><text:tab/><text:tab/><text:span text:style-name="T4">color( </text:span><text:span text:style-name="T1">модификатор_цвета )</text:span></text:p>
      <text:p text:style-name="Код"><text:span text:style-name="T1"><text:tab/><text:tab/><text:tab/></text:span><text:span text:style-name="T4">nearDistance( </text:span><text:span text:style-name="T1">модификатор_расстояния )</text:span></text:p>
      <text:p text:style-name="Код"><text:span text:style-name="T1"><text:tab/><text:tab/><text:tab/></text:span><text:span text:style-name="T4">farDistance( </text:span><text:span text:style-name="T1">модификатор_расстояния )</text:span></text:p>
      <text:p text:style-name="Код"><text:tab/><text:tab/>}</text:p>
      <text:p text:style-name="Код"><text:tab/><text:tab/>…</text:p>
      <text:p text:style-name="P38"><text:soft-page-break/><text:tab/>}</text:p>
      <text:h text:style-name="Heading_20_2" text:outline-level="2">Background</text:h>
      <text:p text:style-name="Standard">Секция Background служит для задания цвета фона вьюпорта. </text:p>
      <text:p text:style-name="Standard">(Фон вьюпорта зачастую виден только в случае, когда он не заслонен звездным небом / атмосферой / облаками).</text:p>
      <text:p text:style-name="Standard"/>
      <text:p text:style-name="Standard">Общий вид записи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columns-spanned="3" office:value-type="string">
            <text:p text:style-name="P1">Background( имя_<text:span text:style-name="T1">фона</text:span> )</text:p>
          </table:table-cell>
          <table:covered-table-cell/>
          <table:covered-table-cell/>
        </table:table-row>
        <table:table-row>
          <table:table-cell table:style-name="Таблица2.A1" office:value-type="string">
            <text:p text:style-name="P10">{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9"/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table:number-columns-spanned="2" office:value-type="string">
            <text:p text:style-name="P10">color( <text:span text:style-name="T1">цвет )</text:span></text:p>
          </table:table-cell>
          <table:covered-table-cell/>
        </table:table-row>
        <table:table-row>
          <table:table-cell table:style-name="Таблица2.A1" office:value-type="string">
            <text:p text:style-name="P10">}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9"/>
          </table:table-cell>
        </table:table-row>
      </table:table>
      <text:p text:style-name="Standard"/>
      <text:p text:style-name="P3">В заголовке задается имя фона, которое потом может быть использовано для ссылок на это описание фона.</text:p>
      <text:p text:style-name="P3"/>
      <text:p text:style-name="Standard">Если не определено ни одной секции Background, то будет использоваться черный цвет фона.</text:p>
      <text:p text:style-name="Standard">Если определено более одной секции Background, то будет <text:span text:style-name="T1">использоваться последняя</text:span><text:span text:style-name="T4">.</text:span></text:p>
      <text:h text:style-name="Heading_20_2" text:outline-level="2">Background<text:span text:style-name="T4">Controller</text:span></text:h>
      <text:p text:style-name="Standard">Секция Background<text:span text:style-name="T4">Controller</text:span> служит для изменения<text:span text:style-name="T1"> </text:span>цвета фона вьюпорта<text:span text:style-name="T1">.</text:span></text:p>
      <text:p text:style-name="P3"/>
      <text:p text:style-name="Код">BackgroundController( REF<text:span text:style-name="T1">:имя_фона </text:span>VAR:переменная<text:span text:style-name="T1"> )</text:span></text:p>
      <text:p text:style-name="Код">{</text:p>
      <text:p text:style-name="Код"><text:tab/>at( <text:span text:style-name="T1">значение_функции )</text:span></text:p>
      <text:p text:style-name="Код"><text:span text:style-name="T1"><text:tab/></text:span>{</text:p>
      <text:p text:style-name="Код"><text:tab/><text:tab/>color( <text:span text:style-name="T1">модификатор_цвета )</text:span></text:p>
      <text:p text:style-name="Код"><text:span text:style-name="T1"><text:tab/></text:span>}</text:p>
      <text:p text:style-name="Код"><text:tab/>at( <text:span text:style-name="T1">значение_функции )</text:span></text:p>
      <text:p text:style-name="Код"><text:span text:style-name="T1"><text:tab/></text:span>{</text:p>
      <text:p text:style-name="Код"><text:tab/><text:tab/>color( <text:span text:style-name="T1">модификатор_цвета )</text:span></text:p>
      <text:p text:style-name="Код"><text:span text:style-name="T1"><text:tab/></text:span>}</text:p>
      <text:p text:style-name="Код"><text:tab/>…</text:p>
      <text:p text:style-name="Код">}</text:p>
      <text:p text:style-name="P3"/>
      <text:p text:style-name="Standard"><text:span text:style-name="T1">В заголовке задается имя фона, т.е. имя секции </text:span><text:span text:style-name="T4">“Background”, </text:span><text:span text:style-name="T1">параметры которой изменяются. </text:span></text:p>
      <text:p text:style-name="P3"/>
      <text:p text:style-name="Standard">Если задано более одной секции Background<text:span text:style-name="T4">Controller </text:span><text:span text:style-name="T1">с тем же </text:span><text:span text:style-name="T4">REF</text:span><text:span text:style-name="T1">:имя_фона, </text:span>то каждое последующее описание <text:span text:style-name="T1">накладывается на</text:span> предыдущее (модификаторы цвета применяются в порядке описания секций).</text:p>
      <text:h text:style-name="Heading_20_2" text:outline-level="2"><text:soft-page-break/>Fog</text:h>
      <text:p text:style-name="Standard">Секция Fog описывает Z-туман, который перекрашивает объекты, удаленные от камеры, в цвет тумана.</text:p>
      <text:p text:style-name="Standard"/>
      <text:p text:style-name="Standard">Общий вид записи:</text:p>
      <text:p text:style-name="Код"><text:span text:style-name="T4">Fog</text:span>( имя_тумана )</text:p>
      <text:p text:style-name="Код">{<text:tab/><text:tab/></text:p>
      <text:p text:style-name="Код"><text:tab/><text:span text:style-name="T4">color( </text:span><text:span text:style-name="T1">цвет )</text:span></text:p>
      <text:p text:style-name="Код"><text:tab/><text:span text:style-name="T4">nearDistance( </text:span><text:span text:style-name="T1">расстояние )</text:span></text:p>
      <text:p text:style-name="Код"><text:tab/><text:span text:style-name="T4">farDistance( </text:span><text:span text:style-name="T1">расстояние )</text:span></text:p>
      <text:p text:style-name="Код">}<text:tab/><text:tab/></text:p>
      <text:p text:style-name="Код"/>
      <text:p text:style-name="Standard">В заголовке задается имя тумана, которое потом может быть использовано для ссылок на это описание тумана.</text:p>
      <text:p text:style-name="Standard"/>
      <text:p text:style-name="Standard">Параметры:</text:p>
      <text:list xml:id="list37661634" text:style-name="L11">
        <text:list-item>
          <text:p text:style-name="P99"><text:span text:style-name="T4">color – </text:span><text:span text:style-name="T1">задает цвет тумана</text:span></text:p>
        </text:list-item>
        <text:list-item>
          <text:p text:style-name="P100">nearDistance – ближнее расстояние тумана, т.е. расстояние, с которого начинается туман. Ближе этого расстояния тумана нет.</text:p>
        </text:list-item>
        <text:list-item>
          <text:p text:style-name="P99"><text:span text:style-name="T4">farDistance – </text:span><text:span text:style-name="T1">дальнее расстояние тумана, т.е. расстояние, где туман окончательно перекрашивает все объекты сцены в свой цвет.</text:span></text:p>
        </text:list-item>
      </text:list>
      <text:p text:style-name="Standard"/>
      <text:p text:style-name="Standard">Если не определено ни одной секции <text:span text:style-name="T4">Fog</text:span>, то <text:span text:style-name="T1">туман использоваться не будет</text:span>.</text:p>
      <text:p text:style-name="Standard">Если определено более одной секции <text:span text:style-name="T4">Fog</text:span>, то будет <text:span text:style-name="T1">использоваться последняя</text:span><text:span text:style-name="T4">.</text:span></text:p>
      <text:p text:style-name="P5"/>
      <text:h text:style-name="P60" text:outline-level="2">FogController</text:h>
      <text:p text:style-name="Standard">Секция <text:span text:style-name="T4">FogController</text:span> служит для изменения <text:span text:style-name="T1">параметров тумана.</text:span></text:p>
      <text:p text:style-name="P3"/>
      <text:p text:style-name="Код"><text:span text:style-name="T4">FogController( REF:</text:span><text:span text:style-name="T1">имя_тумана </text:span><text:span text:style-name="T4">VAR:переменная</text:span><text:span text:style-name="T1"> )</text:span></text:p>
      <text:p text:style-name="Код">{<text:tab/><text:tab/></text:p>
      <text:p text:style-name="Код"><text:tab/><text:span text:style-name="T4">at( </text:span><text:span text:style-name="T1">значение_функции )</text:span></text:p>
      <text:p text:style-name="Код"><text:tab/>{<text:tab/></text:p>
      <text:p text:style-name="Код"><text:tab/><text:tab/>color( <text:span text:style-name="T1">модификатор_цвета )</text:span></text:p>
      <text:p text:style-name="Код"><text:tab/><text:tab/>nearDistance( <text:span text:style-name="T1">модификатор_расстояния )</text:span></text:p>
      <text:p text:style-name="Код"><text:tab/><text:tab/>f<text:span text:style-name="T1">arDistance( модификатор_расстояния )</text:span></text:p>
      <text:p text:style-name="Код"><text:tab/>}<text:tab/></text:p>
      <text:p text:style-name="Код"><text:tab/><text:span text:style-name="T4">at( </text:span><text:span text:style-name="T1">значение_функции )</text:span></text:p>
      <text:p text:style-name="Код"><text:tab/>{<text:tab/></text:p>
      <text:p text:style-name="Код"><text:tab/><text:tab/>color( модификатор_цвета<text:span text:style-name="T1"> )</text:span></text:p>
      <text:p text:style-name="Код"><text:tab/><text:tab/>nearDistance( <text:span text:style-name="T1">модификатор_расстояния )</text:span></text:p>
      <text:p text:style-name="Код"><text:tab/><text:tab/>farDistance( модификатор_расстояния )</text:p>
      <text:p text:style-name="Код"><text:tab/>}<text:tab/></text:p>
      <text:p text:style-name="Код"><text:tab/>...<text:tab/></text:p>
      <text:p text:style-name="Код"><text:soft-page-break/>}<text:tab/><text:tab/></text:p>
      <text:p text:style-name="Standard"/>
      <text:p text:style-name="P5"><text:span text:style-name="T1">В заголовке задается имя тумана, т.е. имя секции </text:span>“Fog”, <text:span text:style-name="T1">параметры которой изменяются. </text:span></text:p>
      <text:p text:style-name="P3"/>
      <text:p text:style-name="P3">Допустимо указывать изменение не всех параметров, например,</text:p>
      <text:p text:style-name="Код"><text:span text:style-name="T4">FogController( REF:</text:span><text:span text:style-name="T1">имя_тумана </text:span><text:span text:style-name="T4">VAR:переменная</text:span><text:span text:style-name="T1">)</text:span></text:p>
      <text:p text:style-name="Код">{<text:tab/><text:tab/></text:p>
      <text:p text:style-name="Код"><text:tab/>a<text:span text:style-name="T4">t( </text:span><text:span text:style-name="T1">значение_функции )</text:span></text:p>
      <text:p text:style-name="Код"><text:tab/>{<text:tab/></text:p>
      <text:p text:style-name="Код"><text:tab/><text:tab/>nearDistance( <text:span text:style-name="T1">модификатор_расстояния )</text:span></text:p>
      <text:p text:style-name="Код"><text:tab/><text:tab/>f<text:span text:style-name="T1">arDistance( модификатор_расстояния )</text:span></text:p>
      <text:p text:style-name="Код"><text:tab/>}<text:tab/></text:p>
      <text:p text:style-name="Код"><text:tab/><text:span text:style-name="T4">at( </text:span><text:span text:style-name="T1">значение_функции )</text:span></text:p>
      <text:p text:style-name="Код"><text:tab/>{<text:tab/></text:p>
      <text:p text:style-name="Код"><text:tab/><text:tab/>nearDistance( <text:span text:style-name="T1">модификатор_расстояния )</text:span></text:p>
      <text:p text:style-name="Код"><text:tab/><text:tab/>f<text:span text:style-name="T1">arDistance( модификатор_расстояния )</text:span></text:p>
      <text:p text:style-name="Код"><text:tab/>}<text:tab/></text:p>
      <text:p text:style-name="Код"><text:tab/>...<text:tab/></text:p>
      <text:p text:style-name="Код">}<text:tab/><text:tab/></text:p>
      <text:p text:style-name="P3"/>
      <text:p text:style-name="Standard">Если задано более одной секции <text:span text:style-name="T4">FogController <text:s/></text:span><text:span text:style-name="T1">с тем же </text:span><text:span text:style-name="T4">REF</text:span><text:span text:style-name="T1">:имя_тумана, </text:span>то каждое последующее описание <text:span text:style-name="T1">накладывается на</text:span> предыдущее (модификаторы цвета и расстояния применяются в порядке описания секций).</text:p>
      <text:h text:style-name="P60" text:outline-level="2">FarClippingPlane</text:h>
      <text:p text:style-name="Standard">Секция F<text:span text:style-name="T4">arClippingPlane</text:span> задает расстояние от камеры до дальней плоскости отсечения, таким образом вместе с туманом регулируя дальность видимости.</text:p>
      <text:p text:style-name="Standard"/>
      <text:p text:style-name="Standard">Общий вид записи:</text:p>
      <text:p text:style-name="Код"><text:span text:style-name="T4">FarClippingPlane</text:span>( имя_плоскости )</text:p>
      <text:p text:style-name="Код">{<text:tab/><text:tab/></text:p>
      <text:p text:style-name="Код"><text:tab/><text:span text:style-name="T4">distance( </text:span><text:span text:style-name="T1">расстояние )</text:span></text:p>
      <text:p text:style-name="Код">}<text:tab/><text:tab/></text:p>
      <text:p text:style-name="Код"/>
      <text:p text:style-name="Standard">Параметры:</text:p>
      <text:list xml:id="list37673178" text:continue-numbering="true" text:style-name="L11">
        <text:list-item>
          <text:p text:style-name="P99"><text:span text:style-name="T4">distance – </text:span><text:span text:style-name="T1">расстояние до дальней плоскости отсечения, в сантиметрах.</text:span></text:p>
        </text:list-item>
      </text:list>
      <text:p text:style-name="Standard"/>
      <text:p text:style-name="Standard">Если не определено ни одной секции <text:span text:style-name="T4">FarClippingPlane</text:span>, то дальняя плоскость отсечения использоваться не будет<text:span text:style-name="T1"> (не будет ограничивать дальность видимости)</text:span>.</text:p>
      <text:p text:style-name="Standard">Если определено более одной секции <text:span text:style-name="T4">FarClippingPlane</text:span>, то будет <text:span text:style-name="T1">использоваться последняя</text:span><text:span text:style-name="T4">.</text:span></text:p>
      <text:p text:style-name="P5"/>
      <text:h text:style-name="P60" text:outline-level="2"><text:soft-page-break/>FarClippingPlaneController</text:h>
      <text:p text:style-name="Standard">Секция <text:span text:style-name="T4">FarClippingPlaneController</text:span> служит для изменения <text:span text:style-name="T1">параметров дальней плоскости отсечения.</text:span></text:p>
      <text:p text:style-name="P3"/>
      <text:p text:style-name="Код"><text:span text:style-name="T4">FarClippingPlaneController( REF:</text:span><text:span text:style-name="T1">имя_плоскости </text:span><text:span text:style-name="T4">VAR:переменная</text:span><text:span text:style-name="T1"> )</text:span></text:p>
      <text:p text:style-name="Код">{<text:tab/><text:tab/></text:p>
      <text:p text:style-name="Код"><text:tab/><text:span text:style-name="T4">at( </text:span><text:span text:style-name="T1">значение_функции )</text:span></text:p>
      <text:p text:style-name="Код"><text:tab/>{<text:tab/></text:p>
      <text:p text:style-name="Код"><text:tab/><text:tab/><text:span text:style-name="T4">distance</text:span>( <text:span text:style-name="T1">модификатор_расстояния )</text:span></text:p>
      <text:p text:style-name="Код"><text:tab/>}<text:tab/></text:p>
      <text:p text:style-name="Код"><text:tab/><text:span text:style-name="T4">at( </text:span><text:span text:style-name="T1">значение_функции )</text:span></text:p>
      <text:p text:style-name="Код"><text:tab/>{<text:tab/></text:p>
      <text:p text:style-name="Код"><text:tab/><text:tab/><text:span text:style-name="T4">distance</text:span>( <text:span text:style-name="T1">модификатор_расстояния )</text:span></text:p>
      <text:p text:style-name="Код"><text:tab/>}<text:tab/></text:p>
      <text:p text:style-name="Код"><text:tab/>...<text:tab/></text:p>
      <text:p text:style-name="Код">}<text:tab/><text:tab/></text:p>
      <text:p text:style-name="Standard"/>
      <text:p text:style-name="P5"><text:span text:style-name="T1">В заголовке задается имя плоскости, т.е. имя секции </text:span>“FarClippingPlane”, <text:span text:style-name="T1">параметры которой изменяются. </text:span></text:p>
      <text:p text:style-name="P3"/>
      <text:h text:style-name="Heading_20_2" text:outline-level="2">Atmosphere</text:h>
      <text:p text:style-name="Standard">Секция Atmosphere описывает атмосферу, т.е. то, как должен рисоваться воздух без облаков.</text:p>
      <text:p text:style-name="Standard">Атмосфера рисуется как сфера с отсеченной нижней частью, накрывающая сверху наблюдателя. </text:p>
      <text:p text:style-name="Standard"/>
      <text:p text:style-name="Standard">Параметры <text:span text:style-name="T1">атмосферы</text:span>: </text:p>
      <text:list xml:id="list37650579" text:style-name="L12">
        <text:list-item>
          <text:p text:style-name="P103"><text:span text:style-name="T4">radius – </text:span><text:span text:style-name="T1">радиус сферы</text:span><text:span text:style-name="T4">, </text:span><text:span text:style-name="T1">в сантиметрах.</text:span></text:p>
        </text:list-item>
        <text:list-item>
          <text:p text:style-name="P103"><text:span text:style-name="T4">minAltitude </text:span><text:span text:style-name="T1">(от -90 до 0) задает минимальную высоту (в градусах), до которой рисуется атмосфера. Высота отсчитывается как принято в небесной механике, то есть 0 градусов — точка на горизонте, 90 градусов — в зените, -90 градусов — в надире. Таким образом, если задать </text:span><text:span text:style-name="T4">minAltitude </text:span><text:span text:style-name="T1">равным -90 градусов, то будет нарисована вся сфера, а если задать </text:span><text:span text:style-name="T4">minAltitude </text:span><text:span text:style-name="T1">равным 0 градусов, то будет нарисована ровно верхняя полусфера. Рекомендуется указывать значение, меньшее нуля, чтобы при прыжках и полетах не было видно нижнего края атмосферы. Предпочтительно, чтобы параметр </text:span><text:span text:style-name="T4">minAltitude </text:span><text:span text:style-name="T1">удовлетворял неравенству:</text:span></text:p>
        </text:list-item>
      </text:list>
      <text:p text:style-name="P4"><draw:frame draw:style-name="fr1" draw:name="Объект26" text:anchor-type="as-char" svg:width="7.318cm" svg:height="1.095cm" draw:z-index="4"><draw:object xlink:href="./Object 26" xlink:type="simple" xlink:show="embed" xlink:actuate="onLoad"/><draw:image xlink:href="./ObjectReplacements/Object 26" xlink:type="simple" xlink:show="embed" xlink:actuate="onLoad"/></draw:frame></text:p>
      <text:p text:style-name="P3"/>
      <text:p text:style-name="P3"/>
      <text:p text:style-name="Standard"/>
      <text:p text:style-name="Standard">Общий вид записи:</text:p>
      <text:p text:style-name="Standard"/>
      <text:p text:style-name="Код">Atmosphere( имя_<text:span text:style-name="T1">атмосферы</text:span> )</text:p>
      <text:p text:style-name="Код"><text:soft-page-break/>{<text:tab/><text:tab/></text:p>
      <text:p text:style-name="Код"><text:tab/><text:span text:style-name="T1">geometry( RADIUS:радиус_полусферы </text:span><text:span text:style-name="T4">minAltitude</text:span><text:span text:style-name="T1">:мин_высота )</text:span></text:p>
      <text:p text:style-name="Код"><text:tab/><text:span text:style-name="T1">layer( индекс_слоя )</text:span></text:p>
      <text:p text:style-name="Код"><text:tab/><text:span text:style-name="T4">ambientLightFilter( цвет )</text:span></text:p>
      <text:p text:style-name="Код"><text:tab/><text:span text:style-name="T4">diffuseLightFilter( цвет )</text:span></text:p>
      <text:p text:style-name="Код"><text:tab/><text:span text:style-name="T4">specularLightFilter( цвет )</text:span></text:p>
      <text:p text:style-name="Код"><text:tab/><text:span text:style-name="T4">ambientLight( цвет )</text:span></text:p>
      <text:p text:style-name="Код"><text:tab/><text:span text:style-name="T4">c</text:span><text:span text:style-name="T1">olor( цвет )</text:span></text:p>
      <text:p text:style-name="Код">}<text:tab/><text:tab/></text:p>
      <text:p text:style-name="Standard"/>
      <text:p text:style-name="Standard"><text:span text:style-name="T1">В заголовке указывается </text:span>имя атмосферы, которое может быть в дальнейшем использовано для ссылок на эту атмосферу.</text:p>
      <text:p text:style-name="Standard"/>
      <text:p text:style-name="Standard">Параметры:</text:p>
      <text:list xml:id="list37663996" text:style-name="L13">
        <text:list-item>
          <text:p text:style-name="P101">geometry – <text:span text:style-name="T1">задает геометрические размеры атмосферы: радиус сферы и минимальную высоту (см. описание выше).</text:span></text:p>
        </text:list-item>
        <text:list-item>
          <text:p text:style-name="P104">layer - задает индекс слоя атмосферы;</text:p>
        </text:list-item>
        <text:list-item>
          <text:p text:style-name="P104"><text:span text:style-name="T4">c</text:span>olor - задает цвет атмосферы (может быть изменен впоследствии - см. секции</text:p>
        </text:list-item>
        <text:list-item>
          <text:p text:style-name="P104">AtmosphereController)<text:span text:style-name="T4">.</text:span></text:p>
        </text:list-item>
        <text:list-item>
          <text:p text:style-name="P104">ambientLight — <text:span text:style-name="T1">цвет рассеянного освещения от атмосферы.</text:span></text:p>
        </text:list-item>
        <text:list-item>
          <text:p text:style-name="P104"><text:span text:style-name="T4">ambientLightFilter, diffuseLightFilter, specularLightFilter – </text:span><text:span text:style-name="T1">задают фильтрацию света от источников, индекс слоя которых меньше индекса слоя атмосферы. </text:span></text:p>
        </text:list-item>
      </text:list>
      <text:p text:style-name="P3"/>
      <text:p text:style-name="P3">Например,</text:p>
      <text:p text:style-name="Код">ambientLightFilter( “255 0 0”)</text:p>
      <text:p text:style-name="Код">diffuseLightFilter( “255 0 0”)<text:tab/></text:p>
      <text:p text:style-name="Код">specularLightFilter(“255 0 0”)</text:p>
      <text:p text:style-name="Text_20_body"><text:span text:style-name="T1">- атмосфера, пропускающая только красный канал света</text:span><text:tab/></text:p>
      <text:p text:style-name="P3"/>
      <text:p text:style-name="P3">Фактически цвет источников света, находящихся за атмосферой, умножается на цвет, заданный в качестве фильтра.</text:p>
      <text:p text:style-name="P3"/>
      <text:p text:style-name="P3">Значения по умолчанию:</text:p>
      <text:p text:style-name="Код">ambientLight(“0 0 0”)</text:p>
      <text:p text:style-name="Код">ambientLightFilter( “255 <text:span text:style-name="T1">255</text:span> <text:span text:style-name="T1">255</text:span>”)</text:p>
      <text:p text:style-name="Код">diffuseLightFilter( “255 <text:span text:style-name="T1">255</text:span> <text:span text:style-name="T1">255</text:span>”)</text:p>
      <text:p text:style-name="Код">specularLightFilter(“255 <text:span text:style-name="T1">255</text:span> <text:span text:style-name="T1">255</text:span>”)</text:p>
      <text:p text:style-name="Код">color(“0 0 255 <text:span text:style-name="T1">255</text:span>”)</text:p>
      <text:p text:style-name="P5">д<text:span text:style-name="T1">адут синию непрозрачную атмосферу, без собственного свечения, без фильтрации.</text:span></text:p>
      <text:p text:style-name="Standard"/>
      <text:h text:style-name="Heading_20_2" text:outline-level="2">AtmosphereController</text:h>
      <text:p text:style-name="Standard">Секция AtmosphereController используется для изменения параметров атмосферы.</text:p>
      <text:p text:style-name="Standard"/>
      <text:p text:style-name="Standard">Общий вид записи:</text:p>
      <text:p text:style-name="Код"><text:span text:style-name="T4">AtmosphereController( REF:</text:span><text:span text:style-name="T1">имя_атмосферы </text:span><text:span text:style-name="T4">VAR:переменная</text:span><text:span text:style-name="T1"> )</text:span></text:p>
      <text:p text:style-name="Код">{<text:tab/><text:tab/></text:p>
      <text:p text:style-name="Код"><text:soft-page-break/><text:tab/><text:span text:style-name="T4">at( </text:span><text:span text:style-name="T1">значение_функции )</text:span></text:p>
      <text:p text:style-name="Код"><text:tab/>{<text:tab/></text:p>
      <text:p text:style-name="Код"><text:tab/><text:tab/><text:span text:style-name="T1">ambientLightFilter( модификатор_цвета )</text:span></text:p>
      <text:p text:style-name="Код"><text:tab/><text:tab/>diffuse<text:span text:style-name="T1">LightFilter( модификатор_цвета )</text:span></text:p>
      <text:p text:style-name="Код"><text:tab/><text:tab/>specularLightFilter( <text:span text:style-name="T1">модификатор_цвета )</text:span></text:p>
      <text:p text:style-name="Код"><text:tab/><text:tab/>ambientLight( <text:span text:style-name="T1">модификатор_цвета )</text:span></text:p>
      <text:p text:style-name="Код"><text:tab/><text:tab/>color( <text:span text:style-name="T1">модификатор_цвета )</text:span></text:p>
      <text:p text:style-name="Код"><text:tab/>}<text:tab/></text:p>
      <text:p text:style-name="Код"><text:tab/><text:span text:style-name="T4">at( </text:span><text:span text:style-name="T1">значение_функции )</text:span></text:p>
      <text:p text:style-name="Код"><text:tab/>{<text:tab/></text:p>
      <text:p text:style-name="Код"><text:tab/><text:tab/><text:span text:style-name="T1">ambientLightFilter( модификатор_цвета )</text:span></text:p>
      <text:p text:style-name="Код"><text:tab/><text:tab/>diffuse<text:span text:style-name="T1">LightFilter( модификатор_цвета )</text:span></text:p>
      <text:p text:style-name="Код"><text:tab/><text:tab/>specularLightFilter( <text:span text:style-name="T1">модификатор_цвета )</text:span></text:p>
      <text:p text:style-name="Код"><text:tab/><text:tab/>ambientLight( <text:span text:style-name="T1">модификатор_цвета )</text:span></text:p>
      <text:p text:style-name="Код"><text:tab/><text:tab/>color( <text:span text:style-name="T1">модификатор_цвета )</text:span></text:p>
      <text:p text:style-name="Код"><text:tab/>}<text:tab/></text:p>
      <text:p text:style-name="Код"><text:tab/>...<text:tab/></text:p>
      <text:p text:style-name="Код">}<text:tab/><text:tab/></text:p>
      <text:p text:style-name="Standard"/>
      <text:p text:style-name="Standard">Можно задавать не все перечисленные параметры, а только часть.</text:p>
      <text:p text:style-name="Standard"/>
      <text:p text:style-name="Standard">Если задано более одной секции <text:span text:style-name="T4">AtmosphereController </text:span><text:span text:style-name="T1">с тем же </text:span><text:span text:style-name="T4">REF</text:span><text:span text:style-name="T1">:имя_атмосферы, </text:span>то каждое последующее описание <text:span text:style-name="T1">накладывается на</text:span> предыдущее (модификаторы цвета применяются в порядке описания секций).</text:p>
      <text:p text:style-name="Standard"/>
      <text:h text:style-name="Heading_20_2" text:outline-level="2">AtmosphereController (VAR:<text:span text:style-name="T4">ALTITUDE_OF_BODY)</text:span></text:h>
      <text:p text:style-name="Standard">При задании зависимости параметров атмосферы от перемещения небесного тела можно также задать изменение цвета в отдельных точках атмосферы, а не сразу для всей атмосферы.</text:p>
      <text:p text:style-name="Standard"/>
      <text:p text:style-name="Standard">Общий вид записи:</text:p>
      <text:p text:style-name="P37"><text:span text:style-name="T4">AtmosphereController( REF:</text:span><text:span text:style-name="T1">имя_атмосферы </text:span><text:span text:style-name="T4">VAR:ALTITUDE_OF_BODY:имя_тела</text:span><text:span text:style-name="T1">)</text:span></text:p>
      <text:p text:style-name="Код">{<text:tab/><text:tab/><text:tab/></text:p>
      <text:p text:style-name="Код"><text:tab/><text:span text:style-name="T4">at( </text:span><text:span text:style-name="T1">высота_тела_над_горизонтом )</text:span></text:p>
      <text:p text:style-name="Код"><text:tab/>{<text:tab/><text:tab/></text:p>
      <text:p text:style-name="Код"><text:tab/><text:tab/><text:span text:style-name="T1">ambientLightFilter( модификатор_цвета )</text:span></text:p>
      <text:p text:style-name="Код"><text:tab/><text:tab/>diffuse<text:span text:style-name="T1">LightFilter( модификатор_цвета )</text:span></text:p>
      <text:p text:style-name="Код"><text:tab/><text:tab/>specularLightFilter( <text:span text:style-name="T1">модификатор_цвета )</text:span></text:p>
      <text:p text:style-name="Код"><text:tab/><text:tab/>ambientLight( <text:span text:style-name="T1">модификатор_цвета )</text:span></text:p>
      <text:p text:style-name="Код"><text:tab/><text:tab/>at <text:span text:style-name="T1">угол_между_телом_и_точкой </text:span>color( <text:span text:style-name="T1">модификатор_цвета )</text:span></text:p>
      <text:p text:style-name="Код"><text:tab/><text:tab/>at <text:span text:style-name="T1">угол_между_телом_и_точкой </text:span>color( <text:span text:style-name="T1">модификатор_цвета )</text:span></text:p>
      <text:p text:style-name="Код"><text:tab/><text:tab/>…</text:p>
      <text:p text:style-name="Код"><text:tab/>}<text:tab/><text:tab/></text:p>
      <text:p text:style-name="Код"><text:tab/><text:span text:style-name="T4">at( <text:s/></text:span><text:span text:style-name="T1">высота_тела_над_горизонтом )</text:span></text:p>
      <text:p text:style-name="Код"><text:tab/>{<text:tab/><text:tab/></text:p>
      <text:p text:style-name="Код"><text:tab/><text:tab/><text:span text:style-name="T1">ambientLightFilter( модификатор_цвета )</text:span></text:p>
      <text:p text:style-name="Код"><text:tab/><text:tab/>diffuse<text:span text:style-name="T1">LightFilter( модификатор_цвета )</text:span></text:p>
      <text:p text:style-name="Код"><text:soft-page-break/><text:tab/><text:tab/>specularLightFilter( <text:span text:style-name="T1">модификатор_цвета )</text:span></text:p>
      <text:p text:style-name="Код"><text:tab/><text:tab/>ambientLight( <text:span text:style-name="T1">модификатор_цвета )</text:span></text:p>
      <text:p text:style-name="Код"><text:tab/><text:tab/>at <text:span text:style-name="T1">угол_между_телом_и_точкой </text:span>color( <text:span text:style-name="T1">модификатор_цвета )</text:span></text:p>
      <text:p text:style-name="Код"><text:tab/><text:tab/>at <text:span text:style-name="T1">угол_между_телом_и_точкой </text:span>color( <text:span text:style-name="T1">модификатор_цвета )</text:span></text:p>
      <text:p text:style-name="Код"><text:tab/><text:tab/>…<text:tab/></text:p>
      <text:p text:style-name="Код"><text:tab/>}<text:tab/><text:tab/></text:p>
      <text:p text:style-name="Код"><text:tab/>… <text:tab/><text:tab/></text:p>
      <text:p text:style-name="Код">}<text:tab/><text:tab/><text:tab/></text:p>
      <text:p text:style-name="P6"/>
      <text:p text:style-name="P7">Строки вида</text:p>
      <text:p text:style-name="Код">at угол_между_телом_и_точкой color( модификатор_цвета )</text:p>
      <text:p text:style-name="P11">задают модификацию цвета самой атмосферы в точке, направление на которую образует с направлением на небесное тело указанный угол. Для тех значений углов, для которых не указаны модификаторы цвета, эти модификаторы вычисляются с использованием (линейной) интерполяции.</text:p>
      <text:p text:style-name="P11"/>
      <text:h text:style-name="Heading_20_2" text:outline-level="2">Body</text:h>
      <text:p text:style-name="P12">Секция <text:span text:style-name="T4">Body </text:span>служит для описания небесного тела (солнца, луны, и т.п.), или любого меша, чьи координаты определяются высотой и азимутом.</text:p>
      <text:p text:style-name="P12"/>
      <text:p text:style-name="P12">Общий вид записи:</text:p>
      <text:p text:style-name="Код"><text:span text:style-name="T4">Body</text:span>( <text:span text:style-name="T1">имя_тела</text:span> )</text:p>
      <text:p text:style-name="Код">{<text:tab/><text:tab/></text:p>
      <text:p text:style-name="P39"><text:tab/><text:span text:style-name="T4">visual( FILE:</text:span><text:span text:style-name="T32">имя_3ds_файла</text:span><text:span text:style-name="T1"> RESOURCE_GROUP:</text:span><text:span text:style-name="T29">группа_ресурсов</text:span><text:span text:style-name="T1"> </text:span><text:span text:style-name="T32">MATERIAL:</text:span><text:span text:style-name="T29">имя_материала</text:span><text:span text:style-name="T32"> </text:span><text:span text:style-name="T1">)</text:span></text:p>
      <text:p text:style-name="Код"><text:tab/><text:span text:style-name="T1">layer( индекс_слоя )</text:span></text:p>
      <text:p text:style-name="Код"><text:tab/><text:span text:style-name="T4">altitude( </text:span><text:span text:style-name="T1">высота )</text:span></text:p>
      <text:p text:style-name="Код"><text:tab/><text:span text:style-name="T4">azimuth( </text:span><text:span text:style-name="T1">азимут )</text:span></text:p>
      <text:p text:style-name="Код"><text:tab/><text:span text:style-name="T4">distance( </text:span><text:span text:style-name="T1">расстояние )</text:span></text:p>
      <text:p text:style-name="Код"><text:tab/><text:span text:style-name="T4">scale( </text:span><text:span text:style-name="T1">коэффициент_масштабирования )</text:span></text:p>
      <text:p text:style-name="Код"><text:tab/><text:span text:style-name="T4">eulerAngles( </text:span><text:span text:style-name="T1">углы_Эйлера )</text:span></text:p>
      <text:p text:style-name="Код"><text:tab/><text:span text:style-name="T4">position( </text:span><text:span text:style-name="T1">смещение )</text:span></text:p>
      <text:p text:style-name="Код"><text:tab/><text:span text:style-name="T4">ambientLight( цвет )</text:span></text:p>
      <text:p text:style-name="Код"><text:tab/><text:span text:style-name="T4">diffuseLight( цвет )</text:span></text:p>
      <text:p text:style-name="Код"><text:tab/><text:span text:style-name="T4">specularLight( цвет )</text:span></text:p>
      <text:p text:style-name="Код">}<text:tab/><text:tab/></text:p>
      <text:p text:style-name="Standard"/>
      <text:p text:style-name="Standard">В заголовке задается имя небесного тела. Это имя может использоваться для ссылок на это тело.</text:p>
      <text:p text:style-name="Standard"/>
      <text:p text:style-name="Standard">Параметры:</text:p>
      <text:list xml:id="list37666245" text:continue-numbering="true" text:style-name="L13">
        <text:list-item>
          <text:p text:style-name="P105">visual – задает имя файла, из которого нужно загрузить меш. Группу ресурсов можно не указывать, т.к. значение по умолчанию - “MESHES” - вполне подходит в большинстве случаев. Также можно дополнительно задать материал, который должен быть использован для меша, вместо материала из файла.</text:p>
        </text:list-item>
      </text:list>
      <text:list xml:id="list37660726" text:style-name="L14">
        <text:list-item>
          <text:p text:style-name="P102">layer – <text:span text:style-name="T1">задает индекс слоя, который влияет на порядок рендеринга</text:span></text:p>
        </text:list-item>
        <text:list-item>
          <text:p text:style-name="P102"><text:soft-page-break/>altitude –<text:span text:style-name="T1"> задает высоту небесного тела над горизонтом, </text:span>[-90..90].</text:p>
        </text:list-item>
        <text:list-item>
          <text:p text:style-name="P102">azimuth – <text:span text:style-name="T1">задает азимут небесного тела (угол между направлением на север и горизонтальным направлением в сторону небесного тела). </text:span>[-180..180].</text:p>
        </text:list-item>
        <text:list-item>
          <text:p text:style-name="P102">distance – <text:span text:style-name="T1">расстояние (от камеры), на котором помещается меш небесного тела.</text:span></text:p>
        </text:list-item>
        <text:list-item>
          <text:p text:style-name="P102">scale – <text:span text:style-name="T1">коэффициент маштабирования (вектор из трех чисел); этот параметр вместе с </text:span><text:span text:style-name="T1">параметром </text:span>distance <text:span text:style-name="T1">влияет на видимый размер небесного тела.</text:span></text:p>
        </text:list-item>
        <text:list-item>
          <text:p text:style-name="P102">eulerAngles – <text:span text:style-name="T1">углы Эйлера (вектор из трех чисел), задают поворот небесного тела </text:span><text:span text:style-name="T1">относительно своей оси.</text:span></text:p>
        </text:list-item>
        <text:list-item>
          <text:p text:style-name="P102">position – <text:span text:style-name="T1">дополнительное </text:span>с<text:span text:style-name="T1">мещение небесного тела относительно позиции, рассчитанной по высоте и азимуту</text:span></text:p>
        </text:list-item>
        <text:list-item>
          <text:p text:style-name="P102">ambientLight – <text:span text:style-name="T1">цвет рассеянного освещения от данного небесного тела</text:span></text:p>
        </text:list-item>
        <text:list-item>
          <text:p text:style-name="P102">diffuseLight – <text:span text:style-name="T1">цвет диффузного освещения от данного небесного тела</text:span></text:p>
        </text:list-item>
        <text:list-item>
          <text:p text:style-name="P102">specularLight – <text:span text:style-name="T1">цвет бликового освещения от данного небесного тела.</text:span></text:p>
        </text:list-item>
      </text:list>
      <text:p text:style-name="P3"/>
      <text:p text:style-name="P3">Фактически цвет источников света, находящихся за атмосферой, умножается на цвет, заданный в качестве фильтра.</text:p>
      <text:p text:style-name="P3"/>
      <text:p text:style-name="P3">Значения по умолчанию:</text:p>
      <text:p text:style-name="Код">altitude( 90 )</text:p>
      <text:p text:style-name="Код">azimuth( 0 )</text:p>
      <text:p text:style-name="Код">distance( 10000 )</text:p>
      <text:p text:style-name="Код">scale( “1 1 1” )</text:p>
      <text:p text:style-name="Код">eulerAngles( “0 0 0” )</text:p>
      <text:p text:style-name="Код">position( “0 0 0” )</text:p>
      <text:p text:style-name="Код">ambientLight( “0 0 0” )</text:p>
      <text:p text:style-name="Код">diffuseLight( “0 0 0” )</text:p>
      <text:p text:style-name="Код">specularLight( “0 0 0” )</text:p>
      <text:p text:style-name="P3">- означают, что небесное тело находится в зените, на расстоянии 10000см (100м) от наблюдателя, при этом света не дает.</text:p>
      <text:p text:style-name="P3"/>
      <text:h text:style-name="Heading_20_2" text:outline-level="2">BodyController</text:h>
      <text:p text:style-name="Standard">Секция <text:span text:style-name="T4">Body</text:span>Controller используется для <text:span text:style-name="T1">изменения </text:span>параметров небесного тела.</text:p>
      <text:p text:style-name="Standard"/>
      <text:p text:style-name="Standard">Общий вид записи:</text:p>
      <text:p text:style-name="Standard"/>
      <text:p text:style-name="P1"><text:span text:style-name="T4">BodyController( REF:</text:span><text:span text:style-name="T1">имя_тела </text:span><text:span text:style-name="T4">VAR:переменная</text:span><text:span text:style-name="T1"> )</text:span></text:p>
      <text:p text:style-name="P10">{<text:tab/><text:tab/></text:p>
      <text:p text:style-name="P9"><text:tab/><text:span text:style-name="T4">at( </text:span><text:span text:style-name="T1">значение_функции )</text:span></text:p>
      <text:p text:style-name="P10"><text:tab/>{<text:tab/></text:p>
      <text:p text:style-name="P10"><text:tab/><text:tab/>altitude( <text:span text:style-name="T1">модификатор_высоты )</text:span></text:p>
      <text:p text:style-name="P10"><text:tab/><text:tab/>azimuth( <text:span text:style-name="T1">модификатор_азимута )</text:span></text:p>
      <text:p text:style-name="P10"><text:tab/><text:tab/>distance( <text:span text:style-name="T1">модификатор_расстояния )</text:span></text:p>
      <text:p text:style-name="P10"><text:tab/><text:tab/>scale( <text:span text:style-name="T1">модификатор_коэффициента_масштабирования )</text:span></text:p>
      <text:p text:style-name="P10"><text:tab/><text:tab/>eulerAngles( <text:span text:style-name="T1">модификатор_углов_Эйлера )</text:span></text:p>
      <text:p text:style-name="P10"><text:tab/><text:tab/>position( <text:span text:style-name="T1">модификатор_смещения )</text:span></text:p>
      <text:p text:style-name="P10"><text:tab/><text:tab/>ambientLight( <text:span text:style-name="T1">модификатор_цвета )</text:span></text:p>
      <text:p text:style-name="P10"><text:soft-page-break/><text:tab/><text:tab/>diffuseLight( <text:span text:style-name="T1">модификатор_цвета )</text:span></text:p>
      <text:p text:style-name="P10"><text:tab/><text:tab/>specular<text:span text:style-name="T1">Light( модификатор_цвета )</text:span></text:p>
      <text:p text:style-name="P10"><text:tab/>}<text:tab/></text:p>
      <text:p text:style-name="P9"><text:tab/><text:span text:style-name="T4">at( </text:span><text:span text:style-name="T1">значение_функции )</text:span></text:p>
      <text:p text:style-name="P10"><text:tab/>{<text:tab/></text:p>
      <text:p text:style-name="P10"><text:tab/><text:tab/>altitude( <text:span text:style-name="T1">модификатор_высоты )</text:span></text:p>
      <text:p text:style-name="P10"><text:tab/><text:tab/>azimuth( <text:span text:style-name="T1">модификатор_азимута )</text:span></text:p>
      <text:p text:style-name="P10"><text:tab/><text:tab/>distance( <text:span text:style-name="T1">модификатор_расстояния )</text:span></text:p>
      <text:p text:style-name="P10"><text:tab/><text:tab/>scale( <text:span text:style-name="T1">модификатор_коэффициента_масштабирования )</text:span></text:p>
      <text:p text:style-name="P10"><text:tab/><text:tab/>eulerAngles( <text:span text:style-name="T1">модификатор_углов_Эйлера )</text:span></text:p>
      <text:p text:style-name="P10"><text:tab/><text:tab/>position( <text:span text:style-name="T1">модификатор_смещения )</text:span></text:p>
      <text:p text:style-name="P10"><text:tab/><text:tab/>ambientLight( <text:span text:style-name="T1">модификатор_цвета )</text:span></text:p>
      <text:p text:style-name="P10"><text:tab/><text:tab/>diffuseLight( <text:span text:style-name="T1">модификатор_цвета )</text:span></text:p>
      <text:p text:style-name="P10"><text:tab/><text:tab/>specular<text:span text:style-name="T1">Light( модификатор_цвета )</text:span></text:p>
      <text:p text:style-name="P10"><text:tab/>}<text:tab/></text:p>
      <text:p text:style-name="P10"><text:tab/>...<text:tab/></text:p>
      <text:p text:style-name="P10">}<text:tab/><text:tab/></text:p>
      <text:p text:style-name="Standard"/>
      <text:p text:style-name="Standard">Можно задавать не все перечисленные параметры, а только часть.</text:p>
      <text:p text:style-name="Standard"/>
      <text:p text:style-name="Standard"><text:span text:style-name="T7">Если задано более одной секции </text:span><text:span text:style-name="T8">BodyController </text:span><text:span text:style-name="T7">с тем же REF:имя_тела, то каждое последующее описание накладывается на предыдущее (модификаторы цвета применяются в порядке описания секций).</text:span></text:p>
      <text:h text:style-name="P60" text:outline-level="2">CloudLayer</text:h>
      <text:p text:style-name="Standard">Секция <text:span text:style-name="T4">CloudLayer</text:span> описывает <text:span text:style-name="T1">слой облаков, или любой меш, чья позиция привязывается к позиции камеры</text:span>.</text:p>
      <text:p text:style-name="Standard"/>
      <text:p text:style-name="Standard">Общий вид записи:</text:p>
      <text:p text:style-name="Код">CloudLayer( имя_слоя_облаков )</text:p>
      <text:p text:style-name="Код">{<text:tab/><text:tab/></text:p>
      <text:p text:style-name="Код"><text:tab/><text:span text:style-name="T27">visual( FILE:</text:span><text:span text:style-name="T32">имя_3ds_файла</text:span><text:span text:style-name="T25"> RESOURCE_GROUP:</text:span><text:span text:style-name="T29">группа_ресурсов</text:span><text:span text:style-name="T25"> </text:span><text:span text:style-name="T32">MATERIAL:</text:span><text:span text:style-name="T29">имя_материала</text:span><text:span text:style-name="T32"> </text:span><text:span text:style-name="T25">)</text:span></text:p>
      <text:p text:style-name="Код"><text:tab/>layer( индекс_слоя )</text:p>
      <text:p text:style-name="Код"><text:tab/>position( позиция )</text:p>
      <text:p text:style-name="Код"><text:tab/>eulerAngles( углы_Эйлера )</text:p>
      <text:p text:style-name="Код"><text:tab/>scale( коэффициент_масштабирования )</text:p>
      <text:p text:style-name="Код"><text:tab/>ambientLightFilter( цвет )</text:p>
      <text:p text:style-name="Код"><text:tab/>diffuseLightFilter( цвет )</text:p>
      <text:p text:style-name="Код"><text:tab/>specularLightFilter( цвет )</text:p>
      <text:p text:style-name="Код"><text:tab/>ambientLight( цвет )</text:p>
      <text:p text:style-name="Код"><text:tab/>diffuseLight( цвет )</text:p>
      <text:p text:style-name="Код"><text:tab/>specularLight( цвет )</text:p>
      <text:p text:style-name="Код"><text:span text:style-name="T14">}<text:tab/></text:span><text:tab/></text:p>
      <text:p text:style-name="Standard"/>
      <text:p text:style-name="Standard"><text:span text:style-name="T1">В заголовке указывается </text:span>имя атмосферы, которое может быть в дальнейшем использовано для ссылок на эту атмосферу.</text:p>
      <text:p text:style-name="Standard"/>
      <text:p text:style-name="Standard">Параметры:</text:p>
      <text:list xml:id="list37673897" text:continue-list="list37666245" text:style-name="L13">
        <text:list-item>
          <text:p text:style-name="P101"><text:soft-page-break/>visual – <text:span text:style-name="T1">задает имя файла, из которого нужно загрузить меш. Группу ресурсов можно не указывать, т.к. значение по умолчанию - </text:span>“MESHES” <text:span text:style-name="T1">- вполне подходит в большинстве случаев.</text:span> Т<text:span text:style-name="T1">акже можно дополнительно задать материал, который должен быть использован для меша, вместо материала из файла.</text:span></text:p>
        </text:list-item>
        <text:list-item>
          <text:p text:style-name="P104">layer - задает индекс слоя, <text:span text:style-name="T1">который влияет на порядок рендеринга;</text:span></text:p>
        </text:list-item>
        <text:list-item>
          <text:p text:style-name="P104"><text:span text:style-name="T4">position</text:span> - задает <text:span text:style-name="T1">позицию меша относительно камеры;</text:span></text:p>
        </text:list-item>
        <text:list-item>
          <text:p text:style-name="P104"><text:span text:style-name="T4">scale – </text:span><text:span text:style-name="T1">задает коэффициент масштабирования (вектор из трех чисел) меша</text:span><text:span text:style-name="T4">;</text:span></text:p>
        </text:list-item>
        <text:list-item>
          <text:p text:style-name="P104"><text:span text:style-name="T4">eulerAngles – </text:span><text:span text:style-name="T1">задает углы Эйлера, указывающие ориентацию меша;</text:span></text:p>
        </text:list-item>
        <text:list-item>
          <text:p text:style-name="P104"><text:span text:style-name="T4">ambientLightFilter, diffuseLightFilter, specularLightFilter – </text:span><text:span text:style-name="T1">задают фильтрацию света от </text:span><text:span text:style-name="T1">источников, индекс слоя которых меньше индекса слоя облаков</text:span></text:p>
        </text:list-item>
        <text:list-item>
          <text:p text:style-name="P104">ambientLight — <text:span text:style-name="T1">цвет рассеянного освещения от облаков (облака могут светиться);</text:span></text:p>
        </text:list-item>
        <text:list-item>
          <text:p text:style-name="P101">diffuseLight, specularLight – <text:span text:style-name="T1">цвета диффузного и бликового освещения, производимого источником света, помещенным в позицию, заданную параметром </text:span>position<text:span text:style-name="T1">;</text:span> <text:span text:style-name="T1">эти цвета почти всегда нулевые, так как с облаками обычно не должен быть связан точечный источник света.</text:span></text:p>
          <text:p text:style-name="P105"/>
        </text:list-item>
      </text:list>
      <text:p text:style-name="P3">Например,</text:p>
      <text:p text:style-name="Код">ambientLightFilter( “255 0 0”)</text:p>
      <text:p text:style-name="Код">diffuseLightFilter( “255 0 0”)</text:p>
      <text:p text:style-name="Код">specularLightFilter(“255 0 0”)</text:p>
      <text:p text:style-name="Text_20_body">- облака<text:span text:style-name="T1">, пропускающие только красный канал света</text:span></text:p>
      <text:p text:style-name="P3"/>
      <text:p text:style-name="P3">Значения по умолчанию:</text:p>
      <text:p text:style-name="Код">position( “0 0 0” )</text:p>
      <text:p text:style-name="Код">scale( “1 1 1”)</text:p>
      <text:p text:style-name="Код">eulerAngles( “0 0 0” )</text:p>
      <text:p text:style-name="Код">ambientLightFilter( “255 <text:span text:style-name="T1">255</text:span> <text:span text:style-name="T1">255</text:span>”)</text:p>
      <text:p text:style-name="Код">diffuseLightFilter( “255 <text:span text:style-name="T1">255</text:span> <text:span text:style-name="T1">255</text:span>”)</text:p>
      <text:p text:style-name="Код"><text:span text:style-name="T4">s</text:span>pecularLightFilter( “255 <text:span text:style-name="T1">255</text:span> <text:span text:style-name="T1">255</text:span>” )</text:p>
      <text:p text:style-name="Код">ambientLight( “0 0 0” )</text:p>
      <text:p text:style-name="Код">diffuseLight( “0 0 0” )</text:p>
      <text:p text:style-name="Код">specularLight( “0 0 0” )</text:p>
      <text:p text:style-name="P2"/>
      <text:h text:style-name="Heading_20_2" text:outline-level="2">CloudLayerController</text:h>
      <text:p text:style-name="Text_20_body">Секция <text:span text:style-name="T4">CloudLayerController </text:span><text:span text:style-name="T1">позволяет изменять параметры слоя облаков.</text:span></text:p>
      <text:p text:style-name="P32">CloudLayer<text:span text:style-name="T4">Controller</text:span>( имя_слоя_облаков <text:span text:style-name="T4">VAR:переменная</text:span>)</text:p>
      <text:p text:style-name="P32">{</text:p>
      <text:p text:style-name="P32"><text:tab/><text:span text:style-name="T4">at( </text:span><text:span text:style-name="T1">значение_функции )</text:span><text:tab/><text:tab/></text:p>
      <text:p text:style-name="P32"><text:tab/>{</text:p>
      <text:p text:style-name="P32"><text:tab/><text:tab/>position( модификатор_позиции )</text:p>
      <text:p text:style-name="P32"><text:tab/><text:tab/>eulerAngles( модификатор_углов_Эйлера )</text:p>
      <text:p text:style-name="P32"><text:tab/><text:tab/>scale( модификатор_коэффициента_масштабирования )</text:p>
      <text:p text:style-name="P32"><text:tab/><text:tab/>ambientLightFilter( модификатор_цвета )</text:p>
      <text:p text:style-name="P32"><text:tab/><text:tab/>diffuseLightFilter( модификатор_цвета )</text:p>
      <text:p text:style-name="P32"><text:tab/><text:tab/>specularLightFilter( модификатор_цвета )</text:p>
      <text:p text:style-name="P32"><text:soft-page-break/><text:tab/><text:tab/>ambientLight( модификатор_цвета )</text:p>
      <text:p text:style-name="P32"><text:tab/><text:tab/>diffuseLight( модификатор_цвета )</text:p>
      <text:p text:style-name="P32"><text:tab/><text:tab/>specularLight( модификатор_цвета )</text:p>
      <text:p text:style-name="P32"><text:tab/>}</text:p>
      <text:p text:style-name="P32"><text:tab/><text:span text:style-name="T4">at( </text:span><text:span text:style-name="T1">значение_функции )</text:span><text:tab/><text:tab/></text:p>
      <text:p text:style-name="P32"><text:tab/>{</text:p>
      <text:p text:style-name="P32"><text:tab/><text:tab/>position( модификатор_позиции )</text:p>
      <text:p text:style-name="P32"><text:tab/><text:tab/>eulerAngles( модификатор_углов_Эйлера )</text:p>
      <text:p text:style-name="P32"><text:tab/><text:tab/>scale( модификатор_коэффициента_масштабирования )</text:p>
      <text:p text:style-name="P32"><text:tab/><text:tab/>ambientLightFilter( модификатор_цвета )</text:p>
      <text:p text:style-name="P32"><text:tab/><text:tab/>diffuseLightFilter( модификатор_цвета )</text:p>
      <text:p text:style-name="P32"><text:tab/><text:tab/>specularLightFilter( модификатор_цвета )</text:p>
      <text:p text:style-name="P32"><text:tab/><text:tab/>ambientLight( модификатор_цвета )</text:p>
      <text:p text:style-name="P32"><text:tab/><text:tab/>diffuseLight( модификатор_цвета )</text:p>
      <text:p text:style-name="P32"><text:tab/><text:tab/>specularLight( модификатор_цвета )</text:p>
      <text:p text:style-name="P32"><text:tab/>}</text:p>
      <text:p text:style-name="P32"><text:tab/>…</text:p>
      <text:p text:style-name="Код"><text:span text:style-name="T14">}<text:tab/></text:span><text:span text:style-name="T1"><text:tab/></text:span></text:p>
      <text:h text:style-name="P60" text:outline-level="2">MatLibIni</text:h>
      <text:p text:style-name="P12">Секция <text:span text:style-name="T4">MatLibIni </text:span>позволяет задать список <text:span text:style-name="T4">pml-</text:span>файлов, которые содержат материалы, которые будут загружены при инициализации этого неба.</text:p>
      <text:p text:style-name="P12"/>
      <text:p text:style-name="P12">Общий вид записи:</text:p>
      <text:p text:style-name="P32">Mat<text:span text:style-name="T4">LibIni</text:span>( имя_секции_не_используется <text:span text:style-name="T1">)</text:span></text:p>
      <text:p text:style-name="P34">{</text:p>
      <text:p text:style-name="P15"><text:tab/><text:span text:style-name="T4">pmlFile( </text:span>имя_файла )</text:p>
      <text:p text:style-name="P15"><text:tab/><text:span text:style-name="T4">pmlFile( </text:span>имя_файла )</text:p>
      <text:p text:style-name="P15"><text:tab/><text:span text:style-name="T4">pmlFile( </text:span>имя_файла )</text:p>
      <text:p text:style-name="P15"><text:tab/>...</text:p>
      <text:p text:style-name="P14">}</text:p>
      <text:h text:style-name="Heading_20_2" text:outline-level="2">MaterialController</text:h>
      <text:p text:style-name="Text_20_body">Секция <text:span text:style-name="T4">MaterialController </text:span><text:span text:style-name="T1">позволяет изменять материал. Изменение материала приводит к изменению внешнего вида всех полигонов мира, на которые этот материал натянут.</text:span></text:p>
      <text:p text:style-name="P12"/>
      <text:p text:style-name="P12">Общий вид записи:</text:p>
      <text:p text:style-name="P32">MaterialController( REF:<text:span text:style-name="T1">имя_материала </text:span><text:span text:style-name="T4">VAR:переменная</text:span><text:span text:style-name="T1">)</text:span></text:p>
      <text:p text:style-name="P32"><text:soft-page-break/>{</text:p>
      <text:p text:style-name="P32"><text:tab/><text:span text:style-name="T4">at</text:span>( значение_функции<text:span text:style-name="T1"> )</text:span></text:p>
      <text:p text:style-name="P32"><text:span text:style-name="T1"><text:tab/></text:span>{</text:p>
      <text:p text:style-name="P23"><text:span text:style-name="T13"><text:tab/><text:tab/></text:span><text:span text:style-name="T14">frame</text:span><text:span text:style-name="T18">( номер_кадра )</text:span></text:p>
      <text:p text:style-name="P33"><text:tab/><text:tab/>texAniMapDir( <text:span text:style-name="T1">скорость_скроллинга_по_гориз_и_по_вертикали )</text:span></text:p>
      <text:p text:style-name="P18"><text:span text:style-name="T1"><text:tab/><text:tab/></text:span><text:span text:style-name="T4">colorFactor( </text:span><text:span text:style-name="T1">множитель_для_диффузного_цвета )</text:span></text:p>
      <text:p text:style-name="P13"><text:span text:style-name="T1"><text:tab/><text:tab/></text:span><text:span text:style-name="T27">specularIntensityFactor( </text:span><text:span text:style-name="T25">множитель_для_яркости_бликового_пятна )</text:span></text:p>
      <text:p text:style-name="P17"><text:span text:style-name="T1"><text:tab/><text:tab/></text:span><text:span text:style-name="T4">specularColorFactor( </text:span><text:span text:style-name="T1">множитель_для_цвета_бликового_пятна )</text:span></text:p>
      <text:p text:style-name="P17"><text:span text:style-name="T1"><text:tab/><text:tab/></text:span><text:span text:style-name="T4">reflectivityFactor( </text:span><text:span text:style-name="T1">множитель_для_доли_отраженного_изображения</text:span><text:span text:style-name="T1"> )</text:span></text:p>
      <text:p text:style-name="P32"><text:span text:style-name="T1"><text:tab/></text:span>}</text:p>
      <text:p text:style-name="P32"><text:tab/><text:span text:style-name="T4">at</text:span>( значение_функции<text:span text:style-name="T1"> )</text:span></text:p>
      <text:p text:style-name="P32"><text:span text:style-name="T1"><text:tab/></text:span>{</text:p>
      <text:p text:style-name="P23"><text:span text:style-name="T13"><text:tab/><text:tab/></text:span><text:span text:style-name="T14">frame</text:span><text:span text:style-name="T18">( номер_кадра )</text:span></text:p>
      <text:p text:style-name="P33"><text:tab/><text:tab/>texAniMapDir( <text:span text:style-name="T1">скорость_скроллинга_по_гориз_и_по_вертикали )</text:span></text:p>
      <text:p text:style-name="P18"><text:span text:style-name="T1"><text:tab/><text:tab/></text:span><text:span text:style-name="T4">colorFactor( </text:span><text:span text:style-name="T1">множитель_для_диффузного_цвета )</text:span></text:p>
      <text:p text:style-name="P13"><text:span text:style-name="T1"><text:tab/><text:tab/></text:span><text:span text:style-name="T27">specularIntensityFactor( </text:span><text:span text:style-name="T25">множитель_для_яркости_бликового_пятна )</text:span></text:p>
      <text:p text:style-name="P17"><text:span text:style-name="T1"><text:tab/><text:tab/></text:span><text:span text:style-name="T4">specularColorFactor( </text:span><text:span text:style-name="T1">множитель_для_цвета_бликового_пятна )</text:span></text:p>
      <text:p text:style-name="P17"><text:span text:style-name="T1"><text:tab/><text:tab/></text:span><text:span text:style-name="T4">reflectivityFactor( </text:span><text:span text:style-name="T1">множитель_для_доли_отраженного_изображения )</text:span></text:p>
      <text:p text:style-name="P32"><text:span text:style-name="T1"><text:tab/></text:span>}</text:p>
      <text:p text:style-name="P32"><text:tab/>…</text:p>
      <text:p text:style-name="P32">}</text:p>
      <text:p text:style-name="P13"/>
      <text:p text:style-name="Text_20_body">Можно задавать не все перечисленные параметры, а только часть.</text:p>
      <text:p text:style-name="Text_20_body"><text:span text:style-name="T7">Если задано более одной секции </text:span><text:span text:style-name="T8">MaterialController </text:span><text:span text:style-name="T7">с тем же REF:имя_материала, то каждое последующее описание накладывается на предыдущее (модификаторы применяются в порядке описания секций).</text:span></text:p>
      <text:h text:style-name="P61" text:outline-level="2">Sound</text:h>
      <text:p text:style-name="Text_20_body"><text:span text:style-name="T6">Секция </text:span><text:span text:style-name="T8">Sound </text:span><text:span text:style-name="T7">служит для определения звука, воспроизводимого небом (типа звуков дождя и т.п.)</text:span></text:p>
      <text:p text:style-name="P20"/>
      <text:p text:style-name="P20">Общий вид записи:</text:p>
      <text:p text:style-name="P14">Sound( <text:span text:style-name="T1">имя_звука )</text:span></text:p>
      <text:p text:style-name="P14">{</text:p>
      <text:p text:style-name="P14"><text:span text:style-name="T1"><text:tab/></text:span>dataSource(<text:span text:style-name="T30"> </text:span><text:span text:style-name="T31">SFX:имя_инстанции </text:span><text:span text:style-name="T30">| FILE:</text:span><text:span text:style-name="T31">имя_файла</text:span><text:span text:style-name="T30"> </text:span><text:span text:style-name="T26">RESOURCE_GROUP:</text:span><text:span text:style-name="T25">группа</text:span><text:span text:style-name="T1"> )</text:span></text:p>
      <text:p text:style-name="P14"><text:span text:style-name="T1"><text:tab/></text:span>looping( <text:span text:style-name="T1">зацикливать_или_нет )</text:span></text:p>
      <text:p text:style-name="P14"><text:span text:style-name="T1"><text:tab/></text:span>position( <text:span text:style-name="T1">позиция )</text:span></text:p>
      <text:p text:style-name="P14"><text:span text:style-name="T1"><text:tab/></text:span>maxDistance( <text:span text:style-name="T1">расстояние )</text:span></text:p>
      <text:p text:style-name="P14"><text:tab/>volume( <text:span text:style-name="T1">громкость )</text:span></text:p>
      <text:p text:style-name="P14"><text:soft-page-break/>}</text:p>
      <text:p text:style-name="P21"/>
      <text:p text:style-name="P20">В заголовке задается имя звука, которое может использоваться затем для ссылок на этот звук.</text:p>
      <text:p text:style-name="P20">Параметры:</text:p>
      <text:list xml:id="list37675632" text:style-name="L15">
        <text:list-item>
          <text:p text:style-name="P68"><text:span text:style-name="T6">dataSource – </text:span><text:span text:style-name="T7">источник данных, указывает, где брать звуковые данные. Нужно указывать либо </text:span><text:span text:style-name="T6">SFX:</text:span><text:span text:style-name="T7">имя_инстанции (в </text:span><text:span text:style-name="T6">sfx.dat), </text:span><text:span text:style-name="T7">либо имя звукового файла вместе с именем ресурсной группы. Имя ресурсной группы (</text:span><text:span text:style-name="T6">“SOUND” </text:span><text:span text:style-name="T7">или </text:span><text:span text:style-name="T6">“MUSIC”) </text:span><text:span text:style-name="T7">иопределяет, где искать этот звуковой файл.</text:span></text:p>
        </text:list-item>
        <text:list-item>
          <text:p text:style-name="P68"><text:span text:style-name="T6">looping – </text:span><text:span text:style-name="T7">указывает, нужно ли зацикливать звук (0 — не зацикливать, 1 — зацикливать).</text:span></text:p>
        </text:list-item>
        <text:list-item>
          <text:p text:style-name="P68"><text:span text:style-name="T6">position – </text:span><text:span text:style-name="T7">позиция звука относительно камеры</text:span></text:p>
        </text:list-item>
        <text:list-item>
          <text:p text:style-name="P68"><text:span text:style-name="T6">maxDistance – </text:span><text:span text:style-name="T7">максимальное удаление от источника звука, на котором звук езще слышен.</text:span></text:p>
        </text:list-item>
        <text:list-item>
          <text:p text:style-name="P68"><text:span text:style-name="T6">volume – </text:span><text:span text:style-name="T7">громкость звука, в процентах (0 — тишина, 100 — максимум ).</text:span></text:p>
        </text:list-item>
      </text:list>
      <text:p text:style-name="P20"/>
      <text:p text:style-name="P20">Значения по умолчанию:</text:p>
      <text:p text:style-name="P14">looping( 0 )</text:p>
      <text:p text:style-name="P14">position( “0 0 0” )</text:p>
      <text:p text:style-name="P14">maxDistance( “1” )</text:p>
      <text:p text:style-name="P14">volume( “100” )</text:p>
      <text:p text:style-name="P21"/>
      <text:h text:style-name="P61" text:outline-level="2">SoundController</text:h>
      <text:p text:style-name="P20">Секция <text:span text:style-name="T4">SoundController </text:span>позволяет задать изменение источника звука в зависимости от чего-либо.</text:p>
      <text:p text:style-name="P14">SoundController<text:span text:style-name="T1">( </text:span>REF:<text:span text:style-name="T1">имя_звука </text:span>VAR:переменная<text:span text:style-name="T1">)</text:span></text:p>
      <text:p text:style-name="P14">{</text:p>
      <text:p text:style-name="P14"><text:tab/>at( <text:span text:style-name="T1">значение_функции )</text:span></text:p>
      <text:p text:style-name="P14"><text:span text:style-name="T1"><text:tab/></text:span>{</text:p>
      <text:p text:style-name="P14"><text:tab/><text:tab/>volume( <text:span text:style-name="T1">модификатор_громкости )</text:span></text:p>
      <text:p text:style-name="P14"><text:span text:style-name="T1"><text:tab/><text:tab/></text:span>position( <text:span text:style-name="T1">модификатор_позиции )</text:span></text:p>
      <text:p text:style-name="P14"><text:span text:style-name="T1"><text:tab/><text:tab/></text:span>maxDistance( <text:span text:style-name="T1">модификатор_расстояния )</text:span></text:p>
      <text:p text:style-name="P14"><text:tab/>}</text:p>
      <text:p text:style-name="P14"><text:tab/>at( <text:span text:style-name="T1">значение_функции )</text:span></text:p>
      <text:p text:style-name="P14"><text:span text:style-name="T1"><text:tab/></text:span>{</text:p>
      <text:p text:style-name="P14"><text:tab/><text:tab/>volume( <text:span text:style-name="T1">модификатор_громкости )</text:span></text:p>
      <text:p text:style-name="P14"><text:soft-page-break/><text:span text:style-name="T1"><text:tab/><text:tab/></text:span>position( <text:span text:style-name="T1">модификатор_позиции )</text:span></text:p>
      <text:p text:style-name="P14"><text:span text:style-name="T1"><text:tab/><text:tab/></text:span>maxDistance( <text:span text:style-name="T1">модификатор_расстояния )</text:span></text:p>
      <text:p text:style-name="P14"><text:tab/>}</text:p>
      <text:p text:style-name="P14"><text:tab/><text:span text:style-name="T1">...</text:span></text:p>
      <text:p text:style-name="P14">}</text:p>
      <text:h text:style-name="P61" text:outline-level="2">Overlay</text:h>
      <text:p text:style-name="P19">Оверлей — это дополнительное небо, которое должно накладываться на это небо. При этом:</text:p>
      <text:list xml:id="list37677213" text:style-name="L16">
        <text:list-item>
          <text:p text:style-name="P71">элементы неба-оверлея сортируются по слоям вместе с элементами основного неба</text:p>
        </text:list-item>
        <text:list-item>
          <text:p text:style-name="P70"><text:span text:style-name="T6">порядок применения модификаторов: 1) </text:span><text:span text:style-name="T7">вначале применяются </text:span><text:span text:style-name="T6">модификаторы основного неба, независимо от того, описаны они до оверлея или после; 2) потом модификаторы оверлеев, в порядке описания</text:span></text:p>
        </text:list-item>
      </text:list>
      <text:p text:style-name="P19"/>
      <text:p text:style-name="P19">Общий вид записи оверлея:</text:p>
      <text:p text:style-name="Код">Overlay( <text:span text:style-name="T1">имя_оверлея )</text:span></text:p>
      <text:p text:style-name="Код">{</text:p>
      <text:p text:style-name="Код"><text:tab/>sky( <text:span text:style-name="T1">имя_неба )</text:span></text:p>
      <text:p text:style-name="Код"><text:tab/>weight( <text:span text:style-name="T1">вес_неба )</text:span></text:p>
      <text:p text:style-name="Код">}</text:p>
      <text:p text:style-name="P36"/>
      <text:p text:style-name="P20">Параметры:</text:p>
      <text:list xml:id="list37660261" text:style-name="L17">
        <text:list-item>
          <text:p text:style-name="P69"><text:span text:style-name="T6">sky – </text:span><text:span text:style-name="T7">имя неба (т.е. имя файла с расширением .</text:span><text:span text:style-name="T6">sky</text:span><text:span text:style-name="T7">), содержащего эффекты, требуемые оверлею.</text:span></text:p>
        </text:list-item>
        <text:list-item>
          <text:p text:style-name="P69"><text:span text:style-name="T6">weight – </text:span><text:span text:style-name="T7">вес неба-оверлея, показывающий, в какой степени должны использоваться эффекты оверлея (0.0 — отсутствие эффекта, 1.0 — полный эффект). Например, если вес равен 0.3, то: звук из неба-оверлея звучит на 30% своей нормальной громкости, небесное тело из неба-оверлея светит на 30% яркости и вдобавок лишь на 30% непрозрачно, слой облаков из неба-оверлея на 30% непрозрачен, и т.д.</text:span></text:p>
        </text:list-item>
      </text:list>
      <text:p text:style-name="P20"/>
      <text:h text:style-name="Heading_20_2" text:outline-level="2">OverlayController</text:h>
      <text:p text:style-name="Text_20_body">Секция <text:span text:style-name="T4">OverlayController </text:span><text:span text:style-name="T1">позволяет задать изменение веса оверлея.</text:span></text:p>
      <text:p text:style-name="P12"/>
      <text:p text:style-name="P12">Общий вид записи:</text:p>
      <text:p text:style-name="Код">Overlay<text:span text:style-name="T4">Controller</text:span>( REF:<text:span text:style-name="T1">имя_оверлея </text:span><text:span text:style-name="T4">VAR:переменная</text:span><text:span text:style-name="T1"> )</text:span></text:p>
      <text:p text:style-name="Код">{</text:p>
      <text:p text:style-name="Код"><text:soft-page-break/><text:tab/>at( <text:span text:style-name="T1">значение_функции )</text:span></text:p>
      <text:p text:style-name="Код"><text:span text:style-name="T1"><text:tab/></text:span>{</text:p>
      <text:p text:style-name="Код"><text:tab/><text:tab/>weight( <text:span text:style-name="T1">вес_неба )</text:span></text:p>
      <text:p text:style-name="Код"><text:span text:style-name="T1"><text:tab/></text:span>}</text:p>
      <text:p text:style-name="Код"><text:tab/>at( <text:span text:style-name="T1">значение_функции )</text:span></text:p>
      <text:p text:style-name="Код"><text:span text:style-name="T1"><text:tab/></text:span>{</text:p>
      <text:p text:style-name="Код"><text:tab/><text:tab/>weight( <text:span text:style-name="T1">вес_неба )</text:span></text:p>
      <text:p text:style-name="Код"><text:span text:style-name="T1"><text:tab/></text:span>}</text:p>
      <text:p text:style-name="Код"><text:tab/>…</text:p>
      <text:p text:style-name="Код">}</text:p>
      <text:h text:style-name="P62" text:outline-level="2">Function</text:h>
      <text:p text:style-name="P12"><text:span text:style-name="T6">Секция </text:span><text:span text:style-name="T8">Function </text:span><text:span text:style-name="T6">служит для описания сложной функции времени, которая может быть полезна для описания природных явлений.</text:span></text:p>
      <text:p text:style-name="P36"/>
      <text:p text:style-name="P20">Общий вид записи:</text:p>
      <text:p text:style-name="P32"><text:span text:style-name="T4">Function</text:span>( <text:span text:style-name="T1">имя_функции )</text:span></text:p>
      <text:p text:style-name="P32">{</text:p>
      <text:p text:style-name="P13"><text:tab/><text:span text:style-name="T4">type( </text:span><text:span text:style-name="T1">тип_функции )</text:span></text:p>
      <text:p text:style-name="P16"><text:span text:style-name="T1"><text:tab/></text:span><text:span text:style-name="T19">argument</text:span><text:span text:style-name="T28">( WORLD_TIME | WORLD_TIME_REL:имя_неба</text:span><text:span text:style-name="T29"> </text:span><text:span text:style-name="T28">| SYSTEM</text:span><text:span text:style-name="T29">_TIME </text:span><text:span text:style-name="T28">| SYSTEM</text:span><text:span text:style-name="T29">_TIME_</text:span><text:span text:style-name="T28">REL</text:span><text:span text:style-name="T29">:имя_неба</text:span><text:span text:style-name="T28"> )</text:span></text:p>
      <text:p text:style-name="P13"><text:span text:style-name="T1"><text:tab/></text:span><text:span text:style-name="T4">…</text:span><text:span text:style-name="T1"><text:tab/></text:span></text:p>
      <text:p text:style-name="P14">}</text:p>
      <text:p text:style-name="P20">Параметры:</text:p>
      <text:list xml:id="list37646367" text:style-name="L18">
        <text:list-item>
          <text:p text:style-name="P72"><text:span text:style-name="T4">type</text:span> –<text:span text:style-name="T4"> </text:span>задает тип функции, который определяет, <text:s/>как именно функция будет генерировать значения. Этот параметр является обязательным и не может быть пропущен.</text:p>
        </text:list-item>
        <text:list-item>
          <text:p text:style-name="P76"><text:span text:style-name="T8">argument</text:span><text:span text:style-name="T7"> – тип времени, от которого зависит данная функция. По умолчанию используется </text:span><text:span text:style-name="T8">WORLD_TIME.</text:span></text:p>
          <text:p text:style-name="P74"/>
        </text:list-item>
      </text:list>
      <text:p text:style-name="P20">Тип функции может быть одним из следующих:</text:p>
      <text:list xml:id="list37645824" text:style-name="L19">
        <text:list-item>
          <text:p text:style-name="P81"><text:span text:style-name="T5">CONSTANT</text:span><text:span text:style-name="T4"> – </text:span>постоянная функция. Все время равна одному и тому же значению.</text:p>
          <text:p text:style-name="P81">Дополнительные параметры:</text:p>
          <text:p text:style-name="P84">value<text:span text:style-name="T1">(</text:span> <text:span text:style-name="T1">значение )</text:span></text:p>
        </text:list-item>
      </text:list>
      <text:p text:style-name="P41"/>
      <text:p text:style-name="P41"><text:tab/>Формула:</text:p>
      <text:p text:style-name="P58"><text:span text:style-name="T1"><text:tab/></text:span>f(t) = value</text:p>
      <text:p text:style-name="P40"/>
      <text:list xml:id="list37666863" text:continue-numbering="true" text:style-name="L19">
        <text:list-header>
          <text:p text:style-name="P81">Пример:</text:p>
        </text:list-header>
      </text:list>
      <text:p text:style-name="P55">Function( MyFunction )</text:p>
      <text:p text:style-name="P55"><text:soft-page-break/>{</text:p>
      <text:p text:style-name="P55"><text:tab/>type( CONSTANT )</text:p>
      <text:p text:style-name="P55"><text:tab/>value( <text:span text:style-name="T1">50 )</text:span></text:p>
      <text:p text:style-name="P55">}</text:p>
      <text:p text:style-name="P43"/>
      <text:list xml:id="list37661798" text:continue-numbering="true" text:style-name="L19">
        <text:list-item>
          <text:p text:style-name="P73"><text:span text:style-name="T5">LINEAR</text:span><text:span text:style-name="T4"> —</text:span> линейная функция.</text:p>
        </text:list-item>
      </text:list>
      <text:p text:style-name="P45">Дополнительные параметры:</text:p>
      <text:p text:style-name="P45"><text:tab/><text:span text:style-name="T4">initValue( </text:span>начальное_значение )</text:p>
      <text:p text:style-name="P45"><text:tab/><text:span text:style-name="T4">rate( </text:span>прирост_значения_за_1_секунду )</text:p>
      <text:p text:style-name="P45"><text:span text:style-name="T4"><text:tab/>period( </text:span>период )</text:p>
      <text:p text:style-name="P45"><text:tab/></text:p>
      <text:p text:style-name="P45">Формула <text:span text:style-name="T4">(</text:span>если период не задан или равен нулю):</text:p>
      <text:p text:style-name="P53"><draw:frame draw:style-name="fr1" draw:name="Объект22" text:anchor-type="as-char" svg:width="4.258cm" svg:height="0.483cm" draw:z-index="0"><draw:object xlink:href="./Object 22" xlink:type="simple" xlink:show="embed" xlink:actuate="onLoad"/><draw:image xlink:href="./ObjectReplacements/Object 22" xlink:type="simple" xlink:show="embed" xlink:actuate="onLoad"/></draw:frame>,</text:p>
      <text:p text:style-name="P51">где <text:span text:style-name="T4">t – </text:span>время.</text:p>
      <text:p text:style-name="P45"><text:line-break/>Формула (если период задан):</text:p>
      <text:p text:style-name="P53"><draw:frame draw:style-name="fr1" draw:name="Объект1" text:anchor-type="as-char" svg:width="4.382cm" svg:height="0.529cm" draw:z-index="1"><draw:object xlink:href="./Object 1" xlink:type="simple" xlink:show="embed" xlink:actuate="onLoad"/><draw:image xlink:href="./ObjectReplacements/Object 1" xlink:type="simple" xlink:show="embed" xlink:actuate="onLoad"/></draw:frame>,</text:p>
      <text:p text:style-name="P51">где <draw:frame draw:style-name="fr1" draw:name="Объект2" text:anchor-type="as-char" svg:width="5.477cm" svg:height="0.529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4"> – </text:span>время относительно этого периода.</text:p>
      <text:p text:style-name="P45"/>
      <text:p text:style-name="P45">Пример:</text:p>
      <text:p text:style-name="P44"><text:tab/><text:span text:style-name="T4">Function( MyFunction )</text:span></text:p>
      <text:p text:style-name="P55">{</text:p>
      <text:p text:style-name="P55"><text:tab/>type( LINEAR )</text:p>
      <text:p text:style-name="P55"><text:tab/>initValue( 100<text:span text:style-name="T1"> )</text:span></text:p>
      <text:p text:style-name="P55"><text:span text:style-name="T1"><text:tab/></text:span>rate( -1 )</text:p>
      <text:p text:style-name="P55"><text:tab/>argument( WORLD_TIME )</text:p>
      <text:p text:style-name="P55"><text:tab/>period( 12 )</text:p>
      <text:p text:style-name="P43"><text:tab/>}</text:p>
      <text:p text:style-name="P14"/>
      <text:list xml:id="list37648036" text:style-name="L20">
        <text:list-item>
          <text:p text:style-name="P75"><text:span text:style-name="T5">QUADRATIC</text:span><text:span text:style-name="T4"> – </text:span><text:span text:style-name="T1">квадратичная функция.</text:span></text:p>
        </text:list-item>
      </text:list>
      <text:p text:style-name="P45">Дополнительные параметры:</text:p>
      <text:p text:style-name="P51"><text:span text:style-name="T4">initValue( </text:span>начальное_значение )</text:p>
      <text:list xml:id="list37674504" text:continue-numbering="true" text:style-name="L20">
        <text:list-header>
          <text:p text:style-name="P85"><text:span text:style-name="T4">initRate( </text:span>начальный_прирост )</text:p>
          <text:list>
            <text:list-item>
              <text:list>
                <text:list-header>
                  <text:p text:style-name="P87">rate2( <text:span text:style-name="T1">прирост_прироста_за_1_секунду )</text:span></text:p>
                  <text:p text:style-name="P85">period( период )</text:p>
                </text:list-header>
              </text:list>
            </text:list-item>
          </text:list>
        </text:list-header>
      </text:list>
      <text:p text:style-name="P45"/>
      <text:p text:style-name="P45">Формула <text:span text:style-name="T4">(</text:span>если период не задан или равен нулю):</text:p>
      <text:p text:style-name="P51"><text:soft-page-break/><draw:frame draw:style-name="fr1" draw:name="Объект19" text:anchor-type="as-char" svg:width="6.662cm" svg:height="1.057cm" draw:z-index="5"><draw:object xlink:href="./Object 19" xlink:type="simple" xlink:show="embed" xlink:actuate="onLoad"/><draw:image xlink:href="./ObjectReplacements/Object 19" xlink:type="simple" xlink:show="embed" xlink:actuate="onLoad"/></draw:frame>.</text:p>
      <text:p text:style-name="P26"><text:tab/></text:p>
      <text:p text:style-name="P26"><text:tab/>Формула (если период задан):</text:p>
      <text:p text:style-name="P50"><text:tab/><draw:frame draw:style-name="fr1" draw:name="Объект4" text:anchor-type="as-char" svg:width="6.81cm" svg:height="1.122cm" draw:z-index="6"><draw:object xlink:href="./Object 4" xlink:type="simple" xlink:show="embed" xlink:actuate="onLoad"/><draw:image xlink:href="./ObjectReplacements/Object 4" xlink:type="simple" xlink:show="embed" xlink:actuate="onLoad"/></draw:frame>,</text:p>
      <text:p text:style-name="P45"><text:tab/>где <draw:frame draw:style-name="fr1" draw:name="Объект3" text:anchor-type="as-char" svg:width="5.477cm" svg:height="0.529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4">– </text:span>время относительно этого периода.</text:p>
      <text:p text:style-name="P45"/>
      <text:p text:style-name="P45">Пример:</text:p>
      <text:p text:style-name="P44"><text:tab/><text:span text:style-name="T4">Function( MyFunction )</text:span></text:p>
      <text:p text:style-name="P55">{</text:p>
      <text:p text:style-name="P55"><text:tab/>type( QUADRATIC )</text:p>
      <text:p text:style-name="P55"><text:tab/>initValue( <text:span text:style-name="T1">7 )</text:span></text:p>
      <text:p text:style-name="P55"><text:span text:style-name="T1"><text:tab/></text:span>initRate( 34 )</text:p>
      <text:p text:style-name="P55"><text:tab/>rate2( 1<text:span text:style-name="T1">0 )</text:span></text:p>
      <text:list xml:id="list37673999" text:continue-numbering="true" text:style-name="L20">
        <text:list-item>
          <text:list>
            <text:list-item>
              <text:list>
                <text:list-header>
                  <text:p text:style-name="P88">}</text:p>
                </text:list-header>
              </text:list>
            </text:list-item>
          </text:list>
        </text:list-item>
      </text:list>
      <text:p text:style-name="P43"/>
      <text:list xml:id="list37673882" text:style-name="L21">
        <text:list-item>
          <text:p text:style-name="P77"><text:span text:style-name="T15">S</text:span><text:span text:style-name="T9">IN</text:span><text:span text:style-name="T7"> – гармоническая зависимость.</text:span></text:p>
        </text:list-item>
      </text:list>
      <text:p text:style-name="P20"/>
      <text:p text:style-name="P20"><text:tab/>Дополнительные параметры:</text:p>
      <text:p text:style-name="P42"><text:tab/><text:span text:style-name="T4">minValue( </text:span>минимальное_значение )</text:p>
      <text:p text:style-name="P42"><text:tab/><text:span text:style-name="T4">maxValue( </text:span>максимальное_значение<text:span text:style-name="T4"> )</text:span></text:p>
      <text:p text:style-name="P49"><text:tab/>period( период )</text:p>
      <text:p text:style-name="P42"><text:tab/><text:span text:style-name="T4">initPhase( </text:span>начальная_фаза )</text:p>
      <text:p text:style-name="P45"><text:tab/></text:p>
      <text:p text:style-name="P20"><text:tab/>Формула:</text:p>
      <text:p text:style-name="P45"><text:tab/><text:tab/><draw:frame draw:style-name="fr1" draw:name="Объект29" text:anchor-type="as-char" svg:width="13.651cm" svg:height="1.097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5"><text:tab/></text:p>
      <text:p text:style-name="P14"/>
      <text:p text:style-name="P20"><text:span text:style-name="T4"><text:tab/></text:span>Пример:</text:p>
      <text:p text:style-name="P15"><text:tab/><text:tab/><text:span text:style-name="T4">Function( MyFunction )</text:span></text:p>
      <text:p text:style-name="P55">{</text:p>
      <text:p text:style-name="P55"><text:tab/>type( SIN )</text:p>
      <text:p text:style-name="P55"><text:tab/>minValue( 1<text:span text:style-name="T1">0 )</text:span></text:p>
      <text:p text:style-name="P55"><text:span text:style-name="T1"><text:tab/></text:span>maxValue( 20 )<text:tab/></text:p>
      <text:p text:style-name="P55"><text:tab/>period( 200 )</text:p>
      <text:p text:style-name="P55"><text:soft-page-break/><text:tab/>initPhase( 0 )</text:p>
      <text:p text:style-name="P44"><text:tab/>}</text:p>
      <text:p text:style-name="P44"/>
      <text:list xml:id="list37685291" text:continue-list="list37661798" text:style-name="L19">
        <text:list-item>
          <text:p text:style-name="P73"><text:span text:style-name="T5">RANDOM_VALUE</text:span><text:span text:style-name="T4"> —</text:span> случайная функция, каждое следующее значение которой определяется генератором случайных чисел. То есть значение этой функции в следующий момент времени никак не связано со значением в предыдущий момент. Совершенная непредсказуемость.</text:p>
          <text:p text:style-name="P73"/>
          <text:p text:style-name="P73">Дополнительные параметры:</text:p>
        </text:list-item>
      </text:list>
      <text:p text:style-name="P53">minValue( <text:span text:style-name="T1">минимальное_значение )</text:span></text:p>
      <text:p text:style-name="P53">maxValue( <text:span text:style-name="T1">максимальное_значение )</text:span></text:p>
      <text:p text:style-name="P53">step( <text:span text:style-name="T1">шаг )</text:span></text:p>
      <text:p text:style-name="P20"/>
      <text:p text:style-name="P20"><text:tab/>Формулы:</text:p>
      <text:p text:style-name="P20"><text:tab/><text:tab/><draw:frame draw:style-name="fr1" draw:name="Объект7" text:anchor-type="as-char" svg:width="6.673cm" svg:height="0.483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0"><text:tab/><text:tab/><draw:frame draw:style-name="fr1" draw:name="Объект8" text:anchor-type="as-char" svg:width="3.037cm" svg:height="0.483cm" draw:z-index="10"><draw:object xlink:href="./Object 9" xlink:type="simple" xlink:show="embed" xlink:actuate="onLoad"/><draw:image xlink:href="./ObjectReplacements/Object 9" xlink:type="simple" xlink:show="embed" xlink:actuate="onLoad"/></draw:frame> если <draw:frame draw:style-name="fr1" draw:name="Объект9" text:anchor-type="as-char" svg:width="1.778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20"><text:tab/><text:tab/><draw:frame draw:style-name="fr1" draw:name="Объект10" text:anchor-type="as-char" svg:width="7.689cm" svg:height="0.483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><text:tab/></text:p>
      <text:p text:style-name="P21"><text:tab/><text:span text:style-name="T1">Здесь </text:span><text:span text:style-name="T1"><draw:frame draw:style-name="fr1" draw:name="Объект11" text:anchor-type="as-char" svg:width="2.552cm" svg:height="0.483cm" draw:z-index="13"><draw:object xlink:href="./Object 12" xlink:type="simple" xlink:show="embed" xlink:actuate="onLoad"/><draw:image xlink:href="./ObjectReplacements/Object 12" xlink:type="simple" xlink:show="embed" xlink:actuate="onLoad"/></draw:frame></text:span>—<text:span text:style-name="T1"> функция, генерирующая случайное число от </text:span>a <text:span text:style-name="T1">до </text:span>b.</text:p>
      <text:p text:style-name="P45">То есть параметр <text:span text:style-name="T4">step</text:span> задает интервал времени, через который генератор случайных чисел должен использоваться снова.</text:p>
      <text:p text:style-name="P47"><text:span text:style-name="T1">Обозначения: </text:span><text:span text:style-name="T1"><draw:frame draw:style-name="fr1" draw:name="Объект24" text:anchor-type="as-char" svg:width="0.325cm" svg:height="0.467cm" draw:z-index="16"><draw:object xlink:href="./Object 7" xlink:type="simple" xlink:show="embed" xlink:actuate="onLoad"/><draw:image xlink:href="./ObjectReplacements/Object 7" xlink:type="simple" xlink:show="embed" xlink:actuate="onLoad"/></draw:frame></text:span><text:span text:style-name="T1">–</text:span> <text:span text:style-name="T1">текущий момент времени, </text:span><text:span text:style-name="T1"><draw:frame draw:style-name="fr1" draw:name="Объект6" text:anchor-type="as-char" svg:width="1.198cm" svg:height="0.467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1">–</text:span> <text:span text:style-name="T1">следующий момент времени, т.е. следующее значение функции вычисляется через предыдущее.</text:span></text:p>
      <text:p text:style-name="P45"/>
      <text:p text:style-name="P45">Пример (определение случайной функции, генерирующей значения от 50 до 80):</text:p>
      <text:p text:style-name="P44"><text:tab/><text:span text:style-name="T4">Function( MyFunction )</text:span></text:p>
      <text:p text:style-name="P55">{</text:p>
      <text:p text:style-name="P55"><text:tab/>type( RANDOM_VALUE )</text:p>
      <text:p text:style-name="P55"><text:tab/>minValue( 50<text:span text:style-name="T1"> )</text:span></text:p>
      <text:p text:style-name="P55"><text:span text:style-name="T1"><text:tab/></text:span>maxValue( 80 )</text:p>
      <text:p text:style-name="P55"><text:tab/>step( 1 )</text:p>
      <text:list xml:id="list37663870" text:continue-list="list37673999" text:style-name="L20">
        <text:list-item>
          <text:list>
            <text:list-item>
              <text:list>
                <text:list-header>
                  <text:p text:style-name="P88">}</text:p>
                </text:list-header>
              </text:list>
            </text:list-item>
          </text:list>
        </text:list-item>
      </text:list>
      <text:list xml:id="list37674773" text:style-name="L22">
        <text:list-item>
          <text:list>
            <text:list-item>
              <text:list>
                <text:list-header>
                  <text:p text:style-name="P90"/>
                </text:list-header>
              </text:list>
            </text:list-item>
          </text:list>
        </text:list-item>
      </text:list>
      <text:list xml:id="list37680141" text:continue-list="list37685291" text:style-name="L19">
        <text:list-item>
          <text:p text:style-name="P73"><text:span text:style-name="T5">RANDOM_RATE</text:span><text:span text:style-name="T4"> – </text:span>случайная функция, прирост которой определяется генератором случайных чисел. Эта функция ведет себя чуть более предсказуемо, чем предыдущая.</text:p>
        </text:list-item>
      </text:list>
      <text:p text:style-name="P45"/>
      <text:p text:style-name="P45">Дополнительные параметры:</text:p>
      <text:p text:style-name="P53">initValue( <text:span text:style-name="T1">начальное_значение )</text:span></text:p>
      <text:p text:style-name="P53"><text:soft-page-break/>minValue( <text:span text:style-name="T1">минимальное_значение )</text:span></text:p>
      <text:p text:style-name="P51">maxValue( максимальное_значение )</text:p>
      <text:p text:style-name="P53">minRate( <text:span text:style-name="T1">минимальный_прирост )</text:span></text:p>
      <text:p text:style-name="P53">maxRate( <text:span text:style-name="T1">максимальный_прирост )</text:span></text:p>
      <text:p text:style-name="P53">step( <text:span text:style-name="T1">шаг )</text:span></text:p>
      <text:p text:style-name="P30"/>
      <text:p text:style-name="P31"><text:tab/>Формулы:</text:p>
      <text:p text:style-name="P31"><text:tab/><text:tab/><draw:frame draw:style-name="fr1" draw:name="Объект5" text:anchor-type="as-char" svg:width="2.972cm" svg:height="0.483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P54"><text:span text:style-name="T1"><draw:frame draw:style-name="fr1" draw:name="Объект16" text:anchor-type="as-char" svg:width="10.432cm" svg:height="0.483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, </text:span></text:p>
      <text:p text:style-name="P20"><text:tab/><text:tab/><draw:frame draw:style-name="fr1" draw:name="Объект13" text:anchor-type="as-char" svg:width="6.66cm" svg:height="0.483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20"><text:tab/><text:tab/><draw:frame draw:style-name="fr1" draw:name="Объект14" text:anchor-type="as-char" svg:width="3.826cm" svg:height="0.483cm" draw:z-index="19"><draw:object xlink:href="./Object 15" xlink:type="simple" xlink:show="embed" xlink:actuate="onLoad"/><draw:image xlink:href="./ObjectReplacements/Object 15" xlink:type="simple" xlink:show="embed" xlink:actuate="onLoad"/></draw:frame> если <draw:frame draw:style-name="fr1" draw:name="Объект15" text:anchor-type="as-char" svg:width="1.778cm" svg:height="0.467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52"><draw:frame draw:style-name="fr1" draw:name="Объект12" text:anchor-type="as-char" svg:width="7.659cm" svg:height="0.483cm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52"><text:s/></text:p>
      <text:p text:style-name="P3"><text:tab/>Здесь<text:span text:style-name="T6"><text:tab/></text:span><text:span text:style-name="T6"><draw:frame draw:style-name="fr1" draw:name="Объект31" text:anchor-type="as-char" svg:width="2.732cm" svg:height="0.483cm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8">- </text:span><text:span text:style-name="T6">функция, ограничивающая </text:span><text:span text:style-name="T6"><draw:frame draw:style-name="fr1" draw:name="Объект32" text:anchor-type="as-char" svg:width="0.425cm" svg:height="0.467cm" draw:z-index="23"><draw:object xlink:href="./Object 32" xlink:type="simple" xlink:show="embed" xlink:actuate="onLoad"/><draw:image xlink:href="./ObjectReplacements/Object 32" xlink:type="simple" xlink:show="embed" xlink:actuate="onLoad"/></draw:frame></text:span><text:span text:style-name="T6">до интервала </text:span><text:span text:style-name="T6"><draw:frame draw:style-name="fr1" draw:name="Объект33" text:anchor-type="as-char" svg:width="1.175cm" svg:height="0.482cm" draw:z-index="25"><draw:object xlink:href="./Object 33" xlink:type="simple" xlink:show="embed" xlink:actuate="onLoad"/><draw:image xlink:href="./ObjectReplacements/Object 33" xlink:type="simple" xlink:show="embed" xlink:actuate="onLoad"/></draw:frame></text:span><text:span text:style-name="T6">, </text:span></text:p>
      <text:p text:style-name="P12"><text:span text:style-name="T6"><text:tab/>т.е.</text:span><text:span text:style-name="T6"><draw:frame draw:style-name="fr1" draw:name="Объект30" text:anchor-type="as-char" svg:width="6.276cm" svg:height="0.483cm" draw:z-index="24"><draw:object xlink:href="./Object 30" xlink:type="simple" xlink:show="embed" xlink:actuate="onLoad"/><draw:image xlink:href="./ObjectReplacements/Object 30" xlink:type="simple" xlink:show="embed" xlink:actuate="onLoad"/></draw:frame></text:span><text:span text:style-name="T6">.</text:span></text:p>
      <text:p text:style-name="P45">Прирост может быть и отрицательным (если минимальный прирост меньше нуля); в этом случае, прирост скорее можно было бы назвать убыванием.</text:p>
      <text:p text:style-name="P45"/>
      <text:p text:style-name="P28"><text:tab/><text:span text:style-name="T1">Пример:</text:span></text:p>
      <text:p text:style-name="P44"><text:tab/><text:span text:style-name="T4">Function( MyFunction )</text:span></text:p>
      <text:p text:style-name="P55">{</text:p>
      <text:p text:style-name="P55"><text:tab/>type( RANDOM_RATE )</text:p>
      <text:p text:style-name="P55"><text:tab/>initValue( <text:span text:style-name="T1">50 )</text:span></text:p>
      <text:p text:style-name="P57"><text:tab/>minValue( 0<text:span text:style-name="T1"> )</text:span></text:p>
      <text:p text:style-name="P55"><text:span text:style-name="T1"><text:tab/></text:span>maxValue( 80 )<text:tab/></text:p>
      <text:p text:style-name="P55"><text:tab/>minRate( -1 )</text:p>
      <text:p text:style-name="P55"><text:tab/>maxRate( 1 )</text:p>
      <text:p text:style-name="P55"><text:tab/>step( 5 )</text:p>
      <text:p text:style-name="P56">}</text:p>
      <text:list xml:id="list37659771" text:continue-list="list37663870" text:style-name="L20">
        <text:list-item>
          <text:list>
            <text:list-item>
              <text:list>
                <text:list-header>
                  <text:p text:style-name="P89"/>
                </text:list-header>
              </text:list>
            </text:list-item>
          </text:list>
        </text:list-item>
      </text:list>
      <text:list xml:id="list37670872" text:continue-list="list37680141" text:style-name="L19">
        <text:list-item>
          <text:p text:style-name="P73"><text:span text:style-name="T5">RANDOM_RATE2</text:span><text:span text:style-name="T4"> – </text:span>случайная функция, прирост прироста которой определяется генератором случайных чисел. Эта функция ведет себя еще чуть более предсказуемо, чем предыдущая.</text:p>
          <text:p text:style-name="P73"/>
        </text:list-item>
      </text:list>
      <text:p text:style-name="P45">Дополнительные параметры:</text:p>
      <text:p text:style-name="P53">initValue( <text:span text:style-name="T1">начальное_значение )</text:span></text:p>
      <text:p text:style-name="P53">minValue( <text:span text:style-name="T1">минимальное_значение )</text:span></text:p>
      <text:list xml:id="list37665288" text:continue-numbering="true" text:style-name="L19">
        <text:list-header>
          <text:p text:style-name="P86">maxValue( максимальное_значение )</text:p>
        </text:list-header>
      </text:list>
      <text:p text:style-name="P53"><text:soft-page-break/>initRate( <text:span text:style-name="T1">начальный_прирост )</text:span></text:p>
      <text:p text:style-name="P28"><text:tab/><text:tab/>minRate( <text:span text:style-name="T1">минимальный_прирост )</text:span></text:p>
      <text:p text:style-name="P28"><text:tab/><text:tab/>maxRate( <text:span text:style-name="T1">максимальный_прирост )</text:span></text:p>
      <text:p text:style-name="P28"><text:span text:style-name="T1"><text:tab/><text:tab/></text:span>minRate2( <text:span text:style-name="T1">максимальный_прирост )</text:span></text:p>
      <text:p text:style-name="P28"><text:span text:style-name="T1"><text:tab/><text:tab/></text:span>maxRate2( <text:span text:style-name="T1">максимальный_прирост )</text:span></text:p>
      <text:p text:style-name="P28"><text:span text:style-name="T1"><text:tab/><text:tab/></text:span>step( <text:span text:style-name="T1">шаг )</text:span></text:p>
      <text:p text:style-name="P51">bounce( отскок )</text:p>
      <text:p text:style-name="P30"/>
      <text:p text:style-name="P30"><text:tab/>Формулы:</text:p>
      <text:p text:style-name="P30"><text:tab/><text:tab/><draw:frame draw:style-name="fr1" draw:name="Объект17" text:anchor-type="as-char" svg:width="2.972cm" svg:height="0.483cm" draw:z-index="29"><draw:object xlink:href="./Object 21" xlink:type="simple" xlink:show="embed" xlink:actuate="onLoad"/><draw:image xlink:href="./ObjectReplacements/Object 21" xlink:type="simple" xlink:show="embed" xlink:actuate="onLoad"/></draw:frame></text:p>
      <text:p text:style-name="P54"><text:span text:style-name="T1"><draw:frame draw:style-name="fr1" draw:name="Объект25" text:anchor-type="as-char" svg:width="10.432cm" svg:height="0.483cm" draw:z-index="3"><draw:object xlink:href="./Object 25" xlink:type="simple" xlink:show="embed" xlink:actuate="onLoad"/><draw:image xlink:href="./ObjectReplacements/Object 25" xlink:type="simple" xlink:show="embed" xlink:actuate="onLoad"/></draw:frame></text:span><text:span text:style-name="T1">, </text:span></text:p>
      <text:p text:style-name="P52"><draw:frame draw:style-name="fr1" draw:name="Объект18" text:anchor-type="as-char" svg:width="3.154cm" svg:height="0.483cm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P52"><draw:frame draw:style-name="fr1" draw:name="Объект20" text:anchor-type="as-char" svg:width="10.973cm" svg:height="0.483cm" draw:z-index="27"><draw:object xlink:href="./Object 24" xlink:type="simple" xlink:show="embed" xlink:actuate="onLoad"/><draw:image xlink:href="./ObjectReplacements/Object 24" xlink:type="simple" xlink:show="embed" xlink:actuate="onLoad"/></draw:frame></text:p>
      <text:p text:style-name="P20"><text:tab/><text:tab/><draw:frame draw:style-name="fr1" draw:name="Объект23" text:anchor-type="as-char" svg:width="7.274cm" svg:height="0.483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20"><text:tab/><text:tab/><draw:frame draw:style-name="fr1" draw:name="Объект34" text:anchor-type="as-char" svg:width="4.233cm" svg:height="0.483cm" draw:z-index="31"><draw:object xlink:href="./Object 34" xlink:type="simple" xlink:show="embed" xlink:actuate="onLoad"/><draw:image xlink:href="./ObjectReplacements/Object 34" xlink:type="simple" xlink:show="embed" xlink:actuate="onLoad"/></draw:frame> если <draw:frame draw:style-name="fr1" draw:name="Объект35" text:anchor-type="as-char" svg:width="1.778cm" svg:height="0.467cm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52"><draw:frame draw:style-name="fr1" draw:name="Объект21" text:anchor-type="as-char" svg:width="8.273cm" svg:height="0.483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30"><text:tab/></text:p>
      <text:p text:style-name="P45">Причем, если значение функции достигает минимума или максимума, то <text:span text:style-name="T4">rate </text:span>умножается на <text:span text:style-name="T4">bounce.</text:span> Например, если <text:span text:style-name="T4">bounce</text:span> равен -1, то при достижении максимального или минимального значения <text:span text:style-name="T4">rate </text:span>поменяет знак на противоположный; а если <text:span text:style-name="T4">bounce </text:span>равен 0, то при достижении <text:s/>максимального или минимального значения <text:span text:style-name="T4">rate </text:span>обнулится, а если <text:span text:style-name="T4">bounce </text:span>равен 1, то ничего не произойдет.</text:p>
      <text:p text:style-name="P45"/>
      <text:p text:style-name="P28"><text:tab/><text:span text:style-name="T1">Пример:</text:span></text:p>
      <text:p text:style-name="P44"><text:tab/><text:span text:style-name="T4">Function( MyFunction )</text:span></text:p>
      <text:p text:style-name="P55">{</text:p>
      <text:p text:style-name="P55"><text:tab/>type( RANDOM_RATE2 )</text:p>
      <text:p text:style-name="P55"><text:tab/>initValue( <text:span text:style-name="T1">50 )</text:span></text:p>
      <text:p text:style-name="P55"><text:span text:style-name="T1"><text:tab/></text:span>initRate( 0.5 )<text:tab/></text:p>
      <text:p text:style-name="P55"><text:tab/>minRate2( -0.1 )</text:p>
      <text:p text:style-name="P55"><text:tab/>maxRate2( 0.1 )</text:p>
      <text:p text:style-name="P55"><text:tab/>minRate( -1 )</text:p>
      <text:p text:style-name="P55"><text:tab/>maxRate( 1 )</text:p>
      <text:p text:style-name="P55"><text:tab/>minValue( 0<text:span text:style-name="T1"> )</text:span></text:p>
      <text:p text:style-name="P55"><text:span text:style-name="T1"><text:tab/></text:span>maxValue( 80 )</text:p>
      <text:list xml:id="list37687319" text:continue-list="list37659771" text:style-name="L20">
        <text:list-item>
          <text:list>
            <text:list-item>
              <text:list>
                <text:list-header>
                  <text:p text:style-name="P89">}</text:p>
                  <text:p text:style-name="P89"/>
                </text:list-header>
              </text:list>
            </text:list-item>
          </text:list>
        </text:list-item>
      </text:list>
      <text:list xml:id="list37684175" text:continue-list="list37665288" text:style-name="L19">
        <text:list-item>
          <text:p text:style-name="P73"><text:span text:style-name="T5">RANDOM_MANUAL</text:span><text:span text:style-name="T4"> – </text:span>случайная функция, моделирующая некое явление, имеюще <text:soft-page-break/>набор стационарных состояний, с возможностью случайного перехода между соседними состояниями.</text:p>
        </text:list-item>
      </text:list>
      <text:p text:style-name="P20"><text:tab/></text:p>
      <text:p text:style-name="P20"><text:tab/>Дополнительные параметры:</text:p>
      <text:p text:style-name="P31"><text:tab/><text:tab/><text:span text:style-name="T4">initValue( </text:span>начальное_значение )</text:p>
      <text:p text:style-name="P20"><text:tab/><text:tab/><text:span text:style-name="T4">minRate( </text:span>минимальный_прирост )</text:p>
      <text:p text:style-name="P20"><text:tab/><text:tab/><text:span text:style-name="T4">maxRate( </text:span>максимальный_прирост )</text:p>
      <text:p text:style-name="P20"/>
      <text:p text:style-name="P31"><text:tab/>Состояния определяются так:</text:p>
      <text:p text:style-name="P31"><text:tab/><text:tab/><text:span text:style-name="T4">State( </text:span>значение <text:span text:style-name="T4">)</text:span></text:p>
      <text:p text:style-name="P29"><text:tab/><text:tab/>{</text:p>
      <text:p text:style-name="P31"><text:span text:style-name="T4"><text:tab/><text:tab/><text:tab/>step( </text:span>шаг_времени )</text:p>
      <text:p text:style-name="P31"><text:tab/><text:tab/><text:tab/><text:span text:style-name="T4">stayChance( </text:span>шанс_остаться_в_том_же_состоянии )</text:p>
      <text:p text:style-name="P31"><text:tab/><text:tab/><text:tab/><text:span text:style-name="T4">upChance( </text:span>шанс_перейти_вверх )</text:p>
      <text:p text:style-name="P31"><text:tab/><text:tab/><text:tab/><text:span text:style-name="T4">downChance( </text:span>шанс_перейти_вниз )</text:p>
      <text:p text:style-name="P31"><text:tab/><text:tab/><text:span text:style-name="T4">}</text:span></text:p>
      <text:p text:style-name="P29"/>
      <text:p text:style-name="P46"><text:span text:style-name="T4"><text:tab/></text:span>Таких состояний должно быть не меньше двух. Функция работает так: через каждый шаг времени (s<text:span text:style-name="T4">tep) </text:span>используется генератор случайных чисел и шансы, указанные в определении состояния, чтобы определенить, что нужно делать: остаться в этом состоянии, перейти к состоянию с более высоким значением, или перейти к состоянию с более низким значением. Если выпадает переход, то в течении некоторого времени проиходит линейное изменение значения функции с использованием <text:span text:style-name="T4">maxRate </text:span>(при переходе к большему значению), либо <text:span text:style-name="T4">minRate </text:span>(при переходе к меньшему значению).</text:p>
      <text:p text:style-name="P15"><text:tab/><text:tab/></text:p>
      <text:p text:style-name="P15"><text:tab/><text:span text:style-name="T6">Пример:</text:span></text:p>
      <text:p text:style-name="P44"><text:tab/><text:span text:style-name="T4">Function( MyFunction )</text:span></text:p>
      <text:p text:style-name="P55">{</text:p>
      <text:p text:style-name="P55"><text:tab/>type( RANDOM_MANUAL )</text:p>
      <text:p text:style-name="P55"><text:tab/>initValue( 30 )</text:p>
      <text:p text:style-name="P55"><text:tab/>minRate(-8)</text:p>
      <text:p text:style-name="P55"><text:tab/>maxRate(8)<text:tab/></text:p>
      <text:p text:style-name="P55"><text:tab/>State( 0 )</text:p>
      <text:p text:style-name="P55"><text:tab/>{</text:p>
      <text:p text:style-name="P55"><text:tab/><text:tab/>step( <text:span text:style-name="T1">100 )</text:span></text:p>
      <text:p text:style-name="P55"><text:span text:style-name="T1"><text:tab/><text:tab/></text:span>stayChance( 50 )</text:p>
      <text:p text:style-name="P55"><text:span text:style-name="T1"><text:tab/><text:tab/></text:span>upChance( 1 )</text:p>
      <text:p text:style-name="P55"><text:tab/><text:tab/>downChance( 0 )</text:p>
      <text:p text:style-name="P55"><text:soft-page-break/><text:tab/>}</text:p>
      <text:p text:style-name="P55"><text:tab/>State( 10 )</text:p>
      <text:p text:style-name="P55"><text:tab/>{</text:p>
      <text:p text:style-name="P55"><text:tab/><text:tab/>step( 100 )</text:p>
      <text:p text:style-name="P55"><text:tab/><text:tab/>stayChance( 30 )</text:p>
      <text:p text:style-name="P55"><text:tab/><text:tab/>upChance( 2 )</text:p>
      <text:p text:style-name="P55"><text:tab/><text:tab/>downChance( 5 )</text:p>
      <text:p text:style-name="P55"><text:tab/>}</text:p>
      <text:p text:style-name="P55"><text:tab/>State( 20 )</text:p>
      <text:p text:style-name="P55"><text:tab/>{</text:p>
      <text:p text:style-name="P55"><text:tab/><text:tab/>step( 70 )</text:p>
      <text:p text:style-name="P55"><text:tab/><text:tab/>stayChance( 10 )</text:p>
      <text:p text:style-name="P55"><text:tab/><text:tab/>upChance( 0 )</text:p>
      <text:p text:style-name="P55"><text:tab/><text:tab/>downChance( 1 )</text:p>
      <text:p text:style-name="P55"><text:tab/>}</text:p>
      <text:p text:style-name="P55">}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top="1.02cm" fo:margin-bottom="0.51cm" style:page-number="auto" fo:padding="1cm" fo:border-left="none" fo:border-right="none" fo:border-top="0.002cm solid #000000" fo:border-bottom="none" style:shadow="none" text:number-lines="false" text:line-number="1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" style:family="paragraph" style:parent-style-name="Standard" style:next-style-name="Text_20_body" style:class="text">
      <style:paragraph-properties fo:line-height="0.499cm"/>
      <style:text-properties style:font-name="Courier New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Виталий Баранов</meta:initial-creator>
    <meta:creation-date>2011-04-29T10:51:02</meta:creation-date>
    <dc:date>2011-05-27T17:54:46.90</dc:date>
    <dc:creator>Виталий Баранов</dc:creator>
    <meta:editing-duration>PT85H08M35S</meta:editing-duration>
    <meta:editing-cycles>142</meta:editing-cycles>
    <meta:generator>OpenOffice.org/3.1$Win32 OpenOffice.org_project/310m19$Build-9420</meta:generator>
    <meta:document-statistic meta:table-count="1" meta:image-count="0" meta:object-count="33" meta:page-count="32" meta:paragraph-count="1034" meta:word-count="4930" meta:character-count="3634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i math:fontstyle="italic">rate</math:mi>
            <math:mo math:stretchy="false">⋅</math:mo>
            <math:msub>
              <math:mi>t</math:mi>
              <math:mn>0</math:mn>
            </math:msub>
          </math:mrow>
          <math:mo math:stretchy="false">+</math:mo>
          <math:mi math:fontstyle="italic">initValue</math:mi>
        </math:mrow>
      </math:mrow>
    </math:mrow>
    <math:annotation math:encoding="StarMath 5.0">f(t) = rate cdot t sub 0 + initValue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t</math:mi>
        <math:mo math:stretchy="false">&lt;</math:mo>
        <math:mi math:fontstyle="italic">step</math:mi>
      </math:mrow>
    </math:mrow>
    <math:annotation math:encoding="StarMath 5.0">%DELTA t &lt; ste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i>t</math:mi>
            <math:mo math:stretchy="false">+</math:mo>
            <math:mi math:fontstyle="italic">step</math:mi>
          </math:mrow>
          <math:mo math:stretchy="false">)</math:mo>
        </math:mrow>
        <math:mo math:stretchy="false">=</math:mo>
        <math:mi math:fontstyle="italic">random</math:mi>
      </math:mrow>
      <math:mrow>
        <math:mo math:stretchy="false">(</math:mo>
        <math:mrow>
          <math:mi math:fontstyle="italic">minValue</math:mi>
          <math:mi>,</math:mi>
          <math:mi math:fontstyle="italic">maxValue</math:mi>
        </math:mrow>
        <math:mo math:stretchy="false">)</math:mo>
      </math:mrow>
    </math:mrow>
    <math:annotation math:encoding="StarMath 5.0">f(t+step) = random( minValue, maxValue )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italic">random</math:mi>
      <math:mrow>
        <math:mo math:stretchy="false">(</math:mo>
        <math:mrow>
          <math:mi>a</math:mi>
          <math:mi>,</math:mi>
          <math:mi>b</math:mi>
        </math:mrow>
        <math:mo math:stretchy="false">)</math:mo>
      </math:mrow>
    </math:mrow>
    <math:annotation math:encoding="StarMath 5.0">random(a, b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</math:mi>
      <math:mrow>
        <math:mrow>
          <math:mo math:stretchy="false">(</math:mo>
          <math:mrow>
            <math:mi>t</math:mi>
            <math:mo math:stretchy="false">+</math:mo>
            <math:mi math:fontstyle="italic">step</math:mi>
          </math:mrow>
          <math:mo math:stretchy="false">)</math:mo>
        </math:mrow>
        <math:mo math:stretchy="false">=</math:mo>
        <math:mi math:fontstyle="italic">random</math:mi>
      </math:mrow>
      <math:mrow>
        <math:mo math:stretchy="false">(</math:mo>
        <math:mrow>
          <math:mi math:fontstyle="italic">minRate</math:mi>
          <math:mi>,</math:mi>
          <math:mi math:fontstyle="italic">maxRate</math:mi>
        </math:mrow>
        <math:mo math:stretchy="false">)</math:mo>
      </math:mrow>
    </math:mrow>
    <math:annotation math:encoding="StarMath 5.0">rate(t+step) = random( minRate, maxRate )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</math:mi>
      <math:mrow>
        <math:mrow>
          <math:mo math:stretchy="false">(</math:mo>
          <math:mn>0</math:mn>
          <math:mo math:stretchy="false">)</math:mo>
        </math:mrow>
        <math:mo math:stretchy="false">=</math:mo>
        <math:mi math:fontstyle="italic">random</math:mi>
      </math:mrow>
      <math:mrow>
        <math:mo math:stretchy="false">(</math:mo>
        <math:mrow>
          <math:mi math:fontstyle="italic">minRate</math:mi>
          <math:mi>,</math:mi>
          <math:mi math:fontstyle="italic">maxRate</math:mi>
        </math:mrow>
        <math:mo math:stretchy="false">)</math:mo>
      </math:mrow>
    </math:mrow>
    <math:annotation math:encoding="StarMath 5.0">rate(0) = random( minRate, maxRate )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</math:mi>
      <math:mrow>
        <math:mrow>
          <math:mo math:stretchy="false">(</math:mo>
          <math:mrow>
            <math:mrow>
              <math:mi>t</math:mi>
              <math:mo math:stretchy="false">+</math:mo>
              <math:mo math:stretchy="false">Δ</math:mo>
            </math:mrow>
            <math:mi>t</math:mi>
          </math:mrow>
          <math:mo math:stretchy="false">)</math:mo>
        </math:mrow>
        <math:mo math:stretchy="false">=</math:mo>
        <math:mi math:fontstyle="italic">rate</math:mi>
      </math:mrow>
      <math:mrow>
        <math:mo math:stretchy="false">(</math:mo>
        <math:mi>t</math:mi>
        <math:mo math:stretchy="false">)</math:mo>
      </math:mrow>
    </math:mrow>
    <math:annotation math:encoding="StarMath 5.0">rate(t+ %DELTA t) = rate(t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row>
              <math:mi>t</math:mi>
              <math:mo math:stretchy="false">+</math:mo>
              <math:mo math:stretchy="false">Δ</math:mo>
            </math:mrow>
            <math:mi>t</math:mi>
          </math:mrow>
          <math:mo math:stretchy="false">)</math:mo>
        </math:mrow>
        <math:mo math:stretchy="false">=</math:mo>
        <math:mi math:fontstyle="italic">clamp</math:mi>
      </math:mrow>
      <math:mrow>
        <math:mo math:stretchy="false">(</math:mo>
        <math:mrow>
          <math:mi>f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rate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⋅</math:mo>
            <math:mo math:stretchy="false">Δ</math:mo>
          </math:mrow>
          <math:mi>t</math:mi>
          <math:mi>,</math:mi>
          <math:mi math:fontstyle="italic">minValue</math:mi>
          <math:mi>,</math:mi>
          <math:mi math:fontstyle="italic">maxValue</math:mi>
        </math:mrow>
        <math:mo math:stretchy="false">)</math:mo>
      </math:mrow>
    </math:mrow>
    <math:annotation math:encoding="StarMath 5.0">f(t+ %DELTA t) = clamp(f(t) + rate(t) cdot %DELTA t, minValue, maxValue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t</math:mi>
        <math:mo math:stretchy="false">&lt;</math:mo>
        <math:mi math:fontstyle="italic">step</math:mi>
      </math:mrow>
    </math:mrow>
    <math:annotation math:encoding="StarMath 5.0">%DELTA t &lt; step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italic">clamp</math:mi>
      <math:mrow>
        <math:mo math:stretchy="false">(</math:mo>
        <math:mrow>
          <math:mi>x</math:mi>
          <math:mi>,</math:mi>
          <math:mi>a</math:mi>
          <math:mi>,</math:mi>
          <math:mi>b</math:mi>
        </math:mrow>
        <math:mo math:stretchy="false">)</math:mo>
      </math:mrow>
    </math:mrow>
    <math:annotation math:encoding="StarMath 5.0">clamp(x,a,b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frac>
              <math:mrow>
                <math:mi math:fontstyle="italic">rate2</math:mi>
                <math:mo math:stretchy="false">⋅</math:mo>
                <math:msup>
                  <math:mi>t</math:mi>
                  <math:mn>2</math:mn>
                </math:msup>
              </math:mrow>
              <math:mn>2</math:mn>
            </math:mfrac>
            <math:mo math:stretchy="false">+</math:mo>
            <math:mrow>
              <math:mi math:fontstyle="italic">initRate</math:mi>
              <math:mo math:stretchy="false">⋅</math:mo>
              <math:mi>t</math:mi>
            </math:mrow>
          </math:mrow>
          <math:mo math:stretchy="false">+</math:mo>
          <math:mi math:fontstyle="italic">initValue</math:mi>
        </math:mrow>
      </math:mrow>
    </math:mrow>
    <math:annotation math:encoding="StarMath 5.0">f(t)=rate2 cdot t^2 over 2 + initRate cdot t + initValu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n>0</math:mn>
        </math:msub>
        <math:mo math:stretchy="false">=</math:mo>
        <math:mrow>
          <math:mi>t</math:mi>
          <math:mo math:stretchy="false">−</math:mo>
          <math:mi math:fontstyle="italic">floor</math:mi>
        </math:mrow>
      </math:mrow>
      <math:mrow>
        <math:mrow>
          <math:mo math:stretchy="false">(</math:mo>
          <math:mrow>
            <math:mi>t</math:mi>
            <math:mo math:stretchy="false">/</math:mo>
            <math:mi math:fontstyle="italic">period</math:mi>
          </math:mrow>
          <math:mo math:stretchy="false">)</math:mo>
        </math:mrow>
        <math:mo math:stretchy="false">⋅</math:mo>
        <math:mi math:fontstyle="italic">period</math:mi>
      </math:mrow>
    </math:mrow>
    <math:annotation math:encoding="StarMath 5.0">t sub 0 = t - floor(t / period) cdot period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+</math:mo>
        <math:mo math:stretchy="false">Δ</math:mo>
      </math:mrow>
      <math:mi>t</math:mi>
    </math:mrow>
    <math:annotation math:encoding="StarMath 5.0">t + %DELTA t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n>0</math:mn>
          <math:mo math:stretchy="false">)</math:mo>
        </math:mrow>
        <math:mo math:stretchy="false">=</math:mo>
        <math:mi math:fontstyle="italic">initValue</math:mi>
      </math:mrow>
    </math:mrow>
    <math:annotation math:encoding="StarMath 5.0">f(0) = initValue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i math:fontstyle="italic">rate</math:mi>
            <math:mo math:stretchy="false">⋅</math:mo>
            <math:mi>t</math:mi>
          </math:mrow>
          <math:mo math:stretchy="false">+</math:mo>
          <math:mi math:fontstyle="italic">initValue</math:mi>
        </math:mrow>
      </math:mrow>
    </math:mrow>
    <math:annotation math:encoding="StarMath 5.0">f(t) = rate cdot t + initValue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</math:mi>
      <math:mrow>
        <math:mrow>
          <math:mo math:stretchy="false">(</math:mo>
          <math:mn>0</math:mn>
          <math:mo math:stretchy="false">)</math:mo>
        </math:mrow>
        <math:mo math:stretchy="false">=</math:mo>
        <math:mi math:fontstyle="italic">initRate</math:mi>
      </math:mrow>
    </math:mrow>
    <math:annotation math:encoding="StarMath 5.0">rate(0)=initRate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</math:mi>
      <math:mrow>
        <math:mrow>
          <math:mo math:stretchy="false">(</math:mo>
          <math:mrow>
            <math:mrow>
              <math:mi>t</math:mi>
              <math:mo math:stretchy="false">+</math:mo>
              <math:mo math:stretchy="false">Δ</math:mo>
            </math:mrow>
            <math:mi>t</math:mi>
          </math:mrow>
          <math:mo math:stretchy="false">)</math:mo>
        </math:mrow>
        <math:mo math:stretchy="false">=</math:mo>
        <math:mi math:fontstyle="italic">clamp</math:mi>
      </math:mrow>
      <math:mrow>
        <math:mo math:stretchy="false">(</math:mo>
        <math:mrow>
          <math:mi math:fontstyle="italic">rate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rate2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⋅</math:mo>
            <math:mo math:stretchy="false">Δ</math:mo>
          </math:mrow>
          <math:mi>t</math:mi>
          <math:mi>,</math:mi>
          <math:mi math:fontstyle="italic">minRate</math:mi>
          <math:mi>,</math:mi>
          <math:mi math:fontstyle="italic">maxRate</math:mi>
        </math:mrow>
        <math:mo math:stretchy="false">)</math:mo>
      </math:mrow>
    </math:mrow>
    <math:annotation math:encoding="StarMath 5.0">rate(t+%DELTA t)=clamp(rate(t) + rate2(t) cdot %DELTA t, minRate, maxRate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row>
              <math:mi>t</math:mi>
              <math:mo math:stretchy="false">+</math:mo>
              <math:mo math:stretchy="false">Δ</math:mo>
            </math:mrow>
            <math:mi>t</math:mi>
          </math:mrow>
          <math:mo math:stretchy="false">)</math:mo>
        </math:mrow>
        <math:mo math:stretchy="false">=</math:mo>
        <math:mi math:fontstyle="italic">clamp</math:mi>
      </math:mrow>
      <math:mrow>
        <math:mo math:stretchy="false">(</math:mo>
        <math:mrow>
          <math:mi>f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rate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⋅</math:mo>
            <math:mo math:stretchy="false">Δ</math:mo>
          </math:mrow>
          <math:mi>t</math:mi>
          <math:mi>,</math:mi>
          <math:mi math:fontstyle="italic">minValue</math:mi>
          <math:mi>,</math:mi>
          <math:mi math:fontstyle="italic">maxValue</math:mi>
        </math:mrow>
        <math:mo math:stretchy="false">)</math:mo>
      </math:mrow>
    </math:mrow>
    <math:annotation math:encoding="StarMath 5.0">f(t+%DELTA t) = clamp(f(t) + rate(t) cdot %DELTA t, minValue, maxValue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minAltitude</math:mi>
        <math:mo math:stretchy="false">≤</math:mo>
        <math:mrow>
          <math:mo math:stretchy="false">−</math:mo>
          <math:mi>arcsin</math:mi>
        </math:mrow>
      </math:mrow>
      <math:mfenced math:open="" math:close="">
        <math:mfrac>
          <math:mi math:fontstyle="italic">maxFlightHeight</math:mi>
          <math:mi math:fontstyle="italic">radius</math:mi>
        </math:mfrac>
      </math:mfenced>
    </math:mrow>
    <math:annotation math:encoding="StarMath 5.0">minAltitude leslant -arcsin left ( maxFlightHeight over radius right )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2</math:mi>
      <math:mrow>
        <math:mrow>
          <math:mo math:stretchy="false">(</math:mo>
          <math:mrow>
            <math:mi>t</math:mi>
            <math:mo math:stretchy="false">+</math:mo>
            <math:mi math:fontstyle="italic">step</math:mi>
          </math:mrow>
          <math:mo math:stretchy="false">)</math:mo>
        </math:mrow>
        <math:mo math:stretchy="false">=</math:mo>
        <math:mi math:fontstyle="italic">random</math:mi>
      </math:mrow>
      <math:mrow>
        <math:mo math:stretchy="false">(</math:mo>
        <math:mrow>
          <math:mi math:fontstyle="italic">minRate2</math:mi>
          <math:mi>,</math:mi>
          <math:mi math:fontstyle="italic">maxRate2</math:mi>
        </math:mrow>
        <math:mo math:stretchy="false">)</math:mo>
      </math:mrow>
    </math:mrow>
    <math:annotation math:encoding="StarMath 5.0">rate2(t+step) = random( minRate2, maxRate2 )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n>0</math:mn>
        </math:msub>
        <math:mo math:stretchy="false">=</math:mo>
        <math:mrow>
          <math:mi>t</math:mi>
          <math:mo math:stretchy="false">−</math:mo>
          <math:mi math:fontstyle="italic">floor</math:mi>
        </math:mrow>
      </math:mrow>
      <math:mrow>
        <math:mrow>
          <math:mo math:stretchy="false">(</math:mo>
          <math:mrow>
            <math:mi>t</math:mi>
            <math:mo math:stretchy="false">/</math:mo>
            <math:mi math:fontstyle="italic">period</math:mi>
          </math:mrow>
          <math:mo math:stretchy="false">)</math:mo>
        </math:mrow>
        <math:mo math:stretchy="false">⋅</math:mo>
        <math:mi math:fontstyle="italic">period</math:mi>
      </math:mrow>
    </math:mrow>
    <math:annotation math:encoding="StarMath 5.0">t sub 0 = t - floor(t / period) cdot period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italic">clamp</math:mi>
      <math:mrow>
        <math:mrow>
          <math:mo math:stretchy="false">(</math:mo>
          <math:mrow>
            <math:mi>x</math:mi>
            <math:mi>,</math:mi>
            <math:mi>a</math:mi>
            <math:mi>,</math:mi>
            <math:mi>b</math:mi>
          </math:mrow>
          <math:mo math:stretchy="false">)</math:mo>
        </math:mrow>
        <math:mo math:stretchy="false">=</math:mo>
        <math:mi math:fontstyle="italic">min</math:mi>
      </math:mrow>
      <math:mrow>
        <math:mo math:stretchy="false">(</math:mo>
        <math:mrow>
          <math:mi math:fontstyle="italic">max</math:mi>
          <math:mrow>
            <math:mo math:stretchy="false">(</math:mo>
            <math:mrow>
              <math:mi>x</math:mi>
              <math:mi>,</math:mi>
              <math:mi>a</math:mi>
            </math:mrow>
            <math:mo math:stretchy="false">)</math:mo>
          </math:mrow>
          <math:mi>,</math:mi>
          <math:mi>b</math:mi>
        </math:mrow>
        <math:mo math:stretchy="false">)</math:mo>
      </math:mrow>
    </math:mrow>
    <math:annotation math:encoding="StarMath 5.0">clamp(x,a,b)=min(max(x,a),b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2</math:mi>
      <math:mrow>
        <math:mrow>
          <math:mo math:stretchy="false">(</math:mo>
          <math:mn>0</math:mn>
          <math:mo math:stretchy="false">)</math:mo>
        </math:mrow>
        <math:mo math:stretchy="false">=</math:mo>
        <math:mi math:fontstyle="italic">random</math:mi>
      </math:mrow>
      <math:mrow>
        <math:mo math:stretchy="false">(</math:mo>
        <math:mrow>
          <math:mi math:fontstyle="italic">minRate2</math:mi>
          <math:mi>,</math:mi>
          <math:mi math:fontstyle="italic">maxRate2</math:mi>
        </math:mrow>
        <math:mo math:stretchy="false">)</math:mo>
      </math:mrow>
    </math:mrow>
    <math:annotation math:encoding="StarMath 5.0">rate2(0) = random( minRate2, maxRate2 )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o math:stretchy="false">[</math:mo>
      <math:mrow>
        <math:mi>a</math:mi>
        <math:mi>,</math:mi>
        <math:mi>b</math:mi>
      </math:mrow>
      <math:mo math:stretchy="false">]</math:mo>
    </math:mrow>
    <math:annotation math:encoding="StarMath 5.0">[a, b]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 math:fontstyle="italic">rate2</math:mi>
      <math:mrow>
        <math:mrow>
          <math:mo math:stretchy="false">(</math:mo>
          <math:mrow>
            <math:mrow>
              <math:mi>t</math:mi>
              <math:mo math:stretchy="false">+</math:mo>
              <math:mo math:stretchy="false">Δ</math:mo>
            </math:mrow>
            <math:mi>t</math:mi>
          </math:mrow>
          <math:mo math:stretchy="false">)</math:mo>
        </math:mrow>
        <math:mo math:stretchy="false">=</math:mo>
        <math:mi math:fontstyle="italic">rate2</math:mi>
      </math:mrow>
      <math:mrow>
        <math:mo math:stretchy="false">(</math:mo>
        <math:mi>t</math:mi>
        <math:mo math:stretchy="false">)</math:mo>
      </math:mrow>
    </math:mrow>
    <math:annotation math:encoding="StarMath 5.0">rate2(t+ %DELTA t) = rate2(t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t</math:mi>
        <math:mo math:stretchy="false">&lt;</math:mo>
        <math:mi math:fontstyle="italic">step</math:mi>
      </math:mrow>
    </math:mrow>
    <math:annotation math:encoding="StarMath 5.0">%DELTA t &lt; step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frac>
              <math:mrow>
                <math:mi math:fontstyle="italic">rate2</math:mi>
                <math:mo math:stretchy="false">⋅</math:mo>
                <math:msubsup>
                  <math:mi>t</math:mi>
                  <math:mn>0</math:mn>
                  <math:mn>2</math:mn>
                </math:msubsup>
              </math:mrow>
              <math:mn>2</math:mn>
            </math:mfrac>
            <math:mo math:stretchy="false">+</math:mo>
            <math:mrow>
              <math:mi math:fontstyle="italic">initRate</math:mi>
              <math:mo math:stretchy="false">⋅</math:mo>
              <math:msub>
                <math:mi>t</math:mi>
                <math:mn>0</math:mn>
              </math:msub>
            </math:mrow>
          </math:mrow>
          <math:mo math:stretchy="false">+</math:mo>
          <math:mi math:fontstyle="italic">initValue</math:mi>
        </math:mrow>
      </math:mrow>
    </math:mrow>
    <math:annotation math:encoding="StarMath 5.0">f(t)=rate2 cdot t sub 0^2 over 2 + initRate cdot t sub 0 + initValu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frac>
            <math:mrow>
              <math:mi math:fontstyle="italic">maxValue</math:mi>
              <math:mo math:stretchy="false">−</math:mo>
              <math:mi math:fontstyle="italic">minValue</math:mi>
            </math:mrow>
            <math:mn>2</math:mn>
          </math:mfrac>
          <math:mo math:stretchy="false">⋅</math:mo>
          <math:mi>sin</math:mi>
        </math:mrow>
      </math:mrow>
      <math:mrow>
        <math:mfenced math:open="" math:close="">
          <math:mrow>
            <math:mfrac>
              <math:mrow>
                <math:mrow>
                  <math:mn>2</math:mn>
                  <math:mo math:stretchy="false">⋅</math:mo>
                  <math:mo math:stretchy="false">π</math:mo>
                </math:mrow>
                <math:mo math:stretchy="false">⋅</math:mo>
                <math:mi>t</math:mi>
              </math:mrow>
              <math:mi math:fontstyle="italic">period</math:mi>
            </math:mfrac>
            <math:mo math:stretchy="false">+</math:mo>
            <math:mi math:fontstyle="italic">initPhase</math:mi>
          </math:mrow>
        </math:mfenced>
        <math:mo math:stretchy="false">+</math:mo>
        <math:mfrac>
          <math:mrow>
            <math:mi math:fontstyle="italic">minValue</math:mi>
            <math:mo math:stretchy="false">+</math:mo>
            <math:mi math:fontstyle="italic">maxValue</math:mi>
          </math:mrow>
          <math:mn>2</math:mn>
        </math:mfrac>
      </math:mrow>
    </math:mrow>
    <math:annotation math:encoding="StarMath 5.0">f(t) = {maxValue - minValue} over 2 cdot sin left( 2 cdot %pi cdot t over period + initPhase right) + {minValue+maxValue} over 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n>0</math:mn>
          <math:mo math:stretchy="false">)</math:mo>
        </math:mrow>
        <math:mo math:stretchy="false">=</math:mo>
        <math:mi math:fontstyle="italic">initValue</math:mi>
      </math:mrow>
    </math:mrow>
    <math:annotation math:encoding="StarMath 5.0">f(0)=initValu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n>0</math:mn>
          <math:mo math:stretchy="false">)</math:mo>
        </math:mrow>
        <math:mo math:stretchy="false">=</math:mo>
        <math:mi math:fontstyle="italic">random</math:mi>
      </math:mrow>
      <math:mrow>
        <math:mo math:stretchy="false">(</math:mo>
        <math:mrow>
          <math:mi math:fontstyle="italic">minValue</math:mi>
          <math:mi>,</math:mi>
          <math:mi math:fontstyle="italic">maxValue</math:mi>
        </math:mrow>
        <math:mo math:stretchy="false">)</math:mo>
      </math:mrow>
    </math:mrow>
    <math:annotation math:encoding="StarMath 5.0">f(0) = random( minValue, maxValue )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row>
              <math:mi>t</math:mi>
              <math:mo math:stretchy="false">+</math:mo>
              <math:mo math:stretchy="false">Δ</math:mo>
            </math:mrow>
            <math:mi>t</math:mi>
          </math:mrow>
          <math:mo math:stretchy="false">)</math:mo>
        </math:mrow>
        <math:mo math:stretchy="false">=</math:mo>
        <math:mi>f</math:mi>
      </math:mrow>
      <math:mrow>
        <math:mo math:stretchy="false">(</math:mo>
        <math:mi>t</math:mi>
        <math:mo math:stretchy="false">)</math:mo>
      </math:mrow>
    </math:mrow>
    <math:annotation math:encoding="StarMath 5.0">f(t+ %DELTA t) = f(t)</math:annotation>
  </math:semantics>
</math:math>
</file>